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fo:font-size="32pt" style:font-size-asian="32pt" style:font-size-complex="3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FF"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4" style:family="table-cell" style:parent-style-name="Default" style:data-style-name="N0">
      <style:text-properties fo:font-size="24pt" style:font-size-asian="24pt" style:font-size-complex="24pt"/>
    </style:style>
    <style:style style:name="ce15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font-size="16pt" style:font-size-asian="16pt" style:font-size-complex="16pt"/>
    </style:style>
    <style:style style:name="ce17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8000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30"/>
    <style:style style:name="ce22" style:family="table-cell" style:parent-style-name="Default" style:data-style-name="N0">
      <style:table-cell-properties fo:background-color="#DEE6EF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999999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A6A6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0">
      <style:table-cell-properties fo:border="thin solid #000000" style:vertical-align="automatic" fo:background-color="#DDDDD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="thin solid #000000" style:vertical-align="automatic" fo:background-color="#DDDDDD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ext-properties fo:color="#C9211E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="thin solid #000000" fo:background-color="#999999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ext-properties fo:font-size="14pt" style:font-size-asian="14pt" style:font-size-complex="14pt"/>
    </style:style>
    <style:style style:name="ce49" style:family="table-cell" style:parent-style-name="Default" style:data-style-name="N0">
      <style:table-cell-properties fo:border="thin solid #000000" fo:background-color="#FF8000"/>
      <style:text-properties fo:font-size="14pt" style:font-size-asian="14pt" style:font-size-complex="14pt"/>
    </style:style>
    <style:style style:name="ce50" style:family="table-cell" style:parent-style-name="Default" style:data-style-name="N0">
      <style:table-cell-properties fo:border="thin solid #000000" fo:background-color="#ED7D31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fo:border="thin solid #000000" fo:background-color="#FF0000"/>
      <style:text-properties fo:font-size="14pt" style:font-size-asian="14pt" style:font-size-complex="14pt"/>
    </style:style>
    <style:style style:name="ce52" style:family="table-cell" style:parent-style-name="Default" style:data-style-name="N0">
      <style:table-cell-properties fo:border="thin solid #000000" fo:background-color="#FFFF00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order="thin solid #000000" fo:background-color="#9BC2E6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fo:border="thin solid #000000" fo:background-color="#9BC2E6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18125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3.94229166666667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3.28083333333333cm"/>
    </style:style>
    <style:style style:name="co11" style:family="table-column">
      <style:table-column-properties fo:break-before="auto" style:column-width="5.13291666666667cm"/>
    </style:style>
    <style:style style:name="co12" style:family="table-column">
      <style:table-column-properties fo:break-before="auto" style:column-width="2.883958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6.7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41.25pt" style:use-optimal-row-height="true" fo:break-before="auto"/>
    </style:style>
    <style:style style:name="ro7" style:family="table-row">
      <style:table-row-properties style:row-height="19.7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subredes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3" table:number-columns-repeated="27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68" table:number-columns-spanned="8" table:number-rows-spanned="1" table:style-name="ce10">
            <text:p>168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000000" table:formula="of:=DEC2BIN([.C1];8)" table:number-columns-spanned="8" table:number-rows-spanned="1" table:style-name="ce12">
            <text:p>11000000</text:p>
          </table:table-cell>
          <table:covered-table-cell table:number-columns-repeated="7"/>
          <table:table-cell table:style-name="ce3"/>
          <table:table-cell office:value-type="string" office:string-value="10101000" table:formula="of:=DEC2BIN([.L1];8)" table:number-columns-spanned="8" table:number-rows-spanned="1" table:style-name="ce12">
            <text:p>10101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U1];8)" table:number-columns-spanned="8" table:number-rows-spanned="1" table:style-name="ce12">
            <text:p>00000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1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4">
            <text:p>Máscara (/24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U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3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MID([.$C2];1;1))" table:style-name="ce5">
            <text:p>1</text:p>
          </table:table-cell>
          <table:table-cell office:value-type="float" office:value="1" table:formula="of:=VALUE(MID([.$C2];2;1))" table:style-name="ce5">
            <text:p>1</text:p>
          </table:table-cell>
          <table:table-cell office:value-type="float" office:value="0" table:formula="of:=VALUE(MID([.$C2];3;1))" table:style-name="ce5">
            <text:p>0</text:p>
          </table:table-cell>
          <table:table-cell office:value-type="float" office:value="0" table:formula="of:=VALUE(MID([.$C2];4;1))" table:style-name="ce5">
            <text:p>0</text:p>
          </table:table-cell>
          <table:table-cell office:value-type="float" office:value="0" table:formula="of:=VALUE(MID([.$C2];5;1))" table:style-name="ce5">
            <text:p>0</text:p>
          </table:table-cell>
          <table:table-cell office:value-type="float" office:value="0" table:formula="of:=VALUE(MID([.$C2];6;1))" table:style-name="ce5">
            <text:p>0</text:p>
          </table:table-cell>
          <table:table-cell office:value-type="float" office:value="0" table:formula="of:=VALUE(MID([.$C2];7;1))" table:style-name="ce5">
            <text:p>0</text:p>
          </table:table-cell>
          <table:table-cell office:value-type="float" office:value="0" table:formula="of:=VALUE(MID([.$C2];8;1))" table:style-name="ce5">
            <text:p>0</text:p>
          </table:table-cell>
          <table:table-cell table:style-name="ce6"/>
          <table:table-cell office:value-type="float" office:value="1" table:formula="of:=VALUE(MID([.$L2];1;1))" table:style-name="ce5">
            <text:p>1</text:p>
          </table:table-cell>
          <table:table-cell office:value-type="float" office:value="0" table:formula="of:=VALUE(MID([.$L2];2;1))" table:style-name="ce5">
            <text:p>0</text:p>
          </table:table-cell>
          <table:table-cell office:value-type="float" office:value="1" table:formula="of:=VALUE(MID([.$L2];3;1))" table:style-name="ce5">
            <text:p>1</text:p>
          </table:table-cell>
          <table:table-cell office:value-type="float" office:value="0" table:formula="of:=VALUE(MID([.$L2];4;1))" table:style-name="ce5">
            <text:p>0</text:p>
          </table:table-cell>
          <table:table-cell office:value-type="float" office:value="1" table:formula="of:=VALUE(MID([.$L2];5;1))" table:style-name="ce5">
            <text:p>1</text:p>
          </table:table-cell>
          <table:table-cell office:value-type="float" office:value="0" table:formula="of:=VALUE(MID([.$L2];6;1))" table:style-name="ce5">
            <text:p>0</text:p>
          </table:table-cell>
          <table:table-cell office:value-type="float" office:value="0" table:formula="of:=VALUE(MID([.$L2];7;1))" table:style-name="ce5">
            <text:p>0</text:p>
          </table:table-cell>
          <table:table-cell office:value-type="float" office:value="0" table:formula="of:=VALUE(MID([.$L2];8;1))" table:style-name="ce5">
            <text:p>0</text:p>
          </table:table-cell>
          <table:table-cell table:style-name="ce6"/>
          <table:table-cell office:value-type="float" office:value="0" table:formula="of:=VALUE(MID([.$U2];1;1))" table:style-name="ce5">
            <text:p>0</text:p>
          </table:table-cell>
          <table:table-cell office:value-type="float" office:value="0" table:formula="of:=VALUE(MID([.$U2];2;1))" table:style-name="ce5">
            <text:p>0</text:p>
          </table:table-cell>
          <table:table-cell office:value-type="float" office:value="0" table:formula="of:=VALUE(MID([.$U2];3;1))" table:style-name="ce5">
            <text:p>0</text:p>
          </table:table-cell>
          <table:table-cell office:value-type="float" office:value="0" table:formula="of:=VALUE(MID([.$U2];4;1))" table:style-name="ce5">
            <text:p>0</text:p>
          </table:table-cell>
          <table:table-cell office:value-type="float" office:value="0" table:formula="of:=VALUE(MID([.$U2];5;1))" table:style-name="ce5">
            <text:p>0</text:p>
          </table:table-cell>
          <table:table-cell office:value-type="float" office:value="0" table:formula="of:=VALUE(MID([.$U2];6;1))" table:style-name="ce5">
            <text:p>0</text:p>
          </table:table-cell>
          <table:table-cell office:value-type="float" office:value="0" table:formula="of:=VALUE(MID([.$U2];7;1))" table:style-name="ce5">
            <text:p>0</text:p>
          </table:table-cell>
          <table:table-cell office:value-type="float" office:value="0" table:formula="of:=VALUE(MID([.$U2];8;1))" table:style-name="ce5">
            <text:p>0</text:p>
          </table:table-cell>
          <table:table-cell table:style-name="ce6"/>
          <table:table-cell office:value-type="float" office:value="0" table:formula="of:=VALUE(MID([.$AD2];1;1))" table:style-name="ce7">
            <text:p>0</text:p>
          </table:table-cell>
          <table:table-cell office:value-type="float" office:value="0" table:formula="of:=VALUE(MID([.$AD2];2;1))" table:style-name="ce6">
            <text:p>0</text:p>
          </table:table-cell>
          <table:table-cell office:value-type="float" office:value="0" table:formula="of:=VALUE(MID([.$AD2];3;1))" table:style-name="ce6">
            <text:p>0</text:p>
          </table:table-cell>
          <table:table-cell office:value-type="float" office:value="0" table:formula="of:=VALUE(MID([.$AD2];4;1))" table:style-name="ce6">
            <text:p>0</text:p>
          </table:table-cell>
          <table:table-cell office:value-type="float" office:value="0" table:formula="of:=VALUE(MID([.$AD2];5;1))" table:style-name="ce6">
            <text:p>0</text:p>
          </table:table-cell>
          <table:table-cell office:value-type="float" office:value="0" table:formula="of:=VALUE(MID([.$AD2];6;1))" table:style-name="ce6">
            <text:p>0</text:p>
          </table:table-cell>
          <table:table-cell office:value-type="float" office:value="0" table:formula="of:=VALUE(MID([.$AD2];7;1))" table:style-name="ce6">
            <text:p>0</text:p>
          </table:table-cell>
          <table:table-cell office:value-type="float" office:value="0" table:formula="of:=VALUE(MID([.$AD2];8;1))" table:style-name="ce6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4">
            <text:p>Máscara (/24)</text:p>
          </table:table-cell>
          <table:table-cell table:style-name="ce1"/>
          <table:table-cell office:value-type="float" office:value="1" table:formula="of:=VALUE(MID([.$C4];1;1))" table:style-name="ce5">
            <text:p>1</text:p>
          </table:table-cell>
          <table:table-cell office:value-type="float" office:value="1" table:formula="of:=VALUE(MID([.$C4];2;1))" table:style-name="ce5">
            <text:p>1</text:p>
          </table:table-cell>
          <table:table-cell office:value-type="float" office:value="1" table:formula="of:=VALUE(MID([.$C4];3;1))" table:style-name="ce5">
            <text:p>1</text:p>
          </table:table-cell>
          <table:table-cell office:value-type="float" office:value="1" table:formula="of:=VALUE(MID([.$C4];4;1))" table:style-name="ce5">
            <text:p>1</text:p>
          </table:table-cell>
          <table:table-cell office:value-type="float" office:value="1" table:formula="of:=VALUE(MID([.$C4];5;1))" table:style-name="ce5">
            <text:p>1</text:p>
          </table:table-cell>
          <table:table-cell office:value-type="float" office:value="1" table:formula="of:=VALUE(MID([.$C4];6;1))" table:style-name="ce5">
            <text:p>1</text:p>
          </table:table-cell>
          <table:table-cell office:value-type="float" office:value="1" table:formula="of:=VALUE(MID([.$C4];7;1))" table:style-name="ce5">
            <text:p>1</text:p>
          </table:table-cell>
          <table:table-cell office:value-type="float" office:value="1" table:formula="of:=VALUE(MID([.$C4];8;1))" table:style-name="ce5">
            <text:p>1</text:p>
          </table:table-cell>
          <table:table-cell table:style-name="ce6"/>
          <table:table-cell office:value-type="float" office:value="1" table:formula="of:=VALUE(MID([.$L4];1;1))" table:style-name="ce5">
            <text:p>1</text:p>
          </table:table-cell>
          <table:table-cell office:value-type="float" office:value="1" table:formula="of:=VALUE(MID([.$L4];2;1))" table:style-name="ce5">
            <text:p>1</text:p>
          </table:table-cell>
          <table:table-cell office:value-type="float" office:value="1" table:formula="of:=VALUE(MID([.$L4];3;1))" table:style-name="ce5">
            <text:p>1</text:p>
          </table:table-cell>
          <table:table-cell office:value-type="float" office:value="1" table:formula="of:=VALUE(MID([.$L4];4;1))" table:style-name="ce5">
            <text:p>1</text:p>
          </table:table-cell>
          <table:table-cell office:value-type="float" office:value="1" table:formula="of:=VALUE(MID([.$L4];5;1))" table:style-name="ce5">
            <text:p>1</text:p>
          </table:table-cell>
          <table:table-cell office:value-type="float" office:value="1" table:formula="of:=VALUE(MID([.$L4];6;1))" table:style-name="ce5">
            <text:p>1</text:p>
          </table:table-cell>
          <table:table-cell office:value-type="float" office:value="1" table:formula="of:=VALUE(MID([.$L4];7;1))" table:style-name="ce5">
            <text:p>1</text:p>
          </table:table-cell>
          <table:table-cell office:value-type="float" office:value="1" table:formula="of:=VALUE(MID([.$L4];8;1))" table:style-name="ce5">
            <text:p>1</text:p>
          </table:table-cell>
          <table:table-cell table:style-name="ce6"/>
          <table:table-cell office:value-type="float" office:value="1" table:formula="of:=VALUE(MID([.$U4];1;1))" table:style-name="ce5">
            <text:p>1</text:p>
          </table:table-cell>
          <table:table-cell office:value-type="float" office:value="1" table:formula="of:=VALUE(MID([.$U4];2;1))" table:style-name="ce5">
            <text:p>1</text:p>
          </table:table-cell>
          <table:table-cell office:value-type="float" office:value="1" table:formula="of:=VALUE(MID([.$U4];3;1))" table:style-name="ce5">
            <text:p>1</text:p>
          </table:table-cell>
          <table:table-cell office:value-type="float" office:value="1" table:formula="of:=VALUE(MID([.$U4];4;1))" table:style-name="ce5">
            <text:p>1</text:p>
          </table:table-cell>
          <table:table-cell office:value-type="float" office:value="1" table:formula="of:=VALUE(MID([.$U4];5;1))" table:style-name="ce5">
            <text:p>1</text:p>
          </table:table-cell>
          <table:table-cell office:value-type="float" office:value="1" table:formula="of:=VALUE(MID([.$U4];6;1))" table:style-name="ce5">
            <text:p>1</text:p>
          </table:table-cell>
          <table:table-cell office:value-type="float" office:value="1" table:formula="of:=VALUE(MID([.$U4];7;1))" table:style-name="ce5">
            <text:p>1</text:p>
          </table:table-cell>
          <table:table-cell office:value-type="float" office:value="1" table:formula="of:=VALUE(MID([.$U4];8;1))" table:style-name="ce5">
            <text:p>1</text:p>
          </table:table-cell>
          <table:table-cell table:style-name="ce6"/>
          <table:table-cell office:value-type="float" office:value="0" table:formula="of:=VALUE(MID([.$AD4];1;1))" table:style-name="ce7">
            <text:p>0</text:p>
          </table:table-cell>
          <table:table-cell office:value-type="float" office:value="0" table:formula="of:=VALUE(MID([.$AD4];2;1))" table:style-name="ce6">
            <text:p>0</text:p>
          </table:table-cell>
          <table:table-cell office:value-type="float" office:value="0" table:formula="of:=VALUE(MID([.$AD4];3;1))" table:style-name="ce6">
            <text:p>0</text:p>
          </table:table-cell>
          <table:table-cell office:value-type="float" office:value="0" table:formula="of:=VALUE(MID([.$AD4];4;1))" table:style-name="ce6">
            <text:p>0</text:p>
          </table:table-cell>
          <table:table-cell office:value-type="float" office:value="0" table:formula="of:=VALUE(MID([.$AD4];5;1))" table:style-name="ce6">
            <text:p>0</text:p>
          </table:table-cell>
          <table:table-cell office:value-type="float" office:value="0" table:formula="of:=VALUE(MID([.$AD4];6;1))" table:style-name="ce6">
            <text:p>0</text:p>
          </table:table-cell>
          <table:table-cell office:value-type="float" office:value="0" table:formula="of:=VALUE(MID([.$AD4];7;1))" table:style-name="ce6">
            <text:p>0</text:p>
          </table:table-cell>
          <table:table-cell office:value-type="float" office:value="0" table:formula="of:=VALUE(MID([.$AD4];8;1))" table:style-name="ce6">
            <text:p>0</text:p>
          </table:table-cell>
          <table:table-cell table:number-columns-repeated="16347"/>
        </table:table-row>
        <table:table-row table:style-name="ro4">
          <table:table-cell table:number-columns-repeated="3" table:style-name="ce1"/>
          <table:table-cell table:number-columns-repeated="61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5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formula="of:=[.AB6]" table:style-name="ce5">
            <text:p>1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0" table:formula="of:=[.AE6]" table:style-name="ce6">
            <text:p>0</text:p>
          </table:table-cell>
          <table:table-cell office:value-type="float" office:value="0" table:formula="of:=[.AF6]" table:style-name="ce6">
            <text:p>0</text:p>
          </table:table-cell>
          <table:table-cell office:value-type="float" office:value="0" table:formula="of:=[.AG6]" table:style-name="ce6">
            <text:p>0</text:p>
          </table:table-cell>
          <table:table-cell office:value-type="float" office:value="0" table:formula="of:=[.AH6]" table:style-name="ce6">
            <text:p>0</text:p>
          </table:table-cell>
          <table:table-cell office:value-type="float" office:value="0" table:formula="of:=[.AI6]" table:style-name="ce6">
            <text:p>0</text:p>
          </table:table-cell>
          <table:table-cell office:value-type="float" office:value="0" table:formula="of:=[.AJ6]" table:style-name="ce6">
            <text:p>0</text:p>
          </table:table-cell>
          <table:table-cell office:value-type="float" office:value="0" table:formula="of:=[.AK6]" table:style-name="ce6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0 (/25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7">
            <text:p>0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1 (/25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style-name="ce4">
            <text:p>Máscara (/25)</text:p>
          </table:table-cell>
          <table:table-cell table:style-name="ce1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0">
            <text:p>255</text:p>
          </table:table-cell>
          <table:covered-table-cell table:number-columns-repeated="7"/>
          <table:table-cell table:style-name="ce3"/>
          <table:table-cell office:value-type="float" office:value="128" table:formula="of:=IF([.AD8];128)+IF([.AE8];64)+IF([.AF8];32)+IF([.AG8];16)+IF([.AH8];8)+IF([.AI8];4)+IF([.AJ8];2)+IF([.AK8];1)" table:number-columns-spanned="8" table:number-rows-spanned="1" table:style-name="ce10">
            <text:p>128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0 (/25)</text:p>
          </table:table-cell>
          <table:table-cell table:style-name="ce1"/>
          <table:table-cell office:value-type="float" office:value="192" table:formula="of:=IF([.C9];128)+IF([.D9];64)+IF([.E9];32)+IF([.F9];16)+IF([.G9];8)+IF([.H9];4)+IF([.I9];2)+IF([.J9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9];128)+IF([.M9];64)+IF([.N9];32)+IF([.O9];16)+IF([.P9];8)+IF([.Q9];4)+IF([.R9];2)+IF([.S9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9];128)+IF([.V9];64)+IF([.W9];32)+IF([.X9];16)+IF([.Y9];8)+IF([.Z9];4)+IF([.AA9];2)+IF([.AB9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0" table:formula="of:=IF([.AD9];128)+IF([.AE9];64)+IF([.AF9];32)+IF([.AG9];16)+IF([.AH9];8)+IF([.AI9];4)+IF([.AJ9];2)+IF([.AK9];1)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1 (/25)</text:p>
          </table:table-cell>
          <table:table-cell table:style-name="ce1"/>
          <table:table-cell office:value-type="float" office:value="192" table:formula="of:=IF([.C10];128)+IF([.D10];64)+IF([.E10];32)+IF([.F10];16)+IF([.G10];8)+IF([.H10];4)+IF([.I10];2)+IF([.J10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0];128)+IF([.M10];64)+IF([.N10];32)+IF([.O10];16)+IF([.P10];8)+IF([.Q10];4)+IF([.R10];2)+IF([.S10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0];128)+IF([.V10];64)+IF([.W10];32)+IF([.X10];16)+IF([.Y10];8)+IF([.Z10];4)+IF([.AA10];2)+IF([.AB10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128" table:formula="of:=IF([.AD10];128)+IF([.AE10];64)+IF([.AF10];32)+IF([.AG10];16)+IF([.AH10];8)+IF([.AI10];4)+IF([.AJ10];2)+IF([.AK10];1)" table:number-columns-spanned="8" table:number-rows-spanned="1" table:style-name="ce10">
            <text:p>128</text:p>
          </table:table-cell>
          <table:covered-table-cell table:number-columns-repeated="7"/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number-rows-repeated="1048561" table:style-name="ro7">
          <table:table-cell table:number-columns-repeated="16384"/>
        </table:table-row>
      </table:table>
      <table:table table:name="4subredes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3" table:number-columns-repeated="27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68" table:number-columns-spanned="8" table:number-rows-spanned="1" table:style-name="ce10">
            <text:p>168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000000" table:formula="of:=DEC2BIN([.C1];8)" table:number-columns-spanned="8" table:number-rows-spanned="1" table:style-name="ce12">
            <text:p>11000000</text:p>
          </table:table-cell>
          <table:covered-table-cell table:number-columns-repeated="7"/>
          <table:table-cell table:style-name="ce3"/>
          <table:table-cell office:value-type="string" office:string-value="10101000" table:formula="of:=DEC2BIN([.L1];8)" table:number-columns-spanned="8" table:number-rows-spanned="1" table:style-name="ce12">
            <text:p>10101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U1];8)" table:number-columns-spanned="8" table:number-rows-spanned="1" table:style-name="ce12">
            <text:p>00000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1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4">
            <text:p>Máscara (/24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U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3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VALUE(MID([.$C2];1;1)))" table:style-name="ce5">
            <text:p>1</text:p>
          </table:table-cell>
          <table:table-cell office:value-type="float" office:value="1" table:formula="of:=VALUE(VALUE(MID([.$C2];2;1)))" table:style-name="ce5">
            <text:p>1</text:p>
          </table:table-cell>
          <table:table-cell office:value-type="float" office:value="0" table:formula="of:=VALUE(VALUE(MID([.$C2];3;1)))" table:style-name="ce5">
            <text:p>0</text:p>
          </table:table-cell>
          <table:table-cell office:value-type="float" office:value="0" table:formula="of:=VALUE(VALUE(MID([.$C2];4;1)))" table:style-name="ce5">
            <text:p>0</text:p>
          </table:table-cell>
          <table:table-cell office:value-type="float" office:value="0" table:formula="of:=VALUE(VALUE(MID([.$C2];5;1)))" table:style-name="ce5">
            <text:p>0</text:p>
          </table:table-cell>
          <table:table-cell office:value-type="float" office:value="0" table:formula="of:=VALUE(VALUE(MID([.$C2];6;1)))" table:style-name="ce5">
            <text:p>0</text:p>
          </table:table-cell>
          <table:table-cell office:value-type="float" office:value="0" table:formula="of:=VALUE(VALUE(MID([.$C2];7;1)))" table:style-name="ce5">
            <text:p>0</text:p>
          </table:table-cell>
          <table:table-cell office:value-type="float" office:value="0" table:formula="of:=VALUE(VALUE(MID([.$C2];8;1)))" table:style-name="ce5">
            <text:p>0</text:p>
          </table:table-cell>
          <table:table-cell table:style-name="ce6"/>
          <table:table-cell office:value-type="float" office:value="1" table:formula="of:=VALUE(VALUE(MID([.$L2];1;1)))" table:style-name="ce5">
            <text:p>1</text:p>
          </table:table-cell>
          <table:table-cell office:value-type="float" office:value="0" table:formula="of:=VALUE(VALUE(MID([.$L2];2;1)))" table:style-name="ce5">
            <text:p>0</text:p>
          </table:table-cell>
          <table:table-cell office:value-type="float" office:value="1" table:formula="of:=VALUE(VALUE(MID([.$L2];3;1)))" table:style-name="ce5">
            <text:p>1</text:p>
          </table:table-cell>
          <table:table-cell office:value-type="float" office:value="0" table:formula="of:=VALUE(VALUE(MID([.$L2];4;1)))" table:style-name="ce5">
            <text:p>0</text:p>
          </table:table-cell>
          <table:table-cell office:value-type="float" office:value="1" table:formula="of:=VALUE(VALUE(MID([.$L2];5;1)))" table:style-name="ce5">
            <text:p>1</text:p>
          </table:table-cell>
          <table:table-cell office:value-type="float" office:value="0" table:formula="of:=VALUE(VALUE(MID([.$L2];6;1)))" table:style-name="ce5">
            <text:p>0</text:p>
          </table:table-cell>
          <table:table-cell office:value-type="float" office:value="0" table:formula="of:=VALUE(VALUE(MID([.$L2];7;1)))" table:style-name="ce5">
            <text:p>0</text:p>
          </table:table-cell>
          <table:table-cell office:value-type="float" office:value="0" table:formula="of:=VALUE(VALUE(MID([.$L2];8;1)))" table:style-name="ce5">
            <text:p>0</text:p>
          </table:table-cell>
          <table:table-cell table:style-name="ce6"/>
          <table:table-cell office:value-type="float" office:value="0" table:formula="of:=VALUE(VALUE(MID([.$U2];1;1)))" table:style-name="ce5">
            <text:p>0</text:p>
          </table:table-cell>
          <table:table-cell office:value-type="float" office:value="0" table:formula="of:=VALUE(VALUE(MID([.$U2];2;1)))" table:style-name="ce5">
            <text:p>0</text:p>
          </table:table-cell>
          <table:table-cell office:value-type="float" office:value="0" table:formula="of:=VALUE(VALUE(MID([.$U2];3;1)))" table:style-name="ce5">
            <text:p>0</text:p>
          </table:table-cell>
          <table:table-cell office:value-type="float" office:value="0" table:formula="of:=VALUE(VALUE(MID([.$U2];4;1)))" table:style-name="ce5">
            <text:p>0</text:p>
          </table:table-cell>
          <table:table-cell office:value-type="float" office:value="0" table:formula="of:=VALUE(VALUE(MID([.$U2];5;1)))" table:style-name="ce5">
            <text:p>0</text:p>
          </table:table-cell>
          <table:table-cell office:value-type="float" office:value="0" table:formula="of:=VALUE(VALUE(MID([.$U2];6;1)))" table:style-name="ce5">
            <text:p>0</text:p>
          </table:table-cell>
          <table:table-cell office:value-type="float" office:value="0" table:formula="of:=VALUE(VALUE(MID([.$U2];7;1)))" table:style-name="ce5">
            <text:p>0</text:p>
          </table:table-cell>
          <table:table-cell office:value-type="float" office:value="0" table:formula="of:=VALUE(VALUE(MID([.$U2];8;1)))" table:style-name="ce5">
            <text:p>0</text:p>
          </table:table-cell>
          <table:table-cell table:style-name="ce6"/>
          <table:table-cell office:value-type="float" office:value="0" table:formula="of:=VALUE(VALUE(MID([.$AD2];1;1)))" table:style-name="ce13">
            <text:p>0</text:p>
          </table:table-cell>
          <table:table-cell office:value-type="float" office:value="0" table:formula="of:=VALUE(VALUE(MID([.$AD2];2;1)))" table:style-name="ce13">
            <text:p>0</text:p>
          </table:table-cell>
          <table:table-cell office:value-type="float" office:value="0" table:formula="of:=VALUE(VALUE(MID([.$AD2];3;1)))" table:style-name="ce6">
            <text:p>0</text:p>
          </table:table-cell>
          <table:table-cell office:value-type="float" office:value="0" table:formula="of:=VALUE(VALUE(MID([.$AD2];4;1)))" table:style-name="ce6">
            <text:p>0</text:p>
          </table:table-cell>
          <table:table-cell office:value-type="float" office:value="0" table:formula="of:=VALUE(VALUE(MID([.$AD2];5;1)))" table:style-name="ce6">
            <text:p>0</text:p>
          </table:table-cell>
          <table:table-cell office:value-type="float" office:value="0" table:formula="of:=VALUE(VALUE(MID([.$AD2];6;1)))" table:style-name="ce6">
            <text:p>0</text:p>
          </table:table-cell>
          <table:table-cell office:value-type="float" office:value="0" table:formula="of:=VALUE(VALUE(MID([.$AD2];7;1)))" table:style-name="ce6">
            <text:p>0</text:p>
          </table:table-cell>
          <table:table-cell office:value-type="float" office:value="0" table:formula="of:=VALUE(VALUE(MID([.$AD2];8;1)))" table:style-name="ce6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4">
            <text:p>Máscara (/24)</text:p>
          </table:table-cell>
          <table:table-cell table:style-name="ce1"/>
          <table:table-cell office:value-type="float" office:value="1" table:formula="of:=VALUE(VALUE(MID([.$C4];1;1)))" table:style-name="ce5">
            <text:p>1</text:p>
          </table:table-cell>
          <table:table-cell office:value-type="float" office:value="1" table:formula="of:=VALUE(VALUE(MID([.$C4];2;1)))" table:style-name="ce5">
            <text:p>1</text:p>
          </table:table-cell>
          <table:table-cell office:value-type="float" office:value="1" table:formula="of:=VALUE(VALUE(MID([.$C4];3;1)))" table:style-name="ce5">
            <text:p>1</text:p>
          </table:table-cell>
          <table:table-cell office:value-type="float" office:value="1" table:formula="of:=VALUE(VALUE(MID([.$C4];4;1)))" table:style-name="ce5">
            <text:p>1</text:p>
          </table:table-cell>
          <table:table-cell office:value-type="float" office:value="1" table:formula="of:=VALUE(VALUE(MID([.$C4];5;1)))" table:style-name="ce5">
            <text:p>1</text:p>
          </table:table-cell>
          <table:table-cell office:value-type="float" office:value="1" table:formula="of:=VALUE(VALUE(MID([.$C4];6;1)))" table:style-name="ce5">
            <text:p>1</text:p>
          </table:table-cell>
          <table:table-cell office:value-type="float" office:value="1" table:formula="of:=VALUE(VALUE(MID([.$C4];7;1)))" table:style-name="ce5">
            <text:p>1</text:p>
          </table:table-cell>
          <table:table-cell office:value-type="float" office:value="1" table:formula="of:=VALUE(VALUE(MID([.$C4];8;1)))" table:style-name="ce5">
            <text:p>1</text:p>
          </table:table-cell>
          <table:table-cell table:style-name="ce6"/>
          <table:table-cell office:value-type="float" office:value="1" table:formula="of:=VALUE(VALUE(MID([.$L4];1;1)))" table:style-name="ce5">
            <text:p>1</text:p>
          </table:table-cell>
          <table:table-cell office:value-type="float" office:value="1" table:formula="of:=VALUE(VALUE(MID([.$L4];2;1)))" table:style-name="ce5">
            <text:p>1</text:p>
          </table:table-cell>
          <table:table-cell office:value-type="float" office:value="1" table:formula="of:=VALUE(VALUE(MID([.$L4];3;1)))" table:style-name="ce5">
            <text:p>1</text:p>
          </table:table-cell>
          <table:table-cell office:value-type="float" office:value="1" table:formula="of:=VALUE(VALUE(MID([.$L4];4;1)))" table:style-name="ce5">
            <text:p>1</text:p>
          </table:table-cell>
          <table:table-cell office:value-type="float" office:value="1" table:formula="of:=VALUE(VALUE(MID([.$L4];5;1)))" table:style-name="ce5">
            <text:p>1</text:p>
          </table:table-cell>
          <table:table-cell office:value-type="float" office:value="1" table:formula="of:=VALUE(VALUE(MID([.$L4];6;1)))" table:style-name="ce5">
            <text:p>1</text:p>
          </table:table-cell>
          <table:table-cell office:value-type="float" office:value="1" table:formula="of:=VALUE(VALUE(MID([.$L4];7;1)))" table:style-name="ce5">
            <text:p>1</text:p>
          </table:table-cell>
          <table:table-cell office:value-type="float" office:value="1" table:formula="of:=VALUE(VALUE(MID([.$L4];8;1)))" table:style-name="ce5">
            <text:p>1</text:p>
          </table:table-cell>
          <table:table-cell table:style-name="ce6"/>
          <table:table-cell office:value-type="float" office:value="1" table:formula="of:=VALUE(VALUE(MID([.$U4];1;1)))" table:style-name="ce5">
            <text:p>1</text:p>
          </table:table-cell>
          <table:table-cell office:value-type="float" office:value="1" table:formula="of:=VALUE(VALUE(MID([.$U4];2;1)))" table:style-name="ce5">
            <text:p>1</text:p>
          </table:table-cell>
          <table:table-cell office:value-type="float" office:value="1" table:formula="of:=VALUE(VALUE(MID([.$U4];3;1)))" table:style-name="ce5">
            <text:p>1</text:p>
          </table:table-cell>
          <table:table-cell office:value-type="float" office:value="1" table:formula="of:=VALUE(VALUE(MID([.$U4];4;1)))" table:style-name="ce5">
            <text:p>1</text:p>
          </table:table-cell>
          <table:table-cell office:value-type="float" office:value="1" table:formula="of:=VALUE(VALUE(MID([.$U4];5;1)))" table:style-name="ce5">
            <text:p>1</text:p>
          </table:table-cell>
          <table:table-cell office:value-type="float" office:value="1" table:formula="of:=VALUE(VALUE(MID([.$U4];6;1)))" table:style-name="ce5">
            <text:p>1</text:p>
          </table:table-cell>
          <table:table-cell office:value-type="float" office:value="1" table:formula="of:=VALUE(VALUE(MID([.$U4];7;1)))" table:style-name="ce5">
            <text:p>1</text:p>
          </table:table-cell>
          <table:table-cell office:value-type="float" office:value="1" table:formula="of:=VALUE(VALUE(MID([.$U4];8;1)))" table:style-name="ce5">
            <text:p>1</text:p>
          </table:table-cell>
          <table:table-cell table:style-name="ce6"/>
          <table:table-cell office:value-type="float" office:value="0" table:formula="of:=VALUE(VALUE(MID([.$AD4];1;1)))" table:style-name="ce13">
            <text:p>0</text:p>
          </table:table-cell>
          <table:table-cell office:value-type="float" office:value="0" table:formula="of:=VALUE(VALUE(MID([.$AD4];2;1)))" table:style-name="ce13">
            <text:p>0</text:p>
          </table:table-cell>
          <table:table-cell office:value-type="float" office:value="0" table:formula="of:=VALUE(VALUE(MID([.$AD4];3;1)))" table:style-name="ce6">
            <text:p>0</text:p>
          </table:table-cell>
          <table:table-cell office:value-type="float" office:value="0" table:formula="of:=VALUE(VALUE(MID([.$AD4];4;1)))" table:style-name="ce6">
            <text:p>0</text:p>
          </table:table-cell>
          <table:table-cell office:value-type="float" office:value="0" table:formula="of:=VALUE(VALUE(MID([.$AD4];5;1)))" table:style-name="ce6">
            <text:p>0</text:p>
          </table:table-cell>
          <table:table-cell office:value-type="float" office:value="0" table:formula="of:=VALUE(VALUE(MID([.$AD4];6;1)))" table:style-name="ce6">
            <text:p>0</text:p>
          </table:table-cell>
          <table:table-cell office:value-type="float" office:value="0" table:formula="of:=VALUE(VALUE(MID([.$AD4];7;1)))" table:style-name="ce6">
            <text:p>0</text:p>
          </table:table-cell>
          <table:table-cell office:value-type="float" office:value="0" table:formula="of:=VALUE(VALUE(MID([.$AD4];8;1)))" table:style-name="ce6">
            <text:p>0</text:p>
          </table:table-cell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style-name="ro3">
          <table:table-cell office:value-type="string" table:style-name="ce4">
            <text:p>Máscara (/26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formula="of:=[.AB6]" table:style-name="ce5">
            <text:p>1</text:p>
          </table:table-cell>
          <table:table-cell table:style-name="ce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6]" table:style-name="ce9">
            <text:p>0</text:p>
          </table:table-cell>
          <table:table-cell office:value-type="float" office:value="0" table:formula="of:=[.AG6]" table:style-name="ce9">
            <text:p>0</text:p>
          </table:table-cell>
          <table:table-cell office:value-type="float" office:value="0" table:formula="of:=[.AH6]" table:style-name="ce9">
            <text:p>0</text:p>
          </table:table-cell>
          <table:table-cell office:value-type="float" office:value="0" table:formula="of:=[.AI6]" table:style-name="ce9">
            <text:p>0</text:p>
          </table:table-cell>
          <table:table-cell office:value-type="float" office:value="0" table:formula="of:=[.AJ6]" table:style-name="ce9">
            <text:p>0</text:p>
          </table:table-cell>
          <table:table-cell office:value-type="float" office:value="0" table:formula="of:=[.AK6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0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1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2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3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style-name="ce4">
            <text:p>Máscara (/26)</text:p>
          </table:table-cell>
          <table:table-cell table:style-name="ce1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0">
            <text:p>255</text:p>
          </table:table-cell>
          <table:covered-table-cell table:number-columns-repeated="7"/>
          <table:table-cell table:style-name="ce3"/>
          <table:table-cell office:value-type="float" office:value="192" table:formula="of:=IF([.AD8];128)+IF([.AE8];64)+IF([.AF8];32)+IF([.AG8];16)+IF([.AH8];8)+IF([.AI8];4)+IF([.AJ8];2)+IF([.AK8];1)" table:number-columns-spanned="8" table:number-rows-spanned="1" table:style-name="ce10">
            <text:p>192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0 (/26)</text:p>
          </table:table-cell>
          <table:table-cell table:style-name="ce1"/>
          <table:table-cell office:value-type="float" office:value="192" table:formula="of:=IF([.C9];128)+IF([.D9];64)+IF([.E9];32)+IF([.F9];16)+IF([.G9];8)+IF([.H9];4)+IF([.I9];2)+IF([.J9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9];128)+IF([.M9];64)+IF([.N9];32)+IF([.O9];16)+IF([.P9];8)+IF([.Q9];4)+IF([.R9];2)+IF([.S9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9];128)+IF([.V9];64)+IF([.W9];32)+IF([.X9];16)+IF([.Y9];8)+IF([.Z9];4)+IF([.AA9];2)+IF([.AB9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0" table:formula="of:=IF([.AD9];128)+IF([.AE9];64)+IF([.AF9];32)+IF([.AG9];16)+IF([.AH9];8)+IF([.AI9];4)+IF([.AJ9];2)+IF([.AK9];1)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1 (/26)</text:p>
          </table:table-cell>
          <table:table-cell table:style-name="ce1"/>
          <table:table-cell office:value-type="float" office:value="192" table:formula="of:=IF([.C10];128)+IF([.D10];64)+IF([.E10];32)+IF([.F10];16)+IF([.G10];8)+IF([.H10];4)+IF([.I10];2)+IF([.J10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0];128)+IF([.M10];64)+IF([.N10];32)+IF([.O10];16)+IF([.P10];8)+IF([.Q10];4)+IF([.R10];2)+IF([.S10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0];128)+IF([.V10];64)+IF([.W10];32)+IF([.X10];16)+IF([.Y10];8)+IF([.Z10];4)+IF([.AA10];2)+IF([.AB10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64" table:formula="of:=IF([.AD10];128)+IF([.AE10];64)+IF([.AF10];32)+IF([.AG10];16)+IF([.AH10];8)+IF([.AI10];4)+IF([.AJ10];2)+IF([.AK10];1)" table:number-columns-spanned="8" table:number-rows-spanned="1" table:style-name="ce10">
            <text:p>64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2 (/26)</text:p>
          </table:table-cell>
          <table:table-cell table:style-name="ce1"/>
          <table:table-cell office:value-type="float" office:value="192" table:formula="of:=IF([.C11];128)+IF([.D11];64)+IF([.E11];32)+IF([.F11];16)+IF([.G11];8)+IF([.H11];4)+IF([.I11];2)+IF([.J11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1];128)+IF([.M11];64)+IF([.N11];32)+IF([.O11];16)+IF([.P11];8)+IF([.Q11];4)+IF([.R11];2)+IF([.S11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1];128)+IF([.V11];64)+IF([.W11];32)+IF([.X11];16)+IF([.Y11];8)+IF([.Z11];4)+IF([.AA11];2)+IF([.AB11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128" table:formula="of:=IF([.AD11];128)+IF([.AE11];64)+IF([.AF11];32)+IF([.AG11];16)+IF([.AH11];8)+IF([.AI11];4)+IF([.AJ11];2)+IF([.AK11];1)" table:number-columns-spanned="8" table:number-rows-spanned="1" table:style-name="ce10">
            <text:p>128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3 (/26)</text:p>
          </table:table-cell>
          <table:table-cell table:style-name="ce1"/>
          <table:table-cell office:value-type="float" office:value="192" table:formula="of:=IF([.C12];128)+IF([.D12];64)+IF([.E12];32)+IF([.F12];16)+IF([.G12];8)+IF([.H12];4)+IF([.I12];2)+IF([.J12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2];128)+IF([.M12];64)+IF([.N12];32)+IF([.O12];16)+IF([.P12];8)+IF([.Q12];4)+IF([.R12];2)+IF([.S12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2];128)+IF([.V12];64)+IF([.W12];32)+IF([.X12];16)+IF([.Y12];8)+IF([.Z12];4)+IF([.AA12];2)+IF([.AB12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192" table:formula="of:=IF([.AD12];128)+IF([.AE12];64)+IF([.AF12];32)+IF([.AG12];16)+IF([.AH12];8)+IF([.AI12];4)+IF([.AJ12];2)+IF([.AK12];1)" table:number-columns-spanned="8" table:number-rows-spanned="1" table:style-name="ce10">
            <text:p>192</text:p>
          </table:table-cell>
          <table:covered-table-cell table:number-columns-repeated="7"/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number-rows-repeated="1048557" table:style-name="ro7">
          <table:table-cell table:number-columns-repeated="16384"/>
        </table:table-row>
      </table:table>
      <table:table table:name="8subredes" table:style-name="ta1">
        <table:table-column table:style-name="co5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3" table:number-columns-repeated="27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68" table:number-columns-spanned="8" table:number-rows-spanned="1" table:style-name="ce10">
            <text:p>168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2">
          <table:table-cell table:number-columns-repeated="2" table:style-name="ce1"/>
          <table:table-cell office:value-type="string" office:string-value="11000000" table:formula="of:=DEC2BIN([.C1];8)" table:number-columns-spanned="8" table:number-rows-spanned="1" table:style-name="ce12">
            <text:p>11000000</text:p>
          </table:table-cell>
          <table:covered-table-cell table:number-columns-repeated="7"/>
          <table:table-cell table:style-name="ce3"/>
          <table:table-cell office:value-type="string" office:string-value="10101000" table:formula="of:=DEC2BIN([.L1];8)" table:number-columns-spanned="8" table:number-rows-spanned="1" table:style-name="ce12">
            <text:p>10101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U1];8)" table:number-columns-spanned="8" table:number-rows-spanned="1" table:style-name="ce12">
            <text:p>00000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1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1">
          <table:table-cell office:value-type="string" table:style-name="ce4">
            <text:p>Máscara (/24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U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3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VALUE(MID([.$C2];1;1)))" table:style-name="ce5">
            <text:p>1</text:p>
          </table:table-cell>
          <table:table-cell office:value-type="float" office:value="1" table:formula="of:=VALUE(VALUE(MID([.$C2];2;1)))" table:style-name="ce5">
            <text:p>1</text:p>
          </table:table-cell>
          <table:table-cell office:value-type="float" office:value="0" table:formula="of:=VALUE(VALUE(MID([.$C2];3;1)))" table:style-name="ce5">
            <text:p>0</text:p>
          </table:table-cell>
          <table:table-cell office:value-type="float" office:value="0" table:formula="of:=VALUE(VALUE(MID([.$C2];4;1)))" table:style-name="ce5">
            <text:p>0</text:p>
          </table:table-cell>
          <table:table-cell office:value-type="float" office:value="0" table:formula="of:=VALUE(VALUE(MID([.$C2];5;1)))" table:style-name="ce5">
            <text:p>0</text:p>
          </table:table-cell>
          <table:table-cell office:value-type="float" office:value="0" table:formula="of:=VALUE(VALUE(MID([.$C2];6;1)))" table:style-name="ce5">
            <text:p>0</text:p>
          </table:table-cell>
          <table:table-cell office:value-type="float" office:value="0" table:formula="of:=VALUE(VALUE(MID([.$C2];7;1)))" table:style-name="ce5">
            <text:p>0</text:p>
          </table:table-cell>
          <table:table-cell office:value-type="float" office:value="0" table:formula="of:=VALUE(VALUE(MID([.$C2];8;1)))" table:style-name="ce5">
            <text:p>0</text:p>
          </table:table-cell>
          <table:table-cell table:style-name="ce6"/>
          <table:table-cell office:value-type="float" office:value="1" table:formula="of:=VALUE(VALUE(MID([.$L2];1;1)))" table:style-name="ce5">
            <text:p>1</text:p>
          </table:table-cell>
          <table:table-cell office:value-type="float" office:value="0" table:formula="of:=VALUE(VALUE(MID([.$L2];2;1)))" table:style-name="ce5">
            <text:p>0</text:p>
          </table:table-cell>
          <table:table-cell office:value-type="float" office:value="1" table:formula="of:=VALUE(VALUE(MID([.$L2];3;1)))" table:style-name="ce5">
            <text:p>1</text:p>
          </table:table-cell>
          <table:table-cell office:value-type="float" office:value="0" table:formula="of:=VALUE(VALUE(MID([.$L2];4;1)))" table:style-name="ce5">
            <text:p>0</text:p>
          </table:table-cell>
          <table:table-cell office:value-type="float" office:value="1" table:formula="of:=VALUE(VALUE(MID([.$L2];5;1)))" table:style-name="ce5">
            <text:p>1</text:p>
          </table:table-cell>
          <table:table-cell office:value-type="float" office:value="0" table:formula="of:=VALUE(VALUE(MID([.$L2];6;1)))" table:style-name="ce5">
            <text:p>0</text:p>
          </table:table-cell>
          <table:table-cell office:value-type="float" office:value="0" table:formula="of:=VALUE(VALUE(MID([.$L2];7;1)))" table:style-name="ce5">
            <text:p>0</text:p>
          </table:table-cell>
          <table:table-cell office:value-type="float" office:value="0" table:formula="of:=VALUE(VALUE(MID([.$L2];8;1)))" table:style-name="ce5">
            <text:p>0</text:p>
          </table:table-cell>
          <table:table-cell table:style-name="ce6"/>
          <table:table-cell office:value-type="float" office:value="0" table:formula="of:=VALUE(VALUE(MID([.$U2];1;1)))" table:style-name="ce5">
            <text:p>0</text:p>
          </table:table-cell>
          <table:table-cell office:value-type="float" office:value="0" table:formula="of:=VALUE(VALUE(MID([.$U2];2;1)))" table:style-name="ce5">
            <text:p>0</text:p>
          </table:table-cell>
          <table:table-cell office:value-type="float" office:value="0" table:formula="of:=VALUE(VALUE(MID([.$U2];3;1)))" table:style-name="ce5">
            <text:p>0</text:p>
          </table:table-cell>
          <table:table-cell office:value-type="float" office:value="0" table:formula="of:=VALUE(VALUE(MID([.$U2];4;1)))" table:style-name="ce5">
            <text:p>0</text:p>
          </table:table-cell>
          <table:table-cell office:value-type="float" office:value="0" table:formula="of:=VALUE(VALUE(MID([.$U2];5;1)))" table:style-name="ce5">
            <text:p>0</text:p>
          </table:table-cell>
          <table:table-cell office:value-type="float" office:value="0" table:formula="of:=VALUE(VALUE(MID([.$U2];6;1)))" table:style-name="ce5">
            <text:p>0</text:p>
          </table:table-cell>
          <table:table-cell office:value-type="float" office:value="0" table:formula="of:=VALUE(VALUE(MID([.$U2];7;1)))" table:style-name="ce5">
            <text:p>0</text:p>
          </table:table-cell>
          <table:table-cell office:value-type="float" office:value="0" table:formula="of:=VALUE(VALUE(MID([.$U2];8;1)))" table:style-name="ce5">
            <text:p>0</text:p>
          </table:table-cell>
          <table:table-cell table:style-name="ce6"/>
          <table:table-cell office:value-type="float" office:value="0" table:formula="of:=VALUE(VALUE(MID([.$AD2];1;1)))" table:style-name="ce13">
            <text:p>0</text:p>
          </table:table-cell>
          <table:table-cell office:value-type="float" office:value="0" table:formula="of:=VALUE(VALUE(MID([.$AD2];2;1)))" table:style-name="ce13">
            <text:p>0</text:p>
          </table:table-cell>
          <table:table-cell office:value-type="float" office:value="0" table:formula="of:=VALUE(VALUE(MID([.$AD2];3;1)))" table:style-name="ce13">
            <text:p>0</text:p>
          </table:table-cell>
          <table:table-cell office:value-type="float" office:value="0" table:formula="of:=VALUE(VALUE(MID([.$AD2];4;1)))" table:style-name="ce6">
            <text:p>0</text:p>
          </table:table-cell>
          <table:table-cell office:value-type="float" office:value="0" table:formula="of:=VALUE(VALUE(MID([.$AD2];5;1)))" table:style-name="ce6">
            <text:p>0</text:p>
          </table:table-cell>
          <table:table-cell office:value-type="float" office:value="0" table:formula="of:=VALUE(VALUE(MID([.$AD2];6;1)))" table:style-name="ce6">
            <text:p>0</text:p>
          </table:table-cell>
          <table:table-cell office:value-type="float" office:value="0" table:formula="of:=VALUE(VALUE(MID([.$AD2];7;1)))" table:style-name="ce6">
            <text:p>0</text:p>
          </table:table-cell>
          <table:table-cell office:value-type="float" office:value="0" table:formula="of:=VALUE(VALUE(MID([.$AD2];8;1)))" table:style-name="ce6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7)</text:p>
          </table:table-cell>
          <table:table-cell table:style-name="ce1"/>
          <table:table-cell office:value-type="float" office:value="1" table:formula="of:=VALUE(VALUE(MID([.$C4];1;1)))" table:style-name="ce5">
            <text:p>1</text:p>
          </table:table-cell>
          <table:table-cell office:value-type="float" office:value="1" table:formula="of:=VALUE(VALUE(MID([.$C4];2;1)))" table:style-name="ce5">
            <text:p>1</text:p>
          </table:table-cell>
          <table:table-cell office:value-type="float" office:value="1" table:formula="of:=VALUE(VALUE(MID([.$C4];3;1)))" table:style-name="ce5">
            <text:p>1</text:p>
          </table:table-cell>
          <table:table-cell office:value-type="float" office:value="1" table:formula="of:=VALUE(VALUE(MID([.$C4];4;1)))" table:style-name="ce5">
            <text:p>1</text:p>
          </table:table-cell>
          <table:table-cell office:value-type="float" office:value="1" table:formula="of:=VALUE(VALUE(MID([.$C4];5;1)))" table:style-name="ce5">
            <text:p>1</text:p>
          </table:table-cell>
          <table:table-cell office:value-type="float" office:value="1" table:formula="of:=VALUE(VALUE(MID([.$C4];6;1)))" table:style-name="ce5">
            <text:p>1</text:p>
          </table:table-cell>
          <table:table-cell office:value-type="float" office:value="1" table:formula="of:=VALUE(VALUE(MID([.$C4];7;1)))" table:style-name="ce5">
            <text:p>1</text:p>
          </table:table-cell>
          <table:table-cell office:value-type="float" office:value="1" table:formula="of:=VALUE(VALUE(MID([.$C4];8;1)))" table:style-name="ce5">
            <text:p>1</text:p>
          </table:table-cell>
          <table:table-cell table:style-name="ce6"/>
          <table:table-cell office:value-type="float" office:value="1" table:formula="of:=VALUE(VALUE(MID([.$L4];1;1)))" table:style-name="ce5">
            <text:p>1</text:p>
          </table:table-cell>
          <table:table-cell office:value-type="float" office:value="1" table:formula="of:=VALUE(VALUE(MID([.$L4];2;1)))" table:style-name="ce5">
            <text:p>1</text:p>
          </table:table-cell>
          <table:table-cell office:value-type="float" office:value="1" table:formula="of:=VALUE(VALUE(MID([.$L4];3;1)))" table:style-name="ce5">
            <text:p>1</text:p>
          </table:table-cell>
          <table:table-cell office:value-type="float" office:value="1" table:formula="of:=VALUE(VALUE(MID([.$L4];4;1)))" table:style-name="ce5">
            <text:p>1</text:p>
          </table:table-cell>
          <table:table-cell office:value-type="float" office:value="1" table:formula="of:=VALUE(VALUE(MID([.$L4];5;1)))" table:style-name="ce5">
            <text:p>1</text:p>
          </table:table-cell>
          <table:table-cell office:value-type="float" office:value="1" table:formula="of:=VALUE(VALUE(MID([.$L4];6;1)))" table:style-name="ce5">
            <text:p>1</text:p>
          </table:table-cell>
          <table:table-cell office:value-type="float" office:value="1" table:formula="of:=VALUE(VALUE(MID([.$L4];7;1)))" table:style-name="ce5">
            <text:p>1</text:p>
          </table:table-cell>
          <table:table-cell office:value-type="float" office:value="1" table:formula="of:=VALUE(VALUE(MID([.$L4];8;1)))" table:style-name="ce5">
            <text:p>1</text:p>
          </table:table-cell>
          <table:table-cell table:style-name="ce6"/>
          <table:table-cell office:value-type="float" office:value="1" table:formula="of:=VALUE(VALUE(MID([.$U4];1;1)))" table:style-name="ce5">
            <text:p>1</text:p>
          </table:table-cell>
          <table:table-cell office:value-type="float" office:value="1" table:formula="of:=VALUE(VALUE(MID([.$U4];2;1)))" table:style-name="ce5">
            <text:p>1</text:p>
          </table:table-cell>
          <table:table-cell office:value-type="float" office:value="1" table:formula="of:=VALUE(VALUE(MID([.$U4];3;1)))" table:style-name="ce5">
            <text:p>1</text:p>
          </table:table-cell>
          <table:table-cell office:value-type="float" office:value="1" table:formula="of:=VALUE(VALUE(MID([.$U4];4;1)))" table:style-name="ce5">
            <text:p>1</text:p>
          </table:table-cell>
          <table:table-cell office:value-type="float" office:value="1" table:formula="of:=VALUE(VALUE(MID([.$U4];5;1)))" table:style-name="ce5">
            <text:p>1</text:p>
          </table:table-cell>
          <table:table-cell office:value-type="float" office:value="1" table:formula="of:=VALUE(VALUE(MID([.$U4];6;1)))" table:style-name="ce5">
            <text:p>1</text:p>
          </table:table-cell>
          <table:table-cell office:value-type="float" office:value="1" table:formula="of:=VALUE(VALUE(MID([.$U4];7;1)))" table:style-name="ce5">
            <text:p>1</text:p>
          </table:table-cell>
          <table:table-cell office:value-type="float" office:value="1" table:formula="of:=VALUE(VALUE(MID([.$U4];8;1)))" table:style-name="ce5">
            <text:p>1</text:p>
          </table:table-cell>
          <table:table-cell table:style-name="ce6"/>
          <table:table-cell office:value-type="float" office:value="0" table:formula="of:=VALUE(VALUE(MID([.$AD4];1;1)))" table:style-name="ce13">
            <text:p>0</text:p>
          </table:table-cell>
          <table:table-cell office:value-type="float" office:value="0" table:formula="of:=VALUE(VALUE(MID([.$AD4];2;1)))" table:style-name="ce13">
            <text:p>0</text:p>
          </table:table-cell>
          <table:table-cell office:value-type="float" office:value="0" table:formula="of:=VALUE(VALUE(MID([.$AD4];3;1)))" table:style-name="ce13">
            <text:p>0</text:p>
          </table:table-cell>
          <table:table-cell office:value-type="float" office:value="0" table:formula="of:=VALUE(VALUE(MID([.$AD4];4;1)))" table:style-name="ce6">
            <text:p>0</text:p>
          </table:table-cell>
          <table:table-cell office:value-type="float" office:value="0" table:formula="of:=VALUE(VALUE(MID([.$AD4];5;1)))" table:style-name="ce6">
            <text:p>0</text:p>
          </table:table-cell>
          <table:table-cell office:value-type="float" office:value="0" table:formula="of:=VALUE(VALUE(MID([.$AD4];6;1)))" table:style-name="ce6">
            <text:p>0</text:p>
          </table:table-cell>
          <table:table-cell office:value-type="float" office:value="0" table:formula="of:=VALUE(VALUE(MID([.$AD4];7;1)))" table:style-name="ce6">
            <text:p>0</text:p>
          </table:table-cell>
          <table:table-cell office:value-type="float" office:value="0" table:formula="of:=VALUE(VALUE(MID([.$AD4];8;1)))" table:style-name="ce6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8">
          <table:table-cell table:number-columns-repeated="3" table:style-name="ce1"/>
          <table:table-cell table:number-columns-repeated="61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7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formula="of:=[.AB6]" table:style-name="ce5">
            <text:p>1</text:p>
          </table:table-cell>
          <table:table-cell table:style-name="ce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6]" table:style-name="ce9">
            <text:p>0</text:p>
          </table:table-cell>
          <table:table-cell office:value-type="float" office:value="0" table:formula="of:=[.AH6]" table:style-name="ce9">
            <text:p>0</text:p>
          </table:table-cell>
          <table:table-cell office:value-type="float" office:value="0" table:formula="of:=[.AI6]" table:style-name="ce9">
            <text:p>0</text:p>
          </table:table-cell>
          <table:table-cell office:value-type="float" office:value="0" table:formula="of:=[.AJ6]" table:style-name="ce9">
            <text:p>0</text:p>
          </table:table-cell>
          <table:table-cell office:value-type="float" office:value="0" table:formula="of:=[.AK6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0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office:value-type="float" office:value="32" table:style-name="ce3">
            <text:p>32</text:p>
          </table:table-cell>
          <table:table-cell table:number-columns-repeated="16346"/>
        </table:table-row>
        <table:table-row table:style-name="ro3">
          <table:table-cell office:value-type="string" table:style-name="ce8">
            <text:p>IP sub-rede 1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2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3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4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5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6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7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4">
          <table:table-cell table:number-columns-repeated="2" table:style-name="ce1"/>
          <table:table-cell table:number-columns-repeated="62" table:style-name="ce3"/>
          <table:table-cell table:number-columns-repeated="16320"/>
        </table:table-row>
        <table:table-row table:style-name="ro3">
          <table:table-cell office:value-type="string" table:style-name="ce6">
            <text:p>Máscara (/27)</text:p>
          </table:table-cell>
          <table:table-cell table:style-name="ce14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5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5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5">
            <text:p>255</text:p>
          </table:table-cell>
          <table:covered-table-cell table:number-columns-repeated="7"/>
          <table:table-cell table:style-name="ce14"/>
          <table:table-cell office:value-type="float" office:value="224" table:formula="of:=IF([.AD8];128)+IF([.AE8];64)+IF([.AF8];32)+IF([.AG8];16)+IF([.AH8];8)+IF([.AI8];4)+IF([.AJ8];2)+IF([.AK8];1)" table:number-columns-spanned="8" table:number-rows-spanned="1" table:style-name="ce15">
            <text:p>224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6">
            <text:p>IP sub-rede 0 (/27)</text:p>
          </table:table-cell>
          <table:table-cell table:style-name="ce14"/>
          <table:table-cell office:value-type="float" office:value="192" table:formula="of:=IF([.C9];128)+IF([.D9];64)+IF([.E9];32)+IF([.F9];16)+IF([.G9];8)+IF([.H9];4)+IF([.I9];2)+IF([.J9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9];128)+IF([.M9];64)+IF([.N9];32)+IF([.O9];16)+IF([.P9];8)+IF([.Q9];4)+IF([.R9];2)+IF([.S9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9];128)+IF([.V9];64)+IF([.W9];32)+IF([.X9];16)+IF([.Y9];8)+IF([.Z9];4)+IF([.AA9];2)+IF([.AB9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0" table:formula="of:=IF([.AD9];128)+IF([.AE9];64)+IF([.AF9];32)+IF([.AG9];16)+IF([.AH9];8)+IF([.AI9];4)+IF([.AJ9];2)+IF([.AK9];1)" table:number-columns-spanned="8" table:number-rows-spanned="1" table:style-name="ce15">
            <text:p>0</text:p>
          </table:table-cell>
          <table:covered-table-cell table:number-columns-repeated="7"/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 office:value-type="string" table:style-name="ce6">
            <text:p>IP sub-rede 1 (/27)</text:p>
          </table:table-cell>
          <table:table-cell table:style-name="ce14"/>
          <table:table-cell office:value-type="float" office:value="192" table:formula="of:=IF([.C10];128)+IF([.D10];64)+IF([.E10];32)+IF([.F10];16)+IF([.G10];8)+IF([.H10];4)+IF([.I10];2)+IF([.J10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0];128)+IF([.M10];64)+IF([.N10];32)+IF([.O10];16)+IF([.P10];8)+IF([.Q10];4)+IF([.R10];2)+IF([.S10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0];128)+IF([.V10];64)+IF([.W10];32)+IF([.X10];16)+IF([.Y10];8)+IF([.Z10];4)+IF([.AA10];2)+IF([.AB10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32" table:formula="of:=IF([.AD10];128)+IF([.AE10];64)+IF([.AF10];32)+IF([.AG10];16)+IF([.AH10];8)+IF([.AI10];4)+IF([.AJ10];2)+IF([.AK10];1)" table:number-columns-spanned="8" table:number-rows-spanned="1" table:style-name="ce15">
            <text:p>32</text:p>
          </table:table-cell>
          <table:covered-table-cell table:number-columns-repeated="7"/>
          <table:table-cell office:value-type="float" office:value="63" table:style-name="ce3">
            <text:p>63</text:p>
          </table:table-cell>
          <table:table-cell table:number-columns-repeated="16346"/>
        </table:table-row>
        <table:table-row table:style-name="ro3">
          <table:table-cell office:value-type="string" table:style-name="ce6">
            <text:p>IP sub-rede 2 (/27)</text:p>
          </table:table-cell>
          <table:table-cell table:style-name="ce14"/>
          <table:table-cell office:value-type="float" office:value="192" table:formula="of:=IF([.C11];128)+IF([.D11];64)+IF([.E11];32)+IF([.F11];16)+IF([.G11];8)+IF([.H11];4)+IF([.I11];2)+IF([.J11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1];128)+IF([.M11];64)+IF([.N11];32)+IF([.O11];16)+IF([.P11];8)+IF([.Q11];4)+IF([.R11];2)+IF([.S11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1];128)+IF([.V11];64)+IF([.W11];32)+IF([.X11];16)+IF([.Y11];8)+IF([.Z11];4)+IF([.AA11];2)+IF([.AB11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64" table:formula="of:=IF([.AD11];128)+IF([.AE11];64)+IF([.AF11];32)+IF([.AG11];16)+IF([.AH11];8)+IF([.AI11];4)+IF([.AJ11];2)+IF([.AK11];1)" table:number-columns-spanned="8" table:number-rows-spanned="1" table:style-name="ce15">
            <text:p>64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6">
            <text:p>IP sub-rede 3 (/27)</text:p>
          </table:table-cell>
          <table:table-cell table:style-name="ce14"/>
          <table:table-cell office:value-type="float" office:value="192" table:formula="of:=IF([.C12];128)+IF([.D12];64)+IF([.E12];32)+IF([.F12];16)+IF([.G12];8)+IF([.H12];4)+IF([.I12];2)+IF([.J12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2];128)+IF([.M12];64)+IF([.N12];32)+IF([.O12];16)+IF([.P12];8)+IF([.Q12];4)+IF([.R12];2)+IF([.S12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2];128)+IF([.V12];64)+IF([.W12];32)+IF([.X12];16)+IF([.Y12];8)+IF([.Z12];4)+IF([.AA12];2)+IF([.AB12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96" table:formula="of:=IF([.AD12];128)+IF([.AE12];64)+IF([.AF12];32)+IF([.AG12];16)+IF([.AH12];8)+IF([.AI12];4)+IF([.AJ12];2)+IF([.AK12];1)" table:number-columns-spanned="8" table:number-rows-spanned="1" table:style-name="ce15">
            <text:p>96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6">
            <text:p>IP sub-rede 4 (/27)</text:p>
          </table:table-cell>
          <table:table-cell table:style-name="ce14"/>
          <table:table-cell office:value-type="float" office:value="192" table:formula="of:=IF([.C13];128)+IF([.D13];64)+IF([.E13];32)+IF([.F13];16)+IF([.G13];8)+IF([.H13];4)+IF([.I13];2)+IF([.J13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3];128)+IF([.M13];64)+IF([.N13];32)+IF([.O13];16)+IF([.P13];8)+IF([.Q13];4)+IF([.R13];2)+IF([.S13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3];128)+IF([.V13];64)+IF([.W13];32)+IF([.X13];16)+IF([.Y13];8)+IF([.Z13];4)+IF([.AA13];2)+IF([.AB13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128" table:formula="of:=IF([.AD13];128)+IF([.AE13];64)+IF([.AF13];32)+IF([.AG13];16)+IF([.AH13];8)+IF([.AI13];4)+IF([.AJ13];2)+IF([.AK13];1)" table:number-columns-spanned="8" table:number-rows-spanned="1" table:style-name="ce15">
            <text:p>128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6">
            <text:p>IP sub-rede 5 (/27)</text:p>
          </table:table-cell>
          <table:table-cell table:style-name="ce14"/>
          <table:table-cell office:value-type="float" office:value="192" table:formula="of:=IF([.C14];128)+IF([.D14];64)+IF([.E14];32)+IF([.F14];16)+IF([.G14];8)+IF([.H14];4)+IF([.I14];2)+IF([.J14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4];128)+IF([.M14];64)+IF([.N14];32)+IF([.O14];16)+IF([.P14];8)+IF([.Q14];4)+IF([.R14];2)+IF([.S14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4];128)+IF([.V14];64)+IF([.W14];32)+IF([.X14];16)+IF([.Y14];8)+IF([.Z14];4)+IF([.AA14];2)+IF([.AB14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160" table:formula="of:=IF([.AD14];128)+IF([.AE14];64)+IF([.AF14];32)+IF([.AG14];16)+IF([.AH14];8)+IF([.AI14];4)+IF([.AJ14];2)+IF([.AK14];1)" table:number-columns-spanned="8" table:number-rows-spanned="1" table:style-name="ce15">
            <text:p>16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6">
            <text:p>IP sub-rede 6 (/27)</text:p>
          </table:table-cell>
          <table:table-cell table:style-name="ce14"/>
          <table:table-cell office:value-type="float" office:value="192" table:formula="of:=IF([.C15];128)+IF([.D15];64)+IF([.E15];32)+IF([.F15];16)+IF([.G15];8)+IF([.H15];4)+IF([.I15];2)+IF([.J15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5];128)+IF([.M15];64)+IF([.N15];32)+IF([.O15];16)+IF([.P15];8)+IF([.Q15];4)+IF([.R15];2)+IF([.S15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5];128)+IF([.V15];64)+IF([.W15];32)+IF([.X15];16)+IF([.Y15];8)+IF([.Z15];4)+IF([.AA15];2)+IF([.AB15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192" table:formula="of:=IF([.AD15];128)+IF([.AE15];64)+IF([.AF15];32)+IF([.AG15];16)+IF([.AH15];8)+IF([.AI15];4)+IF([.AJ15];2)+IF([.AK15];1)" table:number-columns-spanned="8" table:number-rows-spanned="1" table:style-name="ce15">
            <text:p>192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6">
            <text:p>IP sub-rede 7 (/27)</text:p>
          </table:table-cell>
          <table:table-cell table:style-name="ce14"/>
          <table:table-cell office:value-type="float" office:value="192" table:formula="of:=IF([.C16];128)+IF([.D16];64)+IF([.E16];32)+IF([.F16];16)+IF([.G16];8)+IF([.H16];4)+IF([.I16];2)+IF([.J16];1)" table:number-columns-spanned="8" table:number-rows-spanned="1" table:style-name="ce15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6];128)+IF([.M16];64)+IF([.N16];32)+IF([.O16];16)+IF([.P16];8)+IF([.Q16];4)+IF([.R16];2)+IF([.S16];1)" table:number-columns-spanned="8" table:number-rows-spanned="1" table:style-name="ce15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6];128)+IF([.V16];64)+IF([.W16];32)+IF([.X16];16)+IF([.Y16];8)+IF([.Z16];4)+IF([.AA16];2)+IF([.AB16];1)" table:number-columns-spanned="8" table:number-rows-spanned="1" table:style-name="ce15">
            <text:p>0</text:p>
          </table:table-cell>
          <table:covered-table-cell table:number-columns-repeated="7"/>
          <table:table-cell table:style-name="ce6"/>
          <table:table-cell office:value-type="float" office:value="224" table:formula="of:=IF([.AD16];128)+IF([.AE16];64)+IF([.AF16];32)+IF([.AG16];16)+IF([.AH16];8)+IF([.AI16];4)+IF([.AJ16];2)+IF([.AK16];1)" table:number-columns-spanned="8" table:number-rows-spanned="1" table:style-name="ce15">
            <text:p>224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2subredes_23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3" table:number-columns-repeated="27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68" table:number-columns-spanned="8" table:number-rows-spanned="1" table:style-name="ce10">
            <text:p>168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000000" table:formula="of:=DEC2BIN([.C1];8)" table:number-columns-spanned="8" table:number-rows-spanned="1" table:style-name="ce12">
            <text:p>11000000</text:p>
          </table:table-cell>
          <table:covered-table-cell table:number-columns-repeated="7"/>
          <table:table-cell table:style-name="ce3"/>
          <table:table-cell office:value-type="string" office:string-value="10101000" table:formula="of:=DEC2BIN([.L1];8)" table:number-columns-spanned="8" table:number-rows-spanned="1" table:style-name="ce12">
            <text:p>10101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U1];8)" table:number-columns-spanned="8" table:number-rows-spanned="1" table:style-name="ce12">
            <text:p>00000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1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4">
            <text:p>Máscara (/23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4" table:number-columns-spanned="8" table:number-rows-spanned="1" table:style-name="ce10">
            <text:p>254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0" table:formula="of:=DEC2BIN([.U3];8)" table:number-columns-spanned="8" table:number-rows-spanned="1" table:style-name="ce12">
            <text:p>1111111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3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VALUE(MID([.$C2];1;1)))" table:style-name="ce5">
            <text:p>1</text:p>
          </table:table-cell>
          <table:table-cell office:value-type="float" office:value="1" table:formula="of:=VALUE(VALUE(MID([.$C2];2;1)))" table:style-name="ce5">
            <text:p>1</text:p>
          </table:table-cell>
          <table:table-cell office:value-type="float" office:value="0" table:formula="of:=VALUE(VALUE(MID([.$C2];3;1)))" table:style-name="ce5">
            <text:p>0</text:p>
          </table:table-cell>
          <table:table-cell office:value-type="float" office:value="0" table:formula="of:=VALUE(VALUE(MID([.$C2];4;1)))" table:style-name="ce5">
            <text:p>0</text:p>
          </table:table-cell>
          <table:table-cell office:value-type="float" office:value="0" table:formula="of:=VALUE(VALUE(MID([.$C2];5;1)))" table:style-name="ce5">
            <text:p>0</text:p>
          </table:table-cell>
          <table:table-cell office:value-type="float" office:value="0" table:formula="of:=VALUE(VALUE(MID([.$C2];6;1)))" table:style-name="ce5">
            <text:p>0</text:p>
          </table:table-cell>
          <table:table-cell office:value-type="float" office:value="0" table:formula="of:=VALUE(VALUE(MID([.$C2];7;1)))" table:style-name="ce5">
            <text:p>0</text:p>
          </table:table-cell>
          <table:table-cell office:value-type="float" office:value="0" table:formula="of:=VALUE(VALUE(MID([.$C2];8;1)))" table:style-name="ce5">
            <text:p>0</text:p>
          </table:table-cell>
          <table:table-cell table:style-name="ce6"/>
          <table:table-cell office:value-type="float" office:value="1" table:formula="of:=VALUE(VALUE(MID([.$L2];1;1)))" table:style-name="ce5">
            <text:p>1</text:p>
          </table:table-cell>
          <table:table-cell office:value-type="float" office:value="0" table:formula="of:=VALUE(VALUE(MID([.$L2];2;1)))" table:style-name="ce5">
            <text:p>0</text:p>
          </table:table-cell>
          <table:table-cell office:value-type="float" office:value="1" table:formula="of:=VALUE(VALUE(MID([.$L2];3;1)))" table:style-name="ce5">
            <text:p>1</text:p>
          </table:table-cell>
          <table:table-cell office:value-type="float" office:value="0" table:formula="of:=VALUE(VALUE(MID([.$L2];4;1)))" table:style-name="ce5">
            <text:p>0</text:p>
          </table:table-cell>
          <table:table-cell office:value-type="float" office:value="1" table:formula="of:=VALUE(VALUE(MID([.$L2];5;1)))" table:style-name="ce5">
            <text:p>1</text:p>
          </table:table-cell>
          <table:table-cell office:value-type="float" office:value="0" table:formula="of:=VALUE(VALUE(MID([.$L2];6;1)))" table:style-name="ce5">
            <text:p>0</text:p>
          </table:table-cell>
          <table:table-cell office:value-type="float" office:value="0" table:formula="of:=VALUE(VALUE(MID([.$L2];7;1)))" table:style-name="ce5">
            <text:p>0</text:p>
          </table:table-cell>
          <table:table-cell office:value-type="float" office:value="0" table:formula="of:=VALUE(VALUE(MID([.$L2];8;1)))" table:style-name="ce5">
            <text:p>0</text:p>
          </table:table-cell>
          <table:table-cell table:style-name="ce6"/>
          <table:table-cell office:value-type="float" office:value="0" table:formula="of:=VALUE(VALUE(MID([.$U2];1;1)))" table:style-name="ce5">
            <text:p>0</text:p>
          </table:table-cell>
          <table:table-cell office:value-type="float" office:value="0" table:formula="of:=VALUE(VALUE(MID([.$U2];2;1)))" table:style-name="ce5">
            <text:p>0</text:p>
          </table:table-cell>
          <table:table-cell office:value-type="float" office:value="0" table:formula="of:=VALUE(VALUE(MID([.$U2];3;1)))" table:style-name="ce5">
            <text:p>0</text:p>
          </table:table-cell>
          <table:table-cell office:value-type="float" office:value="0" table:formula="of:=VALUE(VALUE(MID([.$U2];4;1)))" table:style-name="ce5">
            <text:p>0</text:p>
          </table:table-cell>
          <table:table-cell office:value-type="float" office:value="0" table:formula="of:=VALUE(VALUE(MID([.$U2];5;1)))" table:style-name="ce5">
            <text:p>0</text:p>
          </table:table-cell>
          <table:table-cell office:value-type="float" office:value="0" table:formula="of:=VALUE(VALUE(MID([.$U2];6;1)))" table:style-name="ce5">
            <text:p>0</text:p>
          </table:table-cell>
          <table:table-cell office:value-type="float" office:value="0" table:formula="of:=VALUE(VALUE(MID([.$U2];7;1)))" table:style-name="ce5">
            <text:p>0</text:p>
          </table:table-cell>
          <table:table-cell office:value-type="float" office:value="0" table:formula="of:=VALUE(VALUE(MID([.$U2];8;1)))" table:style-name="ce13">
            <text:p>0</text:p>
          </table:table-cell>
          <table:table-cell table:style-name="ce6"/>
          <table:table-cell office:value-type="float" office:value="0" table:formula="of:=VALUE(VALUE(MID([.$AD2];1;1)))" table:style-name="ce6">
            <text:p>0</text:p>
          </table:table-cell>
          <table:table-cell office:value-type="float" office:value="0" table:formula="of:=VALUE(VALUE(MID([.$AD2];2;1)))" table:style-name="ce6">
            <text:p>0</text:p>
          </table:table-cell>
          <table:table-cell office:value-type="float" office:value="0" table:formula="of:=VALUE(VALUE(MID([.$AD2];3;1)))" table:style-name="ce6">
            <text:p>0</text:p>
          </table:table-cell>
          <table:table-cell office:value-type="float" office:value="0" table:formula="of:=VALUE(VALUE(MID([.$AD2];4;1)))" table:style-name="ce6">
            <text:p>0</text:p>
          </table:table-cell>
          <table:table-cell office:value-type="float" office:value="0" table:formula="of:=VALUE(VALUE(MID([.$AD2];5;1)))" table:style-name="ce6">
            <text:p>0</text:p>
          </table:table-cell>
          <table:table-cell office:value-type="float" office:value="0" table:formula="of:=VALUE(VALUE(MID([.$AD2];6;1)))" table:style-name="ce6">
            <text:p>0</text:p>
          </table:table-cell>
          <table:table-cell office:value-type="float" office:value="0" table:formula="of:=VALUE(VALUE(MID([.$AD2];7;1)))" table:style-name="ce6">
            <text:p>0</text:p>
          </table:table-cell>
          <table:table-cell office:value-type="float" office:value="0" table:formula="of:=VALUE(VALUE(MID([.$AD2];8;1)))" table:style-name="ce6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4">
            <text:p>Máscara (/23)</text:p>
          </table:table-cell>
          <table:table-cell table:style-name="ce1"/>
          <table:table-cell office:value-type="float" office:value="1" table:formula="of:=VALUE(VALUE(MID([.$C4];1;1)))" table:style-name="ce5">
            <text:p>1</text:p>
          </table:table-cell>
          <table:table-cell office:value-type="float" office:value="1" table:formula="of:=VALUE(VALUE(MID([.$C4];2;1)))" table:style-name="ce5">
            <text:p>1</text:p>
          </table:table-cell>
          <table:table-cell office:value-type="float" office:value="1" table:formula="of:=VALUE(VALUE(MID([.$C4];3;1)))" table:style-name="ce5">
            <text:p>1</text:p>
          </table:table-cell>
          <table:table-cell office:value-type="float" office:value="1" table:formula="of:=VALUE(VALUE(MID([.$C4];4;1)))" table:style-name="ce5">
            <text:p>1</text:p>
          </table:table-cell>
          <table:table-cell office:value-type="float" office:value="1" table:formula="of:=VALUE(VALUE(MID([.$C4];5;1)))" table:style-name="ce5">
            <text:p>1</text:p>
          </table:table-cell>
          <table:table-cell office:value-type="float" office:value="1" table:formula="of:=VALUE(VALUE(MID([.$C4];6;1)))" table:style-name="ce5">
            <text:p>1</text:p>
          </table:table-cell>
          <table:table-cell office:value-type="float" office:value="1" table:formula="of:=VALUE(VALUE(MID([.$C4];7;1)))" table:style-name="ce5">
            <text:p>1</text:p>
          </table:table-cell>
          <table:table-cell office:value-type="float" office:value="1" table:formula="of:=VALUE(VALUE(MID([.$C4];8;1)))" table:style-name="ce5">
            <text:p>1</text:p>
          </table:table-cell>
          <table:table-cell table:style-name="ce6"/>
          <table:table-cell office:value-type="float" office:value="1" table:formula="of:=VALUE(VALUE(MID([.$L4];1;1)))" table:style-name="ce5">
            <text:p>1</text:p>
          </table:table-cell>
          <table:table-cell office:value-type="float" office:value="1" table:formula="of:=VALUE(VALUE(MID([.$L4];2;1)))" table:style-name="ce5">
            <text:p>1</text:p>
          </table:table-cell>
          <table:table-cell office:value-type="float" office:value="1" table:formula="of:=VALUE(VALUE(MID([.$L4];3;1)))" table:style-name="ce5">
            <text:p>1</text:p>
          </table:table-cell>
          <table:table-cell office:value-type="float" office:value="1" table:formula="of:=VALUE(VALUE(MID([.$L4];4;1)))" table:style-name="ce5">
            <text:p>1</text:p>
          </table:table-cell>
          <table:table-cell office:value-type="float" office:value="1" table:formula="of:=VALUE(VALUE(MID([.$L4];5;1)))" table:style-name="ce5">
            <text:p>1</text:p>
          </table:table-cell>
          <table:table-cell office:value-type="float" office:value="1" table:formula="of:=VALUE(VALUE(MID([.$L4];6;1)))" table:style-name="ce5">
            <text:p>1</text:p>
          </table:table-cell>
          <table:table-cell office:value-type="float" office:value="1" table:formula="of:=VALUE(VALUE(MID([.$L4];7;1)))" table:style-name="ce5">
            <text:p>1</text:p>
          </table:table-cell>
          <table:table-cell office:value-type="float" office:value="1" table:formula="of:=VALUE(VALUE(MID([.$L4];8;1)))" table:style-name="ce5">
            <text:p>1</text:p>
          </table:table-cell>
          <table:table-cell table:style-name="ce6"/>
          <table:table-cell office:value-type="float" office:value="1" table:formula="of:=VALUE(VALUE(MID([.$U4];1;1)))" table:style-name="ce5">
            <text:p>1</text:p>
          </table:table-cell>
          <table:table-cell office:value-type="float" office:value="1" table:formula="of:=VALUE(VALUE(MID([.$U4];2;1)))" table:style-name="ce5">
            <text:p>1</text:p>
          </table:table-cell>
          <table:table-cell office:value-type="float" office:value="1" table:formula="of:=VALUE(VALUE(MID([.$U4];3;1)))" table:style-name="ce5">
            <text:p>1</text:p>
          </table:table-cell>
          <table:table-cell office:value-type="float" office:value="1" table:formula="of:=VALUE(VALUE(MID([.$U4];4;1)))" table:style-name="ce5">
            <text:p>1</text:p>
          </table:table-cell>
          <table:table-cell office:value-type="float" office:value="1" table:formula="of:=VALUE(VALUE(MID([.$U4];5;1)))" table:style-name="ce5">
            <text:p>1</text:p>
          </table:table-cell>
          <table:table-cell office:value-type="float" office:value="1" table:formula="of:=VALUE(VALUE(MID([.$U4];6;1)))" table:style-name="ce5">
            <text:p>1</text:p>
          </table:table-cell>
          <table:table-cell office:value-type="float" office:value="1" table:formula="of:=VALUE(VALUE(MID([.$U4];7;1)))" table:style-name="ce5">
            <text:p>1</text:p>
          </table:table-cell>
          <table:table-cell office:value-type="float" office:value="0" table:formula="of:=VALUE(VALUE(MID([.$U4];8;1)))" table:style-name="ce13">
            <text:p>0</text:p>
          </table:table-cell>
          <table:table-cell table:style-name="ce6"/>
          <table:table-cell office:value-type="float" office:value="0" table:formula="of:=VALUE(VALUE(MID([.$AD4];1;1)))" table:style-name="ce6">
            <text:p>0</text:p>
          </table:table-cell>
          <table:table-cell office:value-type="float" office:value="0" table:formula="of:=VALUE(VALUE(MID([.$AD4];2;1)))" table:style-name="ce6">
            <text:p>0</text:p>
          </table:table-cell>
          <table:table-cell office:value-type="float" office:value="0" table:formula="of:=VALUE(VALUE(MID([.$AD4];3;1)))" table:style-name="ce6">
            <text:p>0</text:p>
          </table:table-cell>
          <table:table-cell office:value-type="float" office:value="0" table:formula="of:=VALUE(VALUE(MID([.$AD4];4;1)))" table:style-name="ce6">
            <text:p>0</text:p>
          </table:table-cell>
          <table:table-cell office:value-type="float" office:value="0" table:formula="of:=VALUE(VALUE(MID([.$AD4];5;1)))" table:style-name="ce6">
            <text:p>0</text:p>
          </table:table-cell>
          <table:table-cell office:value-type="float" office:value="0" table:formula="of:=VALUE(VALUE(MID([.$AD4];6;1)))" table:style-name="ce6">
            <text:p>0</text:p>
          </table:table-cell>
          <table:table-cell office:value-type="float" office:value="0" table:formula="of:=VALUE(VALUE(MID([.$AD4];7;1)))" table:style-name="ce6">
            <text:p>0</text:p>
          </table:table-cell>
          <table:table-cell office:value-type="float" office:value="0" table:formula="of:=VALUE(VALUE(MID([.$AD4];8;1)))" table:style-name="ce6">
            <text:p>0</text:p>
          </table:table-cell>
          <table:table-cell table:number-columns-repeated="16347"/>
        </table:table-row>
        <table:table-row table:style-name="ro4">
          <table:table-cell table:number-columns-repeated="3" table:style-name="ce1"/>
          <table:table-cell table:number-columns-repeated="24" table:style-name="ce3"/>
          <table:table-cell table:style-name="ce16"/>
          <table:table-cell table:number-columns-repeated="36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4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style-name="ce13">
            <text:p>1</text:p>
          </table:table-cell>
          <table:table-cell table:style-name="ce3"/>
          <table:table-cell office:value-type="float" office:value="0" table:formula="of:=[.AD6]" table:style-name="ce6">
            <text:p>0</text:p>
          </table:table-cell>
          <table:table-cell office:value-type="float" office:value="0" table:formula="of:=[.AE6]" table:style-name="ce6">
            <text:p>0</text:p>
          </table:table-cell>
          <table:table-cell office:value-type="float" office:value="0" table:formula="of:=[.AF6]" table:style-name="ce6">
            <text:p>0</text:p>
          </table:table-cell>
          <table:table-cell office:value-type="float" office:value="0" table:formula="of:=[.AG6]" table:style-name="ce6">
            <text:p>0</text:p>
          </table:table-cell>
          <table:table-cell office:value-type="float" office:value="0" table:formula="of:=[.AH6]" table:style-name="ce6">
            <text:p>0</text:p>
          </table:table-cell>
          <table:table-cell office:value-type="float" office:value="0" table:formula="of:=[.AI6]" table:style-name="ce6">
            <text:p>0</text:p>
          </table:table-cell>
          <table:table-cell office:value-type="float" office:value="0" table:formula="of:=[.AJ6]" table:style-name="ce6">
            <text:p>0</text:p>
          </table:table-cell>
          <table:table-cell office:value-type="float" office:value="0" table:formula="of:=[.AK6]" table:style-name="ce6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0 (/24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13">
            <text:p>0</text:p>
          </table:table-cell>
          <table:table-cell table:style-name="ce6"/>
          <table:table-cell office:value-type="float" office:value="0" table:formula="of:=[.AD$5]" table:style-name="ce9">
            <text:p>0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1 (/24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0" table:formula="of:=[.AD$5]" table:style-name="ce9">
            <text:p>0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style-name="ce4">
            <text:p>Máscara (/24)</text:p>
          </table:table-cell>
          <table:table-cell table:style-name="ce1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0" table:formula="of:=IF([.AD8];128)+IF([.AE8];64)+IF([.AF8];32)+IF([.AG8];16)+IF([.AH8];8)+IF([.AI8];4)+IF([.AJ8];2)+IF([.AK8];1)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0 (/24)</text:p>
          </table:table-cell>
          <table:table-cell table:style-name="ce1"/>
          <table:table-cell office:value-type="float" office:value="192" table:formula="of:=IF([.C9];128)+IF([.D9];64)+IF([.E9];32)+IF([.F9];16)+IF([.G9];8)+IF([.H9];4)+IF([.I9];2)+IF([.J9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9];128)+IF([.M9];64)+IF([.N9];32)+IF([.O9];16)+IF([.P9];8)+IF([.Q9];4)+IF([.R9];2)+IF([.S9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9];128)+IF([.V9];64)+IF([.W9];32)+IF([.X9];16)+IF([.Y9];8)+IF([.Z9];4)+IF([.AA9];2)+IF([.AB9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0" table:formula="of:=IF([.AD9];128)+IF([.AE9];64)+IF([.AF9];32)+IF([.AG9];16)+IF([.AH9];8)+IF([.AI9];4)+IF([.AJ9];2)+IF([.AK9];1)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1 (/24)</text:p>
          </table:table-cell>
          <table:table-cell table:style-name="ce1"/>
          <table:table-cell office:value-type="float" office:value="192" table:formula="of:=IF([.C10];128)+IF([.D10];64)+IF([.E10];32)+IF([.F10];16)+IF([.G10];8)+IF([.H10];4)+IF([.I10];2)+IF([.J10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0];128)+IF([.M10];64)+IF([.N10];32)+IF([.O10];16)+IF([.P10];8)+IF([.Q10];4)+IF([.R10];2)+IF([.S10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1" table:formula="of:=IF([.U10];128)+IF([.V10];64)+IF([.W10];32)+IF([.X10];16)+IF([.Y10];8)+IF([.Z10];4)+IF([.AA10];2)+IF([.AB10];1)" table:number-columns-spanned="8" table:number-rows-spanned="1" table:style-name="ce10">
            <text:p>1</text:p>
          </table:table-cell>
          <table:covered-table-cell table:number-columns-repeated="7"/>
          <table:table-cell table:style-name="ce6"/>
          <table:table-cell office:value-type="float" office:value="0" table:formula="of:=IF([.AD10];128)+IF([.AE10];64)+IF([.AF10];32)+IF([.AG10];16)+IF([.AH10];8)+IF([.AI10];4)+IF([.AJ10];2)+IF([.AK10];1)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number-rows-repeated="1048561" table:style-name="ro7">
          <table:table-cell table:number-columns-repeated="16384"/>
        </table:table-row>
      </table:table>
      <table:table table:name="4subredes_23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3" table:number-columns-repeated="27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68" table:number-columns-spanned="8" table:number-rows-spanned="1" table:style-name="ce10">
            <text:p>168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2">
          <table:table-cell table:number-columns-repeated="2" table:style-name="ce1"/>
          <table:table-cell office:value-type="string" office:string-value="11000000" table:formula="of:=DEC2BIN([.C1];8)" table:number-columns-spanned="8" table:number-rows-spanned="1" table:style-name="ce12">
            <text:p>11000000</text:p>
          </table:table-cell>
          <table:covered-table-cell table:number-columns-repeated="7"/>
          <table:table-cell table:style-name="ce3"/>
          <table:table-cell office:value-type="string" office:string-value="10101000" table:formula="of:=DEC2BIN([.L1];8)" table:number-columns-spanned="8" table:number-rows-spanned="1" table:style-name="ce12">
            <text:p>10101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U1];8)" table:number-columns-spanned="8" table:number-rows-spanned="1" table:style-name="ce12">
            <text:p>00000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1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1">
          <table:table-cell office:value-type="string" table:style-name="ce4">
            <text:p>Máscara (/23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4" table:number-columns-spanned="8" table:number-rows-spanned="1" table:style-name="ce10">
            <text:p>254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0" table:formula="of:=DEC2BIN([.U3];8)" table:number-columns-spanned="8" table:number-rows-spanned="1" table:style-name="ce12">
            <text:p>1111111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3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VALUE(MID([.$C2];1;1)))" table:style-name="ce5">
            <text:p>1</text:p>
          </table:table-cell>
          <table:table-cell office:value-type="float" office:value="1" table:formula="of:=VALUE(VALUE(MID([.$C2];2;1)))" table:style-name="ce5">
            <text:p>1</text:p>
          </table:table-cell>
          <table:table-cell office:value-type="float" office:value="0" table:formula="of:=VALUE(VALUE(MID([.$C2];3;1)))" table:style-name="ce5">
            <text:p>0</text:p>
          </table:table-cell>
          <table:table-cell office:value-type="float" office:value="0" table:formula="of:=VALUE(VALUE(MID([.$C2];4;1)))" table:style-name="ce5">
            <text:p>0</text:p>
          </table:table-cell>
          <table:table-cell office:value-type="float" office:value="0" table:formula="of:=VALUE(VALUE(MID([.$C2];5;1)))" table:style-name="ce5">
            <text:p>0</text:p>
          </table:table-cell>
          <table:table-cell office:value-type="float" office:value="0" table:formula="of:=VALUE(VALUE(MID([.$C2];6;1)))" table:style-name="ce5">
            <text:p>0</text:p>
          </table:table-cell>
          <table:table-cell office:value-type="float" office:value="0" table:formula="of:=VALUE(VALUE(MID([.$C2];7;1)))" table:style-name="ce5">
            <text:p>0</text:p>
          </table:table-cell>
          <table:table-cell office:value-type="float" office:value="0" table:formula="of:=VALUE(VALUE(MID([.$C2];8;1)))" table:style-name="ce5">
            <text:p>0</text:p>
          </table:table-cell>
          <table:table-cell table:style-name="ce6"/>
          <table:table-cell office:value-type="float" office:value="1" table:formula="of:=VALUE(VALUE(MID([.$L2];1;1)))" table:style-name="ce5">
            <text:p>1</text:p>
          </table:table-cell>
          <table:table-cell office:value-type="float" office:value="0" table:formula="of:=VALUE(VALUE(MID([.$L2];2;1)))" table:style-name="ce5">
            <text:p>0</text:p>
          </table:table-cell>
          <table:table-cell office:value-type="float" office:value="1" table:formula="of:=VALUE(VALUE(MID([.$L2];3;1)))" table:style-name="ce5">
            <text:p>1</text:p>
          </table:table-cell>
          <table:table-cell office:value-type="float" office:value="0" table:formula="of:=VALUE(VALUE(MID([.$L2];4;1)))" table:style-name="ce5">
            <text:p>0</text:p>
          </table:table-cell>
          <table:table-cell office:value-type="float" office:value="1" table:formula="of:=VALUE(VALUE(MID([.$L2];5;1)))" table:style-name="ce5">
            <text:p>1</text:p>
          </table:table-cell>
          <table:table-cell office:value-type="float" office:value="0" table:formula="of:=VALUE(VALUE(MID([.$L2];6;1)))" table:style-name="ce5">
            <text:p>0</text:p>
          </table:table-cell>
          <table:table-cell office:value-type="float" office:value="0" table:formula="of:=VALUE(VALUE(MID([.$L2];7;1)))" table:style-name="ce5">
            <text:p>0</text:p>
          </table:table-cell>
          <table:table-cell office:value-type="float" office:value="0" table:formula="of:=VALUE(VALUE(MID([.$L2];8;1)))" table:style-name="ce5">
            <text:p>0</text:p>
          </table:table-cell>
          <table:table-cell table:style-name="ce6"/>
          <table:table-cell office:value-type="float" office:value="0" table:formula="of:=VALUE(VALUE(MID([.$U2];1;1)))" table:style-name="ce5">
            <text:p>0</text:p>
          </table:table-cell>
          <table:table-cell office:value-type="float" office:value="0" table:formula="of:=VALUE(VALUE(MID([.$U2];2;1)))" table:style-name="ce5">
            <text:p>0</text:p>
          </table:table-cell>
          <table:table-cell office:value-type="float" office:value="0" table:formula="of:=VALUE(VALUE(MID([.$U2];3;1)))" table:style-name="ce5">
            <text:p>0</text:p>
          </table:table-cell>
          <table:table-cell office:value-type="float" office:value="0" table:formula="of:=VALUE(VALUE(MID([.$U2];4;1)))" table:style-name="ce5">
            <text:p>0</text:p>
          </table:table-cell>
          <table:table-cell office:value-type="float" office:value="0" table:formula="of:=VALUE(VALUE(MID([.$U2];5;1)))" table:style-name="ce5">
            <text:p>0</text:p>
          </table:table-cell>
          <table:table-cell office:value-type="float" office:value="0" table:formula="of:=VALUE(VALUE(MID([.$U2];6;1)))" table:style-name="ce5">
            <text:p>0</text:p>
          </table:table-cell>
          <table:table-cell office:value-type="float" office:value="0" table:formula="of:=VALUE(VALUE(MID([.$U2];7;1)))" table:style-name="ce5">
            <text:p>0</text:p>
          </table:table-cell>
          <table:table-cell office:value-type="float" office:value="0" table:formula="of:=VALUE(VALUE(MID([.$U2];8;1)))" table:style-name="ce13">
            <text:p>0</text:p>
          </table:table-cell>
          <table:table-cell table:style-name="ce6"/>
          <table:table-cell office:value-type="float" office:value="0" table:formula="of:=VALUE(VALUE(MID([.$AD2];1;1)))" table:style-name="ce13">
            <text:p>0</text:p>
          </table:table-cell>
          <table:table-cell office:value-type="float" office:value="0" table:formula="of:=VALUE(VALUE(MID([.$AD2];2;1)))" table:style-name="ce6">
            <text:p>0</text:p>
          </table:table-cell>
          <table:table-cell office:value-type="float" office:value="0" table:formula="of:=VALUE(VALUE(MID([.$AD2];3;1)))" table:style-name="ce6">
            <text:p>0</text:p>
          </table:table-cell>
          <table:table-cell office:value-type="float" office:value="0" table:formula="of:=VALUE(VALUE(MID([.$AD2];4;1)))" table:style-name="ce6">
            <text:p>0</text:p>
          </table:table-cell>
          <table:table-cell office:value-type="float" office:value="0" table:formula="of:=VALUE(VALUE(MID([.$AD2];5;1)))" table:style-name="ce6">
            <text:p>0</text:p>
          </table:table-cell>
          <table:table-cell office:value-type="float" office:value="0" table:formula="of:=VALUE(VALUE(MID([.$AD2];6;1)))" table:style-name="ce6">
            <text:p>0</text:p>
          </table:table-cell>
          <table:table-cell office:value-type="float" office:value="0" table:formula="of:=VALUE(VALUE(MID([.$AD2];7;1)))" table:style-name="ce6">
            <text:p>0</text:p>
          </table:table-cell>
          <table:table-cell office:value-type="float" office:value="0" table:formula="of:=VALUE(VALUE(MID([.$AD2];8;1)))" table:style-name="ce6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5)</text:p>
          </table:table-cell>
          <table:table-cell table:style-name="ce1"/>
          <table:table-cell office:value-type="float" office:value="1" table:formula="of:=VALUE(VALUE(MID([.$C4];1;1)))" table:style-name="ce5">
            <text:p>1</text:p>
          </table:table-cell>
          <table:table-cell office:value-type="float" office:value="1" table:formula="of:=VALUE(VALUE(MID([.$C4];2;1)))" table:style-name="ce5">
            <text:p>1</text:p>
          </table:table-cell>
          <table:table-cell office:value-type="float" office:value="1" table:formula="of:=VALUE(VALUE(MID([.$C4];3;1)))" table:style-name="ce5">
            <text:p>1</text:p>
          </table:table-cell>
          <table:table-cell office:value-type="float" office:value="1" table:formula="of:=VALUE(VALUE(MID([.$C4];4;1)))" table:style-name="ce5">
            <text:p>1</text:p>
          </table:table-cell>
          <table:table-cell office:value-type="float" office:value="1" table:formula="of:=VALUE(VALUE(MID([.$C4];5;1)))" table:style-name="ce5">
            <text:p>1</text:p>
          </table:table-cell>
          <table:table-cell office:value-type="float" office:value="1" table:formula="of:=VALUE(VALUE(MID([.$C4];6;1)))" table:style-name="ce5">
            <text:p>1</text:p>
          </table:table-cell>
          <table:table-cell office:value-type="float" office:value="1" table:formula="of:=VALUE(VALUE(MID([.$C4];7;1)))" table:style-name="ce5">
            <text:p>1</text:p>
          </table:table-cell>
          <table:table-cell office:value-type="float" office:value="1" table:formula="of:=VALUE(VALUE(MID([.$C4];8;1)))" table:style-name="ce5">
            <text:p>1</text:p>
          </table:table-cell>
          <table:table-cell table:style-name="ce6"/>
          <table:table-cell office:value-type="float" office:value="1" table:formula="of:=VALUE(VALUE(MID([.$L4];1;1)))" table:style-name="ce5">
            <text:p>1</text:p>
          </table:table-cell>
          <table:table-cell office:value-type="float" office:value="1" table:formula="of:=VALUE(VALUE(MID([.$L4];2;1)))" table:style-name="ce5">
            <text:p>1</text:p>
          </table:table-cell>
          <table:table-cell office:value-type="float" office:value="1" table:formula="of:=VALUE(VALUE(MID([.$L4];3;1)))" table:style-name="ce5">
            <text:p>1</text:p>
          </table:table-cell>
          <table:table-cell office:value-type="float" office:value="1" table:formula="of:=VALUE(VALUE(MID([.$L4];4;1)))" table:style-name="ce5">
            <text:p>1</text:p>
          </table:table-cell>
          <table:table-cell office:value-type="float" office:value="1" table:formula="of:=VALUE(VALUE(MID([.$L4];5;1)))" table:style-name="ce5">
            <text:p>1</text:p>
          </table:table-cell>
          <table:table-cell office:value-type="float" office:value="1" table:formula="of:=VALUE(VALUE(MID([.$L4];6;1)))" table:style-name="ce5">
            <text:p>1</text:p>
          </table:table-cell>
          <table:table-cell office:value-type="float" office:value="1" table:formula="of:=VALUE(VALUE(MID([.$L4];7;1)))" table:style-name="ce5">
            <text:p>1</text:p>
          </table:table-cell>
          <table:table-cell office:value-type="float" office:value="1" table:formula="of:=VALUE(VALUE(MID([.$L4];8;1)))" table:style-name="ce5">
            <text:p>1</text:p>
          </table:table-cell>
          <table:table-cell table:style-name="ce6"/>
          <table:table-cell office:value-type="float" office:value="1" table:formula="of:=VALUE(VALUE(MID([.$U4];1;1)))" table:style-name="ce5">
            <text:p>1</text:p>
          </table:table-cell>
          <table:table-cell office:value-type="float" office:value="1" table:formula="of:=VALUE(VALUE(MID([.$U4];2;1)))" table:style-name="ce5">
            <text:p>1</text:p>
          </table:table-cell>
          <table:table-cell office:value-type="float" office:value="1" table:formula="of:=VALUE(VALUE(MID([.$U4];3;1)))" table:style-name="ce5">
            <text:p>1</text:p>
          </table:table-cell>
          <table:table-cell office:value-type="float" office:value="1" table:formula="of:=VALUE(VALUE(MID([.$U4];4;1)))" table:style-name="ce5">
            <text:p>1</text:p>
          </table:table-cell>
          <table:table-cell office:value-type="float" office:value="1" table:formula="of:=VALUE(VALUE(MID([.$U4];5;1)))" table:style-name="ce5">
            <text:p>1</text:p>
          </table:table-cell>
          <table:table-cell office:value-type="float" office:value="1" table:formula="of:=VALUE(VALUE(MID([.$U4];6;1)))" table:style-name="ce5">
            <text:p>1</text:p>
          </table:table-cell>
          <table:table-cell office:value-type="float" office:value="1" table:formula="of:=VALUE(VALUE(MID([.$U4];7;1)))" table:style-name="ce5">
            <text:p>1</text:p>
          </table:table-cell>
          <table:table-cell office:value-type="float" office:value="0" table:formula="of:=VALUE(VALUE(MID([.$U4];8;1)))" table:style-name="ce13">
            <text:p>0</text:p>
          </table:table-cell>
          <table:table-cell table:style-name="ce6"/>
          <table:table-cell office:value-type="float" office:value="0" table:formula="of:=VALUE(VALUE(MID([.$AD4];1;1)))" table:style-name="ce13">
            <text:p>0</text:p>
          </table:table-cell>
          <table:table-cell office:value-type="float" office:value="0" table:formula="of:=VALUE(VALUE(MID([.$AD4];2;1)))" table:style-name="ce6">
            <text:p>0</text:p>
          </table:table-cell>
          <table:table-cell office:value-type="float" office:value="0" table:formula="of:=VALUE(VALUE(MID([.$AD4];3;1)))" table:style-name="ce6">
            <text:p>0</text:p>
          </table:table-cell>
          <table:table-cell office:value-type="float" office:value="0" table:formula="of:=VALUE(VALUE(MID([.$AD4];4;1)))" table:style-name="ce6">
            <text:p>0</text:p>
          </table:table-cell>
          <table:table-cell office:value-type="float" office:value="0" table:formula="of:=VALUE(VALUE(MID([.$AD4];5;1)))" table:style-name="ce6">
            <text:p>0</text:p>
          </table:table-cell>
          <table:table-cell office:value-type="float" office:value="0" table:formula="of:=VALUE(VALUE(MID([.$AD4];6;1)))" table:style-name="ce6">
            <text:p>0</text:p>
          </table:table-cell>
          <table:table-cell office:value-type="float" office:value="0" table:formula="of:=VALUE(VALUE(MID([.$AD4];7;1)))" table:style-name="ce6">
            <text:p>0</text:p>
          </table:table-cell>
          <table:table-cell office:value-type="float" office:value="0" table:formula="of:=VALUE(VALUE(MID([.$AD4];8;1)))" table:style-name="ce6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5">
          <table:table-cell table:number-columns-repeated="27" table:style-name="ce1"/>
          <table:table-cell table:style-name="ce11"/>
          <table:table-cell table:number-columns-repeated="16356" table:style-name="ce1"/>
        </table:table-row>
        <table:table-row table:style-name="ro3">
          <table:table-cell office:value-type="string" table:style-name="ce4">
            <text:p>Máscara (/25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6]" table:style-name="ce9">
            <text:p>0</text:p>
          </table:table-cell>
          <table:table-cell office:value-type="float" office:value="0" table:formula="of:=[.AF6]" table:style-name="ce9">
            <text:p>0</text:p>
          </table:table-cell>
          <table:table-cell office:value-type="float" office:value="0" table:formula="of:=[.AG6]" table:style-name="ce9">
            <text:p>0</text:p>
          </table:table-cell>
          <table:table-cell office:value-type="float" office:value="0" table:formula="of:=[.AH6]" table:style-name="ce9">
            <text:p>0</text:p>
          </table:table-cell>
          <table:table-cell office:value-type="float" office:value="0" table:formula="of:=[.AI6]" table:style-name="ce9">
            <text:p>0</text:p>
          </table:table-cell>
          <table:table-cell office:value-type="float" office:value="0" table:formula="of:=[.AJ6]" table:style-name="ce9">
            <text:p>0</text:p>
          </table:table-cell>
          <table:table-cell office:value-type="float" office:value="0" table:formula="of:=[.AK6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0 (/25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13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1 (/25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13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2 (/25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3 (/25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9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style-name="ce4">
            <text:p>Máscara (/25)</text:p>
          </table:table-cell>
          <table:table-cell table:style-name="ce1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0">
            <text:p>255</text:p>
          </table:table-cell>
          <table:covered-table-cell table:number-columns-repeated="7"/>
          <table:table-cell table:style-name="ce3"/>
          <table:table-cell office:value-type="float" office:value="128" table:formula="of:=IF([.AD8];128)+IF([.AE8];64)+IF([.AF8];32)+IF([.AG8];16)+IF([.AH8];8)+IF([.AI8];4)+IF([.AJ8];2)+IF([.AK8];1)" table:number-columns-spanned="8" table:number-rows-spanned="1" table:style-name="ce10">
            <text:p>128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6">
          <table:table-cell office:value-type="string" table:style-name="ce8">
            <text:p>IP sub-rede 0 (/25)</text:p>
          </table:table-cell>
          <table:table-cell table:style-name="ce1"/>
          <table:table-cell office:value-type="float" office:value="192" table:formula="of:=IF([.C9];128)+IF([.D9];64)+IF([.E9];32)+IF([.F9];16)+IF([.G9];8)+IF([.H9];4)+IF([.I9];2)+IF([.J9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9];128)+IF([.M9];64)+IF([.N9];32)+IF([.O9];16)+IF([.P9];8)+IF([.Q9];4)+IF([.R9];2)+IF([.S9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9];128)+IF([.V9];64)+IF([.W9];32)+IF([.X9];16)+IF([.Y9];8)+IF([.Z9];4)+IF([.AA9];2)+IF([.AB9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0" table:formula="of:=IF([.AD9];128)+IF([.AE9];64)+IF([.AF9];32)+IF([.AG9];16)+IF([.AH9];8)+IF([.AI9];4)+IF([.AJ9];2)+IF([.AK9];1)" table:number-columns-spanned="8" table:number-rows-spanned="1" table:style-name="ce10">
            <text:p>0</text:p>
          </table:table-cell>
          <table:covered-table-cell table:number-columns-repeated="7"/>
          <table:table-cell office:value-type="float" office:value="127" table:style-name="ce17">
            <text:p>127</text:p>
          </table:table-cell>
          <table:table-cell table:number-columns-repeated="16346"/>
        </table:table-row>
        <table:table-row table:style-name="ro6">
          <table:table-cell office:value-type="string" table:style-name="ce8">
            <text:p>IP sub-rede 1 (/25)</text:p>
          </table:table-cell>
          <table:table-cell table:style-name="ce1"/>
          <table:table-cell office:value-type="float" office:value="192" table:formula="of:=IF([.C10];128)+IF([.D10];64)+IF([.E10];32)+IF([.F10];16)+IF([.G10];8)+IF([.H10];4)+IF([.I10];2)+IF([.J10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0];128)+IF([.M10];64)+IF([.N10];32)+IF([.O10];16)+IF([.P10];8)+IF([.Q10];4)+IF([.R10];2)+IF([.S10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0];128)+IF([.V10];64)+IF([.W10];32)+IF([.X10];16)+IF([.Y10];8)+IF([.Z10];4)+IF([.AA10];2)+IF([.AB10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128" table:formula="of:=IF([.AD10];128)+IF([.AE10];64)+IF([.AF10];32)+IF([.AG10];16)+IF([.AH10];8)+IF([.AI10];4)+IF([.AJ10];2)+IF([.AK10];1)" table:number-columns-spanned="8" table:number-rows-spanned="1" table:style-name="ce10">
            <text:p>128</text:p>
          </table:table-cell>
          <table:covered-table-cell table:number-columns-repeated="7"/>
          <table:table-cell office:value-type="float" office:value="255" table:style-name="ce17">
            <text:p>255</text:p>
          </table:table-cell>
          <table:table-cell table:number-columns-repeated="16346"/>
        </table:table-row>
        <table:table-row table:style-name="ro6">
          <table:table-cell office:value-type="string" table:style-name="ce8">
            <text:p>IP sub-rede 2 (/25)</text:p>
          </table:table-cell>
          <table:table-cell table:style-name="ce1"/>
          <table:table-cell office:value-type="float" office:value="192" table:formula="of:=IF([.C11];128)+IF([.D11];64)+IF([.E11];32)+IF([.F11];16)+IF([.G11];8)+IF([.H11];4)+IF([.I11];2)+IF([.J11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1];128)+IF([.M11];64)+IF([.N11];32)+IF([.O11];16)+IF([.P11];8)+IF([.Q11];4)+IF([.R11];2)+IF([.S11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1" table:formula="of:=IF([.U11];128)+IF([.V11];64)+IF([.W11];32)+IF([.X11];16)+IF([.Y11];8)+IF([.Z11];4)+IF([.AA11];2)+IF([.AB11];1)" table:number-columns-spanned="8" table:number-rows-spanned="1" table:style-name="ce10">
            <text:p>1</text:p>
          </table:table-cell>
          <table:covered-table-cell table:number-columns-repeated="7"/>
          <table:table-cell table:style-name="ce6"/>
          <table:table-cell office:value-type="float" office:value="0" table:formula="of:=IF([.AD11];128)+IF([.AE11];64)+IF([.AF11];32)+IF([.AG11];16)+IF([.AH11];8)+IF([.AI11];4)+IF([.AJ11];2)+IF([.AK11];1)" table:number-columns-spanned="8" table:number-rows-spanned="1" table:style-name="ce10">
            <text:p>0</text:p>
          </table:table-cell>
          <table:covered-table-cell table:number-columns-repeated="7"/>
          <table:table-cell office:value-type="float" office:value="127" table:style-name="ce17">
            <text:p>127</text:p>
          </table:table-cell>
          <table:table-cell table:number-columns-repeated="16346"/>
        </table:table-row>
        <table:table-row table:style-name="ro6">
          <table:table-cell office:value-type="string" table:style-name="ce8">
            <text:p>IP sub-rede 3 (/25)</text:p>
          </table:table-cell>
          <table:table-cell table:style-name="ce1"/>
          <table:table-cell office:value-type="float" office:value="192" table:formula="of:=IF([.C12];128)+IF([.D12];64)+IF([.E12];32)+IF([.F12];16)+IF([.G12];8)+IF([.H12];4)+IF([.I12];2)+IF([.J12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2];128)+IF([.M12];64)+IF([.N12];32)+IF([.O12];16)+IF([.P12];8)+IF([.Q12];4)+IF([.R12];2)+IF([.S12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1" table:formula="of:=IF([.U12];128)+IF([.V12];64)+IF([.W12];32)+IF([.X12];16)+IF([.Y12];8)+IF([.Z12];4)+IF([.AA12];2)+IF([.AB12];1)" table:number-columns-spanned="8" table:number-rows-spanned="1" table:style-name="ce10">
            <text:p>1</text:p>
          </table:table-cell>
          <table:covered-table-cell table:number-columns-repeated="7"/>
          <table:table-cell table:style-name="ce6"/>
          <table:table-cell office:value-type="float" office:value="128" table:formula="of:=IF([.AD12];128)+IF([.AE12];64)+IF([.AF12];32)+IF([.AG12];16)+IF([.AH12];8)+IF([.AI12];4)+IF([.AJ12];2)+IF([.AK12];1)" table:number-columns-spanned="8" table:number-rows-spanned="1" table:style-name="ce10">
            <text:p>128</text:p>
          </table:table-cell>
          <table:covered-table-cell table:number-columns-repeated="7"/>
          <table:table-cell office:value-type="float" office:value="255" table:style-name="ce17">
            <text:p>255</text:p>
          </table:table-cell>
          <table:table-cell table:number-columns-repeated="16346"/>
        </table:table-row>
        <table:table-row table:style-name="ro5">
          <table:table-cell table:number-columns-repeated="16384" table:style-name="ce1"/>
        </table:table-row>
        <table:table-row table:number-rows-repeated="1048557" table:style-name="ro7">
          <table:table-cell table:number-columns-repeated="16384"/>
        </table:table-row>
      </table:table>
      <table:table table:name="8subredes_23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3" table:number-columns-repeated="27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68" table:number-columns-spanned="8" table:number-rows-spanned="1" table:style-name="ce10">
            <text:p>168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000000" table:formula="of:=DEC2BIN([.C1];8)" table:number-columns-spanned="8" table:number-rows-spanned="1" table:style-name="ce12">
            <text:p>11000000</text:p>
          </table:table-cell>
          <table:covered-table-cell table:number-columns-repeated="7"/>
          <table:table-cell table:style-name="ce3"/>
          <table:table-cell office:value-type="string" office:string-value="10101000" table:formula="of:=DEC2BIN([.L1];8)" table:number-columns-spanned="8" table:number-rows-spanned="1" table:style-name="ce12">
            <text:p>10101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U1];8)" table:number-columns-spanned="8" table:number-rows-spanned="1" table:style-name="ce12">
            <text:p>0000000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1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4">
            <text:p>Máscara (/23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4" table:number-columns-spanned="8" table:number-rows-spanned="1" table:style-name="ce10">
            <text:p>254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0" table:formula="of:=DEC2BIN([.U3];8)" table:number-columns-spanned="8" table:number-rows-spanned="1" table:style-name="ce12">
            <text:p>1111111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3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VALUE(MID([.$C2];1;1)))" table:style-name="ce5">
            <text:p>1</text:p>
          </table:table-cell>
          <table:table-cell office:value-type="float" office:value="1" table:formula="of:=VALUE(VALUE(MID([.$C2];2;1)))" table:style-name="ce5">
            <text:p>1</text:p>
          </table:table-cell>
          <table:table-cell office:value-type="float" office:value="0" table:formula="of:=VALUE(VALUE(MID([.$C2];3;1)))" table:style-name="ce5">
            <text:p>0</text:p>
          </table:table-cell>
          <table:table-cell office:value-type="float" office:value="0" table:formula="of:=VALUE(VALUE(MID([.$C2];4;1)))" table:style-name="ce5">
            <text:p>0</text:p>
          </table:table-cell>
          <table:table-cell office:value-type="float" office:value="0" table:formula="of:=VALUE(VALUE(MID([.$C2];5;1)))" table:style-name="ce5">
            <text:p>0</text:p>
          </table:table-cell>
          <table:table-cell office:value-type="float" office:value="0" table:formula="of:=VALUE(VALUE(MID([.$C2];6;1)))" table:style-name="ce5">
            <text:p>0</text:p>
          </table:table-cell>
          <table:table-cell office:value-type="float" office:value="0" table:formula="of:=VALUE(VALUE(MID([.$C2];7;1)))" table:style-name="ce5">
            <text:p>0</text:p>
          </table:table-cell>
          <table:table-cell office:value-type="float" office:value="0" table:formula="of:=VALUE(VALUE(MID([.$C2];8;1)))" table:style-name="ce5">
            <text:p>0</text:p>
          </table:table-cell>
          <table:table-cell table:style-name="ce6"/>
          <table:table-cell office:value-type="float" office:value="1" table:formula="of:=VALUE(VALUE(MID([.$L2];1;1)))" table:style-name="ce5">
            <text:p>1</text:p>
          </table:table-cell>
          <table:table-cell office:value-type="float" office:value="0" table:formula="of:=VALUE(VALUE(MID([.$L2];2;1)))" table:style-name="ce5">
            <text:p>0</text:p>
          </table:table-cell>
          <table:table-cell office:value-type="float" office:value="1" table:formula="of:=VALUE(VALUE(MID([.$L2];3;1)))" table:style-name="ce5">
            <text:p>1</text:p>
          </table:table-cell>
          <table:table-cell office:value-type="float" office:value="0" table:formula="of:=VALUE(VALUE(MID([.$L2];4;1)))" table:style-name="ce5">
            <text:p>0</text:p>
          </table:table-cell>
          <table:table-cell office:value-type="float" office:value="1" table:formula="of:=VALUE(VALUE(MID([.$L2];5;1)))" table:style-name="ce5">
            <text:p>1</text:p>
          </table:table-cell>
          <table:table-cell office:value-type="float" office:value="0" table:formula="of:=VALUE(VALUE(MID([.$L2];6;1)))" table:style-name="ce5">
            <text:p>0</text:p>
          </table:table-cell>
          <table:table-cell office:value-type="float" office:value="0" table:formula="of:=VALUE(VALUE(MID([.$L2];7;1)))" table:style-name="ce5">
            <text:p>0</text:p>
          </table:table-cell>
          <table:table-cell office:value-type="float" office:value="0" table:formula="of:=VALUE(VALUE(MID([.$L2];8;1)))" table:style-name="ce5">
            <text:p>0</text:p>
          </table:table-cell>
          <table:table-cell table:style-name="ce6"/>
          <table:table-cell office:value-type="float" office:value="0" table:formula="of:=VALUE(VALUE(MID([.$U2];1;1)))" table:style-name="ce5">
            <text:p>0</text:p>
          </table:table-cell>
          <table:table-cell office:value-type="float" office:value="0" table:formula="of:=VALUE(VALUE(MID([.$U2];2;1)))" table:style-name="ce5">
            <text:p>0</text:p>
          </table:table-cell>
          <table:table-cell office:value-type="float" office:value="0" table:formula="of:=VALUE(VALUE(MID([.$U2];3;1)))" table:style-name="ce5">
            <text:p>0</text:p>
          </table:table-cell>
          <table:table-cell office:value-type="float" office:value="0" table:formula="of:=VALUE(VALUE(MID([.$U2];4;1)))" table:style-name="ce5">
            <text:p>0</text:p>
          </table:table-cell>
          <table:table-cell office:value-type="float" office:value="0" table:formula="of:=VALUE(VALUE(MID([.$U2];5;1)))" table:style-name="ce5">
            <text:p>0</text:p>
          </table:table-cell>
          <table:table-cell office:value-type="float" office:value="0" table:formula="of:=VALUE(VALUE(MID([.$U2];6;1)))" table:style-name="ce5">
            <text:p>0</text:p>
          </table:table-cell>
          <table:table-cell office:value-type="float" office:value="0" table:formula="of:=VALUE(VALUE(MID([.$U2];7;1)))" table:style-name="ce5">
            <text:p>0</text:p>
          </table:table-cell>
          <table:table-cell office:value-type="float" office:value="0" table:formula="of:=VALUE(VALUE(MID([.$U2];8;1)))" table:style-name="ce13">
            <text:p>0</text:p>
          </table:table-cell>
          <table:table-cell table:style-name="ce6"/>
          <table:table-cell office:value-type="float" office:value="0" table:formula="of:=VALUE(VALUE(MID([.$AD2];1;1)))" table:style-name="ce13">
            <text:p>0</text:p>
          </table:table-cell>
          <table:table-cell office:value-type="float" office:value="0" table:formula="of:=VALUE(VALUE(MID([.$AD2];2;1)))" table:style-name="ce13">
            <text:p>0</text:p>
          </table:table-cell>
          <table:table-cell office:value-type="float" office:value="0" table:formula="of:=VALUE(VALUE(MID([.$AD2];3;1)))" table:style-name="ce6">
            <text:p>0</text:p>
          </table:table-cell>
          <table:table-cell office:value-type="float" office:value="0" table:formula="of:=VALUE(VALUE(MID([.$AD2];4;1)))" table:style-name="ce6">
            <text:p>0</text:p>
          </table:table-cell>
          <table:table-cell office:value-type="float" office:value="0" table:formula="of:=VALUE(VALUE(MID([.$AD2];5;1)))" table:style-name="ce6">
            <text:p>0</text:p>
          </table:table-cell>
          <table:table-cell office:value-type="float" office:value="0" table:formula="of:=VALUE(VALUE(MID([.$AD2];6;1)))" table:style-name="ce6">
            <text:p>0</text:p>
          </table:table-cell>
          <table:table-cell office:value-type="float" office:value="0" table:formula="of:=VALUE(VALUE(MID([.$AD2];7;1)))" table:style-name="ce6">
            <text:p>0</text:p>
          </table:table-cell>
          <table:table-cell office:value-type="float" office:value="0" table:formula="of:=VALUE(VALUE(MID([.$AD2];8;1)))" table:style-name="ce6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4">
            <text:p>Máscara (/23)</text:p>
          </table:table-cell>
          <table:table-cell table:style-name="ce1"/>
          <table:table-cell office:value-type="float" office:value="1" table:formula="of:=VALUE(VALUE(MID([.$C4];1;1)))" table:style-name="ce5">
            <text:p>1</text:p>
          </table:table-cell>
          <table:table-cell office:value-type="float" office:value="1" table:formula="of:=VALUE(VALUE(MID([.$C4];2;1)))" table:style-name="ce5">
            <text:p>1</text:p>
          </table:table-cell>
          <table:table-cell office:value-type="float" office:value="1" table:formula="of:=VALUE(VALUE(MID([.$C4];3;1)))" table:style-name="ce5">
            <text:p>1</text:p>
          </table:table-cell>
          <table:table-cell office:value-type="float" office:value="1" table:formula="of:=VALUE(VALUE(MID([.$C4];4;1)))" table:style-name="ce5">
            <text:p>1</text:p>
          </table:table-cell>
          <table:table-cell office:value-type="float" office:value="1" table:formula="of:=VALUE(VALUE(MID([.$C4];5;1)))" table:style-name="ce5">
            <text:p>1</text:p>
          </table:table-cell>
          <table:table-cell office:value-type="float" office:value="1" table:formula="of:=VALUE(VALUE(MID([.$C4];6;1)))" table:style-name="ce5">
            <text:p>1</text:p>
          </table:table-cell>
          <table:table-cell office:value-type="float" office:value="1" table:formula="of:=VALUE(VALUE(MID([.$C4];7;1)))" table:style-name="ce5">
            <text:p>1</text:p>
          </table:table-cell>
          <table:table-cell office:value-type="float" office:value="1" table:formula="of:=VALUE(VALUE(MID([.$C4];8;1)))" table:style-name="ce5">
            <text:p>1</text:p>
          </table:table-cell>
          <table:table-cell table:style-name="ce6"/>
          <table:table-cell office:value-type="float" office:value="1" table:formula="of:=VALUE(VALUE(MID([.$L4];1;1)))" table:style-name="ce5">
            <text:p>1</text:p>
          </table:table-cell>
          <table:table-cell office:value-type="float" office:value="1" table:formula="of:=VALUE(VALUE(MID([.$L4];2;1)))" table:style-name="ce5">
            <text:p>1</text:p>
          </table:table-cell>
          <table:table-cell office:value-type="float" office:value="1" table:formula="of:=VALUE(VALUE(MID([.$L4];3;1)))" table:style-name="ce5">
            <text:p>1</text:p>
          </table:table-cell>
          <table:table-cell office:value-type="float" office:value="1" table:formula="of:=VALUE(VALUE(MID([.$L4];4;1)))" table:style-name="ce5">
            <text:p>1</text:p>
          </table:table-cell>
          <table:table-cell office:value-type="float" office:value="1" table:formula="of:=VALUE(VALUE(MID([.$L4];5;1)))" table:style-name="ce5">
            <text:p>1</text:p>
          </table:table-cell>
          <table:table-cell office:value-type="float" office:value="1" table:formula="of:=VALUE(VALUE(MID([.$L4];6;1)))" table:style-name="ce5">
            <text:p>1</text:p>
          </table:table-cell>
          <table:table-cell office:value-type="float" office:value="1" table:formula="of:=VALUE(VALUE(MID([.$L4];7;1)))" table:style-name="ce5">
            <text:p>1</text:p>
          </table:table-cell>
          <table:table-cell office:value-type="float" office:value="1" table:formula="of:=VALUE(VALUE(MID([.$L4];8;1)))" table:style-name="ce5">
            <text:p>1</text:p>
          </table:table-cell>
          <table:table-cell table:style-name="ce6"/>
          <table:table-cell office:value-type="float" office:value="1" table:formula="of:=VALUE(VALUE(MID([.$U4];1;1)))" table:style-name="ce5">
            <text:p>1</text:p>
          </table:table-cell>
          <table:table-cell office:value-type="float" office:value="1" table:formula="of:=VALUE(VALUE(MID([.$U4];2;1)))" table:style-name="ce5">
            <text:p>1</text:p>
          </table:table-cell>
          <table:table-cell office:value-type="float" office:value="1" table:formula="of:=VALUE(VALUE(MID([.$U4];3;1)))" table:style-name="ce5">
            <text:p>1</text:p>
          </table:table-cell>
          <table:table-cell office:value-type="float" office:value="1" table:formula="of:=VALUE(VALUE(MID([.$U4];4;1)))" table:style-name="ce5">
            <text:p>1</text:p>
          </table:table-cell>
          <table:table-cell office:value-type="float" office:value="1" table:formula="of:=VALUE(VALUE(MID([.$U4];5;1)))" table:style-name="ce5">
            <text:p>1</text:p>
          </table:table-cell>
          <table:table-cell office:value-type="float" office:value="1" table:formula="of:=VALUE(VALUE(MID([.$U4];6;1)))" table:style-name="ce5">
            <text:p>1</text:p>
          </table:table-cell>
          <table:table-cell office:value-type="float" office:value="1" table:formula="of:=VALUE(VALUE(MID([.$U4];7;1)))" table:style-name="ce5">
            <text:p>1</text:p>
          </table:table-cell>
          <table:table-cell office:value-type="float" office:value="0" table:formula="of:=VALUE(VALUE(MID([.$U4];8;1)))" table:style-name="ce13">
            <text:p>0</text:p>
          </table:table-cell>
          <table:table-cell table:style-name="ce6"/>
          <table:table-cell office:value-type="float" office:value="0" table:formula="of:=VALUE(VALUE(MID([.$AD4];1;1)))" table:style-name="ce13">
            <text:p>0</text:p>
          </table:table-cell>
          <table:table-cell office:value-type="float" office:value="0" table:formula="of:=VALUE(VALUE(MID([.$AD4];2;1)))" table:style-name="ce13">
            <text:p>0</text:p>
          </table:table-cell>
          <table:table-cell office:value-type="float" office:value="0" table:formula="of:=VALUE(VALUE(MID([.$AD4];3;1)))" table:style-name="ce6">
            <text:p>0</text:p>
          </table:table-cell>
          <table:table-cell office:value-type="float" office:value="0" table:formula="of:=VALUE(VALUE(MID([.$AD4];4;1)))" table:style-name="ce6">
            <text:p>0</text:p>
          </table:table-cell>
          <table:table-cell office:value-type="float" office:value="0" table:formula="of:=VALUE(VALUE(MID([.$AD4];5;1)))" table:style-name="ce6">
            <text:p>0</text:p>
          </table:table-cell>
          <table:table-cell office:value-type="float" office:value="0" table:formula="of:=VALUE(VALUE(MID([.$AD4];6;1)))" table:style-name="ce6">
            <text:p>0</text:p>
          </table:table-cell>
          <table:table-cell office:value-type="float" office:value="0" table:formula="of:=VALUE(VALUE(MID([.$AD4];7;1)))" table:style-name="ce6">
            <text:p>0</text:p>
          </table:table-cell>
          <table:table-cell office:value-type="float" office:value="0" table:formula="of:=VALUE(VALUE(MID([.$AD4];8;1)))" table:style-name="ce6">
            <text:p>0</text:p>
          </table:table-cell>
          <table:table-cell table:number-columns-repeated="16347"/>
        </table:table-row>
        <table:table-row table:style-name="ro8">
          <table:table-cell table:number-columns-repeated="3" table:style-name="ce1"/>
          <table:table-cell table:number-columns-repeated="24" table:style-name="ce3"/>
          <table:table-cell table:style-name="ce18"/>
          <table:table-cell table:style-name="ce3"/>
          <table:table-cell table:number-columns-repeated="2" table:style-name="ce18"/>
          <table:table-cell table:number-columns-repeated="33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6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style-name="ce13">
            <text:p>1</text:p>
          </table:table-cell>
          <table:table-cell table:style-name="ce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6]" table:style-name="ce9">
            <text:p>0</text:p>
          </table:table-cell>
          <table:table-cell office:value-type="float" office:value="0" table:formula="of:=[.AG6]" table:style-name="ce9">
            <text:p>0</text:p>
          </table:table-cell>
          <table:table-cell office:value-type="float" office:value="0" table:formula="of:=[.AH6]" table:style-name="ce9">
            <text:p>0</text:p>
          </table:table-cell>
          <table:table-cell office:value-type="float" office:value="0" table:formula="of:=[.AI6]" table:style-name="ce9">
            <text:p>0</text:p>
          </table:table-cell>
          <table:table-cell office:value-type="float" office:value="0" table:formula="of:=[.AJ6]" table:style-name="ce9">
            <text:p>0</text:p>
          </table:table-cell>
          <table:table-cell office:value-type="float" office:value="0" table:formula="of:=[.AK6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0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13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1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13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2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13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3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13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4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5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6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7 (/26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1" table:style-name="ce13">
            <text:p>1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9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4">
          <table:table-cell table:number-columns-repeated="2" table:style-name="ce1"/>
          <table:table-cell table:number-columns-repeated="62" table:style-name="ce3"/>
          <table:table-cell table:number-columns-repeated="16320"/>
        </table:table-row>
        <table:table-row table:style-name="ro6">
          <table:table-cell office:value-type="string" table:style-name="ce4">
            <text:p>Máscara (/26)</text:p>
          </table:table-cell>
          <table:table-cell table:style-name="ce1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0">
            <text:p>255</text:p>
          </table:table-cell>
          <table:covered-table-cell table:number-columns-repeated="7"/>
          <table:table-cell table:style-name="ce3"/>
          <table:table-cell office:value-type="float" office:value="192" table:formula="of:=IF([.AD8];128)+IF([.AE8];64)+IF([.AF8];32)+IF([.AG8];16)+IF([.AH8];8)+IF([.AI8];4)+IF([.AJ8];2)+IF([.AK8];1)" table:number-columns-spanned="8" table:number-rows-spanned="1" table:style-name="ce10">
            <text:p>192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0 (/26)</text:p>
          </table:table-cell>
          <table:table-cell table:style-name="ce1"/>
          <table:table-cell office:value-type="float" office:value="192" table:formula="of:=IF([.C9];128)+IF([.D9];64)+IF([.E9];32)+IF([.F9];16)+IF([.G9];8)+IF([.H9];4)+IF([.I9];2)+IF([.J9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9];128)+IF([.M9];64)+IF([.N9];32)+IF([.O9];16)+IF([.P9];8)+IF([.Q9];4)+IF([.R9];2)+IF([.S9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9];128)+IF([.V9];64)+IF([.W9];32)+IF([.X9];16)+IF([.Y9];8)+IF([.Z9];4)+IF([.AA9];2)+IF([.AB9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0" table:formula="of:=IF([.AD9];128)+IF([.AE9];64)+IF([.AF9];32)+IF([.AG9];16)+IF([.AH9];8)+IF([.AI9];4)+IF([.AJ9];2)+IF([.AK9];1)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1 (/26)</text:p>
          </table:table-cell>
          <table:table-cell table:style-name="ce1"/>
          <table:table-cell office:value-type="float" office:value="192" table:formula="of:=IF([.C10];128)+IF([.D10];64)+IF([.E10];32)+IF([.F10];16)+IF([.G10];8)+IF([.H10];4)+IF([.I10];2)+IF([.J10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0];128)+IF([.M10];64)+IF([.N10];32)+IF([.O10];16)+IF([.P10];8)+IF([.Q10];4)+IF([.R10];2)+IF([.S10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0];128)+IF([.V10];64)+IF([.W10];32)+IF([.X10];16)+IF([.Y10];8)+IF([.Z10];4)+IF([.AA10];2)+IF([.AB10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64" table:formula="of:=IF([.AD10];128)+IF([.AE10];64)+IF([.AF10];32)+IF([.AG10];16)+IF([.AH10];8)+IF([.AI10];4)+IF([.AJ10];2)+IF([.AK10];1)" table:number-columns-spanned="8" table:number-rows-spanned="1" table:style-name="ce10">
            <text:p>64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2 (/26)</text:p>
          </table:table-cell>
          <table:table-cell table:style-name="ce1"/>
          <table:table-cell office:value-type="float" office:value="192" table:formula="of:=IF([.C11];128)+IF([.D11];64)+IF([.E11];32)+IF([.F11];16)+IF([.G11];8)+IF([.H11];4)+IF([.I11];2)+IF([.J11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1];128)+IF([.M11];64)+IF([.N11];32)+IF([.O11];16)+IF([.P11];8)+IF([.Q11];4)+IF([.R11];2)+IF([.S11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1];128)+IF([.V11];64)+IF([.W11];32)+IF([.X11];16)+IF([.Y11];8)+IF([.Z11];4)+IF([.AA11];2)+IF([.AB11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128" table:formula="of:=IF([.AD11];128)+IF([.AE11];64)+IF([.AF11];32)+IF([.AG11];16)+IF([.AH11];8)+IF([.AI11];4)+IF([.AJ11];2)+IF([.AK11];1)" table:number-columns-spanned="8" table:number-rows-spanned="1" table:style-name="ce10">
            <text:p>128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3 (/26)</text:p>
          </table:table-cell>
          <table:table-cell table:style-name="ce1"/>
          <table:table-cell office:value-type="float" office:value="192" table:formula="of:=IF([.C12];128)+IF([.D12];64)+IF([.E12];32)+IF([.F12];16)+IF([.G12];8)+IF([.H12];4)+IF([.I12];2)+IF([.J12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2];128)+IF([.M12];64)+IF([.N12];32)+IF([.O12];16)+IF([.P12];8)+IF([.Q12];4)+IF([.R12];2)+IF([.S12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0" table:formula="of:=IF([.U12];128)+IF([.V12];64)+IF([.W12];32)+IF([.X12];16)+IF([.Y12];8)+IF([.Z12];4)+IF([.AA12];2)+IF([.AB12];1)" table:number-columns-spanned="8" table:number-rows-spanned="1" table:style-name="ce10">
            <text:p>0</text:p>
          </table:table-cell>
          <table:covered-table-cell table:number-columns-repeated="7"/>
          <table:table-cell table:style-name="ce6"/>
          <table:table-cell office:value-type="float" office:value="192" table:formula="of:=IF([.AD12];128)+IF([.AE12];64)+IF([.AF12];32)+IF([.AG12];16)+IF([.AH12];8)+IF([.AI12];4)+IF([.AJ12];2)+IF([.AK12];1)" table:number-columns-spanned="8" table:number-rows-spanned="1" table:style-name="ce10">
            <text:p>192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4 (/26)</text:p>
          </table:table-cell>
          <table:table-cell table:style-name="ce1"/>
          <table:table-cell office:value-type="float" office:value="192" table:formula="of:=IF([.C13];128)+IF([.D13];64)+IF([.E13];32)+IF([.F13];16)+IF([.G13];8)+IF([.H13];4)+IF([.I13];2)+IF([.J13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3];128)+IF([.M13];64)+IF([.N13];32)+IF([.O13];16)+IF([.P13];8)+IF([.Q13];4)+IF([.R13];2)+IF([.S13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1" table:formula="of:=IF([.U13];128)+IF([.V13];64)+IF([.W13];32)+IF([.X13];16)+IF([.Y13];8)+IF([.Z13];4)+IF([.AA13];2)+IF([.AB13];1)" table:number-columns-spanned="8" table:number-rows-spanned="1" table:style-name="ce10">
            <text:p>1</text:p>
          </table:table-cell>
          <table:covered-table-cell table:number-columns-repeated="7"/>
          <table:table-cell table:style-name="ce6"/>
          <table:table-cell office:value-type="float" office:value="0" table:formula="of:=IF([.AD13];128)+IF([.AE13];64)+IF([.AF13];32)+IF([.AG13];16)+IF([.AH13];8)+IF([.AI13];4)+IF([.AJ13];2)+IF([.AK13];1)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5 (/26)</text:p>
          </table:table-cell>
          <table:table-cell table:style-name="ce1"/>
          <table:table-cell office:value-type="float" office:value="192" table:formula="of:=IF([.C14];128)+IF([.D14];64)+IF([.E14];32)+IF([.F14];16)+IF([.G14];8)+IF([.H14];4)+IF([.I14];2)+IF([.J14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4];128)+IF([.M14];64)+IF([.N14];32)+IF([.O14];16)+IF([.P14];8)+IF([.Q14];4)+IF([.R14];2)+IF([.S14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1" table:formula="of:=IF([.U14];128)+IF([.V14];64)+IF([.W14];32)+IF([.X14];16)+IF([.Y14];8)+IF([.Z14];4)+IF([.AA14];2)+IF([.AB14];1)" table:number-columns-spanned="8" table:number-rows-spanned="1" table:style-name="ce10">
            <text:p>1</text:p>
          </table:table-cell>
          <table:covered-table-cell table:number-columns-repeated="7"/>
          <table:table-cell table:style-name="ce6"/>
          <table:table-cell office:value-type="float" office:value="64" table:formula="of:=IF([.AD14];128)+IF([.AE14];64)+IF([.AF14];32)+IF([.AG14];16)+IF([.AH14];8)+IF([.AI14];4)+IF([.AJ14];2)+IF([.AK14];1)" table:number-columns-spanned="8" table:number-rows-spanned="1" table:style-name="ce10">
            <text:p>64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6 (/26)</text:p>
          </table:table-cell>
          <table:table-cell table:style-name="ce1"/>
          <table:table-cell office:value-type="float" office:value="192" table:formula="of:=IF([.C15];128)+IF([.D15];64)+IF([.E15];32)+IF([.F15];16)+IF([.G15];8)+IF([.H15];4)+IF([.I15];2)+IF([.J15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5];128)+IF([.M15];64)+IF([.N15];32)+IF([.O15];16)+IF([.P15];8)+IF([.Q15];4)+IF([.R15];2)+IF([.S15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1" table:formula="of:=IF([.U15];128)+IF([.V15];64)+IF([.W15];32)+IF([.X15];16)+IF([.Y15];8)+IF([.Z15];4)+IF([.AA15];2)+IF([.AB15];1)" table:number-columns-spanned="8" table:number-rows-spanned="1" table:style-name="ce10">
            <text:p>1</text:p>
          </table:table-cell>
          <table:covered-table-cell table:number-columns-repeated="7"/>
          <table:table-cell table:style-name="ce6"/>
          <table:table-cell office:value-type="float" office:value="128" table:formula="of:=IF([.AD15];128)+IF([.AE15];64)+IF([.AF15];32)+IF([.AG15];16)+IF([.AH15];8)+IF([.AI15];4)+IF([.AJ15];2)+IF([.AK15];1)" table:number-columns-spanned="8" table:number-rows-spanned="1" table:style-name="ce10">
            <text:p>128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7 (/26)</text:p>
          </table:table-cell>
          <table:table-cell table:style-name="ce1"/>
          <table:table-cell office:value-type="float" office:value="192" table:formula="of:=IF([.C16];128)+IF([.D16];64)+IF([.E16];32)+IF([.F16];16)+IF([.G16];8)+IF([.H16];4)+IF([.I16];2)+IF([.J16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6];128)+IF([.M16];64)+IF([.N16];32)+IF([.O16];16)+IF([.P16];8)+IF([.Q16];4)+IF([.R16];2)+IF([.S16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1" table:formula="of:=IF([.U16];128)+IF([.V16];64)+IF([.W16];32)+IF([.X16];16)+IF([.Y16];8)+IF([.Z16];4)+IF([.AA16];2)+IF([.AB16];1)" table:number-columns-spanned="8" table:number-rows-spanned="1" table:style-name="ce10">
            <text:p>1</text:p>
          </table:table-cell>
          <table:covered-table-cell table:number-columns-repeated="7"/>
          <table:table-cell table:style-name="ce6"/>
          <table:table-cell office:value-type="float" office:value="192" table:formula="of:=IF([.AD16];128)+IF([.AE16];64)+IF([.AF16];32)+IF([.AG16];16)+IF([.AH16];8)+IF([.AI16];4)+IF([.AJ16];2)+IF([.AK16];1)" table:number-columns-spanned="8" table:number-rows-spanned="1" table:style-name="ce10">
            <text:p>192</text:p>
          </table:table-cell>
          <table:covered-table-cell table:number-columns-repeated="7"/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grafico" table:style-name="ta1">
        <table:shapes>
          <draw:frame draw:z-index="1" draw:id="id0" draw:style-name="a0" draw:name="Gráfico 1" svg:x="3.86727in" svg:y="0.00812in" svg:width="7.0878in" svg:height="6.5283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9">
          <table:table-cell office:value-type="string" table:style-name="ce19">
            <text:p>Prefixo da sub-rede original</text:p>
          </table:table-cell>
          <table:table-cell table:style-name="ce20"/>
          <table:table-cell table:style-name="ce1"/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Prefixo das novas sub-redes</text:p>
          </table:table-cell>
          <table:table-cell table:style-name="ce20"/>
          <table:table-cell table:style-name="ce21"/>
          <table:table-cell office:value-type="float" office:value="27" table:style-name="ce22">
            <text:p>27</text:p>
          </table:table-cell>
          <table:table-cell table:number-columns-repeated="16380"/>
        </table:table-row>
        <table:table-row table:style-name="ro5">
          <table:table-cell table:number-columns-repeated="2" table:style-name="ce20"/>
          <table:table-cell table:number-columns-repeated="16382" table:style-name="ce1"/>
        </table:table-row>
        <table:table-row table:style-name="ro9">
          <table:table-cell office:value-type="string" table:style-name="ce19">
            <text:p>Quantos bits “emprestados”?</text:p>
          </table:table-cell>
          <table:table-cell table:style-name="ce20"/>
          <table:table-cell table:style-name="ce1"/>
          <table:table-cell office:value-type="float" office:value="3" table:formula="of:=[.D2]-[.D1]" table:style-name="ce11">
            <text:p>3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Quantidade de sub-redes?</text:p>
          </table:table-cell>
          <table:table-cell table:number-columns-repeated="2" table:style-name="ce1"/>
          <table:table-cell office:value-type="float" office:value="8" table:formula="of:=2^[.D4]" table:style-name="ce11">
            <text:p>8</text:p>
          </table:table-cell>
          <table:table-cell table:number-columns-repeated="16380"/>
        </table:table-row>
        <table:table-row table:number-rows-repeated="2" table:style-name="ro5">
          <table:table-cell table:number-columns-repeated="16384"/>
        </table:table-row>
        <table:table-row table:style-name="ro9">
          <table:table-cell office:value-type="string" table:style-name="ce24">
            <text:p>Sub-Rede</text:p>
          </table:table-cell>
          <table:table-cell office:value-type="string" table:style-name="ce24">
            <text:p>Total Hosts</text:p>
          </table:table-cell>
          <table:table-cell office:value-type="string" table:style-name="ce24">
            <text:p>End. Rede</text:p>
          </table:table-cell>
          <table:table-cell office:value-type="string" table:style-name="ce24">
            <text:p>Broadcast</text:p>
          </table:table-cell>
          <table:table-cell table:number-columns-repeated="16380"/>
        </table:table-row>
        <table:table-row table:style-name="ro10">
          <table:table-cell office:value-type="string" table:style-name="ce51">
            <text:p>Matriz</text:p>
          </table:table-cell>
          <table:table-cell office:value-type="float" office:value="64" table:style-name="ce51">
            <text:p>64</text:p>
          </table:table-cell>
          <table:table-cell office:value-type="float" office:value="0" table:style-name="ce51">
            <text:p>0</text:p>
          </table:table-cell>
          <table:table-cell office:value-type="float" office:value="63" table:style-name="ce51">
            <text:p>63</text:p>
          </table:table-cell>
          <table:table-cell table:number-columns-repeated="16380"/>
        </table:table-row>
        <table:table-row table:style-name="ro10">
          <table:table-cell office:value-type="string" table:style-name="ce49">
            <text:p>Filial1</text:p>
          </table:table-cell>
          <table:table-cell office:value-type="float" office:value="32" table:formula="of:=IF([.$D$5]&gt;=2;2^(8-[.$D$4]);&quot;&quot;)" table:style-name="ce49">
            <text:p>32</text:p>
          </table:table-cell>
          <table:table-cell office:value-type="float" office:value="32" table:formula="of:=IF([.B10]&lt;&gt;&quot;&quot;;[.C9]+[.B10];&quot;&quot;)" table:style-name="ce49">
            <text:p>32</text:p>
          </table:table-cell>
          <table:table-cell office:value-type="float" office:value="95" table:formula="of:=IF([.B10]&lt;&gt;&quot;&quot;;[.D9]+[.B10];&quot;&quot;)" table:style-name="ce49">
            <text:p>95</text:p>
          </table:table-cell>
          <table:table-cell table:number-columns-repeated="16380"/>
        </table:table-row>
        <table:table-row table:style-name="ro10">
          <table:table-cell office:value-type="string" table:style-name="ce49">
            <text:p>Filial2</text:p>
          </table:table-cell>
          <table:table-cell office:value-type="float" office:value="32" table:formula="of:=IF([.$D$5]&gt;=4;2^(8-[.$D$4]);&quot;&quot;)" table:style-name="ce49">
            <text:p>32</text:p>
          </table:table-cell>
          <table:table-cell office:value-type="float" office:value="64" table:formula="of:=IF([.B11]&lt;&gt;&quot;&quot;;[.C10]+[.B11];&quot;&quot;)" table:style-name="ce49">
            <text:p>64</text:p>
          </table:table-cell>
          <table:table-cell office:value-type="float" office:value="127" table:formula="of:=IF([.B11]&lt;&gt;&quot;&quot;;[.D10]+[.B11];&quot;&quot;)" table:style-name="ce49">
            <text:p>127</text:p>
          </table:table-cell>
          <table:table-cell table:number-columns-repeated="16380"/>
        </table:table-row>
        <table:table-row table:style-name="ro10">
          <table:table-cell office:value-type="string" table:style-name="ce49">
            <text:p>Filial3</text:p>
          </table:table-cell>
          <table:table-cell office:value-type="float" office:value="32" table:formula="of:=IF([.$D$5]&gt;=4;2^(8-[.$D$4]);&quot;&quot;)" table:style-name="ce49">
            <text:p>32</text:p>
          </table:table-cell>
          <table:table-cell office:value-type="float" office:value="96" table:formula="of:=IF([.B12]&lt;&gt;&quot;&quot;;[.C11]+[.B12];&quot;&quot;)" table:style-name="ce49">
            <text:p>96</text:p>
          </table:table-cell>
          <table:table-cell office:value-type="float" office:value="159" table:formula="of:=IF([.B12]&lt;&gt;&quot;&quot;;[.D11]+[.B12];&quot;&quot;)" table:style-name="ce49">
            <text:p>159</text:p>
          </table:table-cell>
          <table:table-cell table:number-columns-repeated="16380"/>
        </table:table-row>
        <table:table-row table:style-name="ro10">
          <table:table-cell office:value-type="string" table:style-name="ce50">
            <text:p>Filial4</text:p>
          </table:table-cell>
          <table:table-cell office:value-type="float" office:value="32" table:formula="of:=IF([.$D$5]&gt;=8;2^(8-[.$D$4]);&quot;&quot;)" table:style-name="ce50">
            <text:p>32</text:p>
          </table:table-cell>
          <table:table-cell office:value-type="float" office:value="128" table:formula="of:=IF([.B13]&lt;&gt;&quot;&quot;;[.C12]+[.B13];&quot;&quot;)" table:style-name="ce50">
            <text:p>128</text:p>
          </table:table-cell>
          <table:table-cell office:value-type="float" office:value="191" table:formula="of:=IF([.B13]&lt;&gt;&quot;&quot;;[.D12]+[.B13];&quot;&quot;)" table:style-name="ce50">
            <text:p>191</text:p>
          </table:table-cell>
          <table:table-cell table:number-columns-repeated="16380"/>
        </table:table-row>
        <table:table-row table:style-name="ro10">
          <table:table-cell office:value-type="string" table:style-name="ce52">
            <text:p>Livre</text:p>
          </table:table-cell>
          <table:table-cell office:value-type="float" office:value="32" table:formula="of:=IF([.$D$5]&gt;=8;2^(8-[.$D$4]);&quot;&quot;)" table:style-name="ce52">
            <text:p>32</text:p>
          </table:table-cell>
          <table:table-cell office:value-type="float" office:value="192" table:style-name="ce52">
            <text:p>192</text:p>
          </table:table-cell>
          <table:table-cell office:value-type="float" office:value="223" table:formula="of:=IF([.B14]&lt;&gt;&quot;&quot;;[.D13]+[.B14];&quot;&quot;)" table:style-name="ce52">
            <text:p>223</text:p>
          </table:table-cell>
          <table:table-cell table:number-columns-repeated="16380"/>
        </table:table-row>
        <table:table-row table:style-name="ro10">
          <table:table-cell office:value-type="string" table:style-name="ce53">
            <text:p>pb-vit</text:p>
          </table:table-cell>
          <table:table-cell office:value-type="float" office:value="2" table:style-name="ce53">
            <text:p>2</text:p>
          </table:table-cell>
          <table:table-cell office:value-type="float" office:value="224" table:style-name="ce53">
            <text:p>224</text:p>
          </table:table-cell>
          <table:table-cell office:value-type="float" office:value="227" table:style-name="ce53">
            <text:p>227</text:p>
          </table:table-cell>
          <table:table-cell table:number-columns-repeated="16380"/>
        </table:table-row>
        <table:table-row table:style-name="ro10">
          <table:table-cell office:value-type="string" table:style-name="ce53">
            <text:p>vit-fb</text:p>
          </table:table-cell>
          <table:table-cell office:value-type="float" office:value="2" table:style-name="ce54">
            <text:p>2</text:p>
          </table:table-cell>
          <table:table-cell office:value-type="float" office:value="228" table:style-name="ce54">
            <text:p>228</text:p>
          </table:table-cell>
          <table:table-cell office:value-type="float" office:value="231" table:style-name="ce54">
            <text:p>231</text:p>
          </table:table-cell>
          <table:table-cell table:number-columns-repeated="16380"/>
        </table:table-row>
        <table:table-row table:style-name="ro10">
          <table:table-cell office:value-type="string" table:style-name="ce54">
            <text:p>fb-ita</text:p>
          </table:table-cell>
          <table:table-cell office:value-type="float" office:value="2" table:style-name="ce53">
            <text:p>2</text:p>
          </table:table-cell>
          <table:table-cell office:value-type="float" office:value="232" table:style-name="ce53">
            <text:p>232</text:p>
          </table:table-cell>
          <table:table-cell office:value-type="float" office:value="235" table:style-name="ce53">
            <text:p>235</text:p>
          </table:table-cell>
          <table:table-cell table:number-columns-repeated="16380"/>
        </table:table-row>
        <table:table-row table:style-name="ro10">
          <table:table-cell office:value-type="string" table:style-name="ce53">
            <text:p>ita-pb</text:p>
          </table:table-cell>
          <table:table-cell office:value-type="float" office:value="2" table:style-name="ce53">
            <text:p>2</text:p>
          </table:table-cell>
          <table:table-cell office:value-type="float" office:value="236" table:style-name="ce53">
            <text:p>236</text:p>
          </table:table-cell>
          <table:table-cell office:value-type="float" office:value="239" table:style-name="ce53">
            <text:p>239</text:p>
          </table:table-cell>
          <table:table-cell table:number-columns-repeated="16380"/>
        </table:table-row>
        <table:table-row table:style-name="ro10">
          <table:table-cell office:value-type="string" table:style-name="ce53">
            <text:p>ita-cv</text:p>
          </table:table-cell>
          <table:table-cell office:value-type="float" office:value="2" table:style-name="ce53">
            <text:p>2</text:p>
          </table:table-cell>
          <table:table-cell office:value-type="float" office:value="240" table:style-name="ce53">
            <text:p>240</text:p>
          </table:table-cell>
          <table:table-cell office:value-type="float" office:value="243" table:style-name="ce53">
            <text:p>243</text:p>
          </table:table-cell>
          <table:table-cell table:number-columns-repeated="16380"/>
        </table:table-row>
        <table:table-row table:style-name="ro10">
          <table:table-cell office:value-type="string" table:number-columns-spanned="1" table:number-rows-spanned="3" table:style-name="ce59">
            <text:p>Livre</text:p>
          </table:table-cell>
          <table:table-cell office:value-type="float" office:value="4" table:style-name="ce52">
            <text:p>4</text:p>
          </table:table-cell>
          <table:table-cell office:value-type="float" office:value="244" table:style-name="ce52">
            <text:p>244</text:p>
          </table:table-cell>
          <table:table-cell office:value-type="float" office:value="247" table:formula="of:=IF([.B20]&lt;&gt;&quot;&quot;;[.D19]+[.B20];&quot;&quot;)" table:style-name="ce52">
            <text:p>247</text:p>
          </table:table-cell>
          <table:table-cell table:number-columns-repeated="16380"/>
        </table:table-row>
        <table:table-row table:style-name="ro10">
          <table:covered-table-cell/>
          <table:table-cell office:value-type="float" office:value="4" table:style-name="ce52">
            <text:p>4</text:p>
          </table:table-cell>
          <table:table-cell office:value-type="float" office:value="248" table:formula="of:=IF([.B21]&lt;&gt;&quot;&quot;;[.C20]+[.B21];&quot;&quot;)" table:style-name="ce52">
            <text:p>248</text:p>
          </table:table-cell>
          <table:table-cell office:value-type="float" office:value="251" table:formula="of:=IF([.B21]&lt;&gt;&quot;&quot;;[.D20]+[.B21];&quot;&quot;)" table:style-name="ce52">
            <text:p>251</text:p>
          </table:table-cell>
          <table:table-cell table:number-columns-repeated="16380"/>
        </table:table-row>
        <table:table-row table:style-name="ro10">
          <table:covered-table-cell/>
          <table:table-cell office:value-type="float" office:value="4" table:style-name="ce52">
            <text:p>4</text:p>
          </table:table-cell>
          <table:table-cell office:value-type="float" office:value="252" table:formula="of:=IF([.B22]&lt;&gt;&quot;&quot;;[.C21]+[.B22];&quot;&quot;)" table:style-name="ce52">
            <text:p>252</text:p>
          </table:table-cell>
          <table:table-cell office:value-type="float" office:value="255" table:formula="of:=IF([.B22]&lt;&gt;&quot;&quot;;[.D21]+[.B22];&quot;&quot;)" table:style-name="ce52">
            <text:p>255</text:p>
          </table:table-cell>
          <table:table-cell table:number-columns-repeated="16380"/>
        </table:table-row>
        <table:table-row table:number-rows-repeated="1048554" table:style-name="ro5">
          <table:table-cell table:number-columns-repeated="16384"/>
        </table:table-row>
      </table:table>
      <table:table table:name="vlsm-fixo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8" table:default-cell-style-name="ce3"/>
        <table:table-column table:style-name="co3" table:number-columns-repeated="26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200" table:number-columns-spanned="8" table:number-rows-spanned="1" table:style-name="ce10">
            <text:p>20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00" table:number-columns-spanned="8" table:number-rows-spanned="1" table:style-name="ce10">
            <text:p>20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34" table:number-columns-spanned="8" table:number-rows-spanned="1" table:style-name="ce10">
            <text:p>34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0" table:number-columns-spanned="8" table:number-rows-spanned="1" table:style-name="ce10">
            <text:p>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2">
          <table:table-cell table:number-columns-repeated="2" table:style-name="ce1"/>
          <table:table-cell office:value-type="string" office:string-value="11001000" table:formula="of:=DEC2BIN([.C1];8)" table:number-columns-spanned="8" table:number-rows-spanned="1" table:style-name="ce12">
            <text:p>11001000</text:p>
          </table:table-cell>
          <table:covered-table-cell table:number-columns-repeated="7"/>
          <table:table-cell table:style-name="ce3"/>
          <table:table-cell office:value-type="string" office:string-value="11001000" table:formula="of:=DEC2BIN([.L1];8)" table:number-columns-spanned="8" table:number-rows-spanned="1" table:style-name="ce12">
            <text:p>11001000</text:p>
          </table:table-cell>
          <table:covered-table-cell table:number-columns-repeated="7"/>
          <table:table-cell table:style-name="ce3"/>
          <table:table-cell office:value-type="string" office:string-value="00100010" table:formula="of:=DEC2BIN([.U1];8)" table:number-columns-spanned="8" table:number-rows-spanned="1" table:style-name="ce12">
            <text:p>00100010</text:p>
          </table:table-cell>
          <table:covered-table-cell table:number-columns-repeated="7"/>
          <table:table-cell table:style-name="ce3"/>
          <table:table-cell office:value-type="string" office:string-value="00000000" table:formula="of:=DEC2BIN([.AD1];8)" table:number-columns-spanned="8" table:number-rows-spanned="1" table:style-name="ce12">
            <text:p>0000000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1">
          <table:table-cell office:value-type="string" table:style-name="ce4">
            <text:p>Máscara (/24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U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000000" table:formula="of:=DEC2BIN([.AD3];8)" table:number-columns-spanned="8" table:number-rows-spanned="1" table:style-name="ce12">
            <text:p>1100000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VALUE(MID([.$C2];1;1)))" table:style-name="ce5">
            <text:p>1</text:p>
          </table:table-cell>
          <table:table-cell office:value-type="float" office:value="1" table:formula="of:=VALUE(VALUE(MID([.$C2];2;1)))" table:style-name="ce5">
            <text:p>1</text:p>
          </table:table-cell>
          <table:table-cell office:value-type="float" office:value="0" table:formula="of:=VALUE(VALUE(MID([.$C2];3;1)))" table:style-name="ce5">
            <text:p>0</text:p>
          </table:table-cell>
          <table:table-cell office:value-type="float" office:value="0" table:formula="of:=VALUE(VALUE(MID([.$C2];4;1)))" table:style-name="ce5">
            <text:p>0</text:p>
          </table:table-cell>
          <table:table-cell office:value-type="float" office:value="1" table:formula="of:=VALUE(VALUE(MID([.$C2];5;1)))" table:style-name="ce5">
            <text:p>1</text:p>
          </table:table-cell>
          <table:table-cell office:value-type="float" office:value="0" table:formula="of:=VALUE(VALUE(MID([.$C2];6;1)))" table:style-name="ce5">
            <text:p>0</text:p>
          </table:table-cell>
          <table:table-cell office:value-type="float" office:value="0" table:formula="of:=VALUE(VALUE(MID([.$C2];7;1)))" table:style-name="ce5">
            <text:p>0</text:p>
          </table:table-cell>
          <table:table-cell office:value-type="float" office:value="0" table:formula="of:=VALUE(VALUE(MID([.$C2];8;1)))" table:style-name="ce5">
            <text:p>0</text:p>
          </table:table-cell>
          <table:table-cell table:style-name="ce6"/>
          <table:table-cell office:value-type="float" office:value="1" table:formula="of:=VALUE(VALUE(MID([.$L2];1;1)))" table:style-name="ce5">
            <text:p>1</text:p>
          </table:table-cell>
          <table:table-cell office:value-type="float" office:value="1" table:formula="of:=VALUE(VALUE(MID([.$L2];2;1)))" table:style-name="ce5">
            <text:p>1</text:p>
          </table:table-cell>
          <table:table-cell office:value-type="float" office:value="0" table:formula="of:=VALUE(VALUE(MID([.$L2];3;1)))" table:style-name="ce5">
            <text:p>0</text:p>
          </table:table-cell>
          <table:table-cell office:value-type="float" office:value="0" table:formula="of:=VALUE(VALUE(MID([.$L2];4;1)))" table:style-name="ce5">
            <text:p>0</text:p>
          </table:table-cell>
          <table:table-cell office:value-type="float" office:value="1" table:formula="of:=VALUE(VALUE(MID([.$L2];5;1)))" table:style-name="ce5">
            <text:p>1</text:p>
          </table:table-cell>
          <table:table-cell office:value-type="float" office:value="0" table:formula="of:=VALUE(VALUE(MID([.$L2];6;1)))" table:style-name="ce5">
            <text:p>0</text:p>
          </table:table-cell>
          <table:table-cell office:value-type="float" office:value="0" table:formula="of:=VALUE(VALUE(MID([.$L2];7;1)))" table:style-name="ce5">
            <text:p>0</text:p>
          </table:table-cell>
          <table:table-cell office:value-type="float" office:value="0" table:formula="of:=VALUE(VALUE(MID([.$L2];8;1)))" table:style-name="ce5">
            <text:p>0</text:p>
          </table:table-cell>
          <table:table-cell table:style-name="ce6"/>
          <table:table-cell office:value-type="float" office:value="0" table:formula="of:=VALUE(VALUE(MID([.$U2];1;1)))" table:style-name="ce5">
            <text:p>0</text:p>
          </table:table-cell>
          <table:table-cell office:value-type="float" office:value="0" table:formula="of:=VALUE(VALUE(MID([.$U2];2;1)))" table:style-name="ce5">
            <text:p>0</text:p>
          </table:table-cell>
          <table:table-cell office:value-type="float" office:value="1" table:formula="of:=VALUE(VALUE(MID([.$U2];3;1)))" table:style-name="ce5">
            <text:p>1</text:p>
          </table:table-cell>
          <table:table-cell office:value-type="float" office:value="0" table:formula="of:=VALUE(VALUE(MID([.$U2];4;1)))" table:style-name="ce5">
            <text:p>0</text:p>
          </table:table-cell>
          <table:table-cell office:value-type="float" office:value="0" table:formula="of:=VALUE(VALUE(MID([.$U2];5;1)))" table:style-name="ce5">
            <text:p>0</text:p>
          </table:table-cell>
          <table:table-cell office:value-type="float" office:value="0" table:formula="of:=VALUE(VALUE(MID([.$U2];6;1)))" table:style-name="ce5">
            <text:p>0</text:p>
          </table:table-cell>
          <table:table-cell office:value-type="float" office:value="1" table:formula="of:=VALUE(VALUE(MID([.$U2];7;1)))" table:style-name="ce5">
            <text:p>1</text:p>
          </table:table-cell>
          <table:table-cell office:value-type="float" office:value="0" table:formula="of:=VALUE(VALUE(MID([.$U2];8;1)))" table:style-name="ce5">
            <text:p>0</text:p>
          </table:table-cell>
          <table:table-cell table:style-name="ce6"/>
          <table:table-cell office:value-type="float" office:value="0" table:formula="of:=VALUE(VALUE(MID([.$AD2];1;1)))" table:style-name="ce13">
            <text:p>0</text:p>
          </table:table-cell>
          <table:table-cell office:value-type="float" office:value="0" table:formula="of:=VALUE(VALUE(MID([.$AD2];2;1)))" table:style-name="ce13">
            <text:p>0</text:p>
          </table:table-cell>
          <table:table-cell office:value-type="float" office:value="0" table:formula="of:=VALUE(VALUE(MID([.$AD2];3;1)))" table:style-name="ce13">
            <text:p>0</text:p>
          </table:table-cell>
          <table:table-cell office:value-type="float" office:value="0" table:formula="of:=VALUE(VALUE(MID([.$AD2];4;1)))" table:style-name="ce6">
            <text:p>0</text:p>
          </table:table-cell>
          <table:table-cell office:value-type="float" office:value="0" table:formula="of:=VALUE(VALUE(MID([.$AD2];5;1)))" table:style-name="ce6">
            <text:p>0</text:p>
          </table:table-cell>
          <table:table-cell office:value-type="float" office:value="0" table:formula="of:=VALUE(VALUE(MID([.$AD2];6;1)))" table:style-name="ce6">
            <text:p>0</text:p>
          </table:table-cell>
          <table:table-cell office:value-type="float" office:value="0" table:formula="of:=VALUE(VALUE(MID([.$AD2];7;1)))" table:style-name="ce6">
            <text:p>0</text:p>
          </table:table-cell>
          <table:table-cell office:value-type="float" office:value="0" table:formula="of:=VALUE(VALUE(MID([.$AD2];8;1)))" table:style-name="ce6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4)</text:p>
          </table:table-cell>
          <table:table-cell table:style-name="ce1"/>
          <table:table-cell office:value-type="float" office:value="1" table:formula="of:=VALUE(VALUE(MID([.$C4];1;1)))" table:style-name="ce5">
            <text:p>1</text:p>
          </table:table-cell>
          <table:table-cell office:value-type="float" office:value="1" table:formula="of:=VALUE(VALUE(MID([.$C4];2;1)))" table:style-name="ce5">
            <text:p>1</text:p>
          </table:table-cell>
          <table:table-cell office:value-type="float" office:value="1" table:formula="of:=VALUE(VALUE(MID([.$C4];3;1)))" table:style-name="ce5">
            <text:p>1</text:p>
          </table:table-cell>
          <table:table-cell office:value-type="float" office:value="1" table:formula="of:=VALUE(VALUE(MID([.$C4];4;1)))" table:style-name="ce5">
            <text:p>1</text:p>
          </table:table-cell>
          <table:table-cell office:value-type="float" office:value="1" table:formula="of:=VALUE(VALUE(MID([.$C4];5;1)))" table:style-name="ce5">
            <text:p>1</text:p>
          </table:table-cell>
          <table:table-cell office:value-type="float" office:value="1" table:formula="of:=VALUE(VALUE(MID([.$C4];6;1)))" table:style-name="ce5">
            <text:p>1</text:p>
          </table:table-cell>
          <table:table-cell office:value-type="float" office:value="1" table:formula="of:=VALUE(VALUE(MID([.$C4];7;1)))" table:style-name="ce5">
            <text:p>1</text:p>
          </table:table-cell>
          <table:table-cell office:value-type="float" office:value="1" table:formula="of:=VALUE(VALUE(MID([.$C4];8;1)))" table:style-name="ce5">
            <text:p>1</text:p>
          </table:table-cell>
          <table:table-cell table:style-name="ce6"/>
          <table:table-cell office:value-type="float" office:value="1" table:formula="of:=VALUE(VALUE(MID([.$L4];1;1)))" table:style-name="ce5">
            <text:p>1</text:p>
          </table:table-cell>
          <table:table-cell office:value-type="float" office:value="1" table:formula="of:=VALUE(VALUE(MID([.$L4];2;1)))" table:style-name="ce5">
            <text:p>1</text:p>
          </table:table-cell>
          <table:table-cell office:value-type="float" office:value="1" table:formula="of:=VALUE(VALUE(MID([.$L4];3;1)))" table:style-name="ce5">
            <text:p>1</text:p>
          </table:table-cell>
          <table:table-cell office:value-type="float" office:value="1" table:formula="of:=VALUE(VALUE(MID([.$L4];4;1)))" table:style-name="ce5">
            <text:p>1</text:p>
          </table:table-cell>
          <table:table-cell office:value-type="float" office:value="1" table:formula="of:=VALUE(VALUE(MID([.$L4];5;1)))" table:style-name="ce5">
            <text:p>1</text:p>
          </table:table-cell>
          <table:table-cell office:value-type="float" office:value="1" table:formula="of:=VALUE(VALUE(MID([.$L4];6;1)))" table:style-name="ce5">
            <text:p>1</text:p>
          </table:table-cell>
          <table:table-cell office:value-type="float" office:value="1" table:formula="of:=VALUE(VALUE(MID([.$L4];7;1)))" table:style-name="ce5">
            <text:p>1</text:p>
          </table:table-cell>
          <table:table-cell office:value-type="float" office:value="1" table:formula="of:=VALUE(VALUE(MID([.$L4];8;1)))" table:style-name="ce5">
            <text:p>1</text:p>
          </table:table-cell>
          <table:table-cell table:style-name="ce6"/>
          <table:table-cell office:value-type="float" office:value="1" table:formula="of:=VALUE(VALUE(MID([.$U4];1;1)))" table:style-name="ce5">
            <text:p>1</text:p>
          </table:table-cell>
          <table:table-cell office:value-type="float" office:value="1" table:formula="of:=VALUE(VALUE(MID([.$U4];2;1)))" table:style-name="ce5">
            <text:p>1</text:p>
          </table:table-cell>
          <table:table-cell office:value-type="float" office:value="1" table:formula="of:=VALUE(VALUE(MID([.$U4];3;1)))" table:style-name="ce5">
            <text:p>1</text:p>
          </table:table-cell>
          <table:table-cell office:value-type="float" office:value="1" table:formula="of:=VALUE(VALUE(MID([.$U4];4;1)))" table:style-name="ce5">
            <text:p>1</text:p>
          </table:table-cell>
          <table:table-cell office:value-type="float" office:value="1" table:formula="of:=VALUE(VALUE(MID([.$U4];5;1)))" table:style-name="ce5">
            <text:p>1</text:p>
          </table:table-cell>
          <table:table-cell office:value-type="float" office:value="1" table:formula="of:=VALUE(VALUE(MID([.$U4];6;1)))" table:style-name="ce5">
            <text:p>1</text:p>
          </table:table-cell>
          <table:table-cell office:value-type="float" office:value="1" table:formula="of:=VALUE(VALUE(MID([.$U4];7;1)))" table:style-name="ce5">
            <text:p>1</text:p>
          </table:table-cell>
          <table:table-cell office:value-type="float" office:value="1" table:formula="of:=VALUE(VALUE(MID([.$U4];8;1)))" table:style-name="ce5">
            <text:p>1</text:p>
          </table:table-cell>
          <table:table-cell table:style-name="ce6"/>
          <table:table-cell office:value-type="float" office:value="1" table:formula="of:=VALUE(VALUE(MID([.$AD4];1;1)))" table:style-name="ce13">
            <text:p>1</text:p>
          </table:table-cell>
          <table:table-cell office:value-type="float" office:value="1" table:formula="of:=VALUE(VALUE(MID([.$AD4];2;1)))" table:style-name="ce13">
            <text:p>1</text:p>
          </table:table-cell>
          <table:table-cell office:value-type="float" office:value="0" table:formula="of:=VALUE(VALUE(MID([.$AD4];3;1)))" table:style-name="ce13">
            <text:p>0</text:p>
          </table:table-cell>
          <table:table-cell office:value-type="float" office:value="0" table:formula="of:=VALUE(VALUE(MID([.$AD4];4;1)))" table:style-name="ce6">
            <text:p>0</text:p>
          </table:table-cell>
          <table:table-cell office:value-type="float" office:value="0" table:formula="of:=VALUE(VALUE(MID([.$AD4];5;1)))" table:style-name="ce6">
            <text:p>0</text:p>
          </table:table-cell>
          <table:table-cell office:value-type="float" office:value="0" table:formula="of:=VALUE(VALUE(MID([.$AD4];6;1)))" table:style-name="ce6">
            <text:p>0</text:p>
          </table:table-cell>
          <table:table-cell office:value-type="float" office:value="0" table:formula="of:=VALUE(VALUE(MID([.$AD4];7;1)))" table:style-name="ce6">
            <text:p>0</text:p>
          </table:table-cell>
          <table:table-cell office:value-type="float" office:value="0" table:formula="of:=VALUE(VALUE(MID([.$AD4];8;1)))" table:style-name="ce6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8">
          <table:table-cell table:number-columns-repeated="3" table:style-name="ce1"/>
          <table:table-cell table:number-columns-repeated="61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27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formula="of:=[.AB6]" table:style-name="ce5">
            <text:p>1</text:p>
          </table:table-cell>
          <table:table-cell table:style-name="ce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6]" table:style-name="ce9">
            <text:p>0</text:p>
          </table:table-cell>
          <table:table-cell office:value-type="float" office:value="0" table:formula="of:=[.AH6]" table:style-name="ce9">
            <text:p>0</text:p>
          </table:table-cell>
          <table:table-cell office:value-type="float" office:value="0" table:formula="of:=[.AI6]" table:style-name="ce9">
            <text:p>0</text:p>
          </table:table-cell>
          <table:table-cell office:value-type="float" office:value="0" table:formula="of:=[.AJ6]" table:style-name="ce9">
            <text:p>0</text:p>
          </table:table-cell>
          <table:table-cell office:value-type="float" office:value="0" table:formula="of:=[.AK6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0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7]" table:style-name="ce13">
            <text:p>0</text:p>
          </table:table-cell>
          <table:table-cell office:value-type="float" office:value="0" table:formula="of:=[.AE7]" table:style-name="ce13">
            <text:p>0</text:p>
          </table:table-cell>
          <table:table-cell office:value-type="float" office:value="0" table:formula="of:=[.AF7]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office:value-type="string" table:style-name="ce17">
            <text:p>Matriz</text:p>
          </table:table-cell>
          <table:table-cell table:number-columns-repeated="16346"/>
        </table:table-row>
        <table:table-row table:style-name="ro3">
          <table:table-cell office:value-type="string" table:style-name="ce8">
            <text:p>IP sub-rede 1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office:value-type="string" table:style-name="ce17">
            <text:p>Prédio B</text:p>
          </table:table-cell>
          <table:table-cell table:number-columns-repeated="16346"/>
        </table:table-row>
        <table:table-row table:style-name="ro3">
          <table:table-cell office:value-type="string" table:style-name="ce8">
            <text:p>IP sub-rede 2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office:value-type="string" table:style-name="ce17">
            <text:p>Prédio C</text:p>
          </table:table-cell>
          <table:table-cell table:number-columns-repeated="16346"/>
        </table:table-row>
        <table:table-row table:style-name="ro3">
          <table:table-cell office:value-type="string" table:style-name="ce8">
            <text:p>IP sub-rede 3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0" table:formula="of:=[.AD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office:value-type="string" table:style-name="ce17">
            <text:p>Prédio D</text:p>
          </table:table-cell>
          <table:table-cell table:number-columns-repeated="16346"/>
        </table:table-row>
        <table:table-row table:style-name="ro3">
          <table:table-cell office:value-type="string" table:style-name="ce8">
            <text:p>IP sub-rede 4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0" table:formula="of:=[.AF$5]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5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0" table:formula="of:=[.AE$5]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6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F$5]" table:style-name="ce13">
            <text:p>0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3">
          <table:table-cell office:value-type="string" table:style-name="ce8">
            <text:p>IP sub-rede 7 (/27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1" table:formula="of:=[.G$5]" table:style-name="ce5">
            <text:p>1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1" table:formula="of:=[.M$5]" table:style-name="ce5">
            <text:p>1</text:p>
          </table:table-cell>
          <table:table-cell office:value-type="float" office:value="0" table:formula="of:=[.N$5]" table:style-name="ce5">
            <text:p>0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1" table:formula="of:=[.W$5]" table:style-name="ce5">
            <text:p>1</text:p>
          </table:table-cell>
          <table:table-cell office:value-type="float" office:value="0" table:formula="of:=[.X$5]" table:style-name="ce5">
            <text:p>0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0" table:formula="of:=[.Z$5]" table:style-name="ce5">
            <text:p>0</text:p>
          </table:table-cell>
          <table:table-cell office:value-type="float" office:value="1" table:formula="of:=[.AA$5]" table:style-name="ce5">
            <text:p>1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9">
            <text:p>0</text:p>
          </table:table-cell>
          <table:table-cell office:value-type="float" office:value="0" table:formula="of:=[.AH$5]" table:style-name="ce9">
            <text:p>0</text:p>
          </table:table-cell>
          <table:table-cell office:value-type="float" office:value="0" table:formula="of:=[.AI$5]" table:style-name="ce9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27" table:style-name="ce3"/>
          <table:table-cell table:number-columns-repeated="16320"/>
        </table:table-row>
        <table:table-row table:style-name="ro4">
          <table:table-cell table:number-columns-repeated="2" table:style-name="ce1"/>
          <table:table-cell table:number-columns-repeated="62" table:style-name="ce3"/>
          <table:table-cell table:number-columns-repeated="16320"/>
        </table:table-row>
        <table:table-row table:style-name="ro6">
          <table:table-cell office:value-type="string" table:style-name="ce4">
            <text:p>Máscara (/27)</text:p>
          </table:table-cell>
          <table:table-cell table:style-name="ce1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0">
            <text:p>255</text:p>
          </table:table-cell>
          <table:covered-table-cell table:number-columns-repeated="7"/>
          <table:table-cell table:style-name="ce3"/>
          <table:table-cell office:value-type="float" office:value="224" table:formula="of:=IF([.AD8];128)+IF([.AE8];64)+IF([.AF8];32)+IF([.AG8];16)+IF([.AH8];8)+IF([.AI8];4)+IF([.AJ8];2)+IF([.AK8];1)" table:number-columns-spanned="8" table:number-rows-spanned="1" table:style-name="ce10">
            <text:p>224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6">
          <table:table-cell office:value-type="string" table:style-name="ce8">
            <text:p>IP sub-rede 0 (/27)</text:p>
          </table:table-cell>
          <table:table-cell table:style-name="ce1"/>
          <table:table-cell office:value-type="float" office:value="200" table:formula="of:=IF([.C9];128)+IF([.D9];64)+IF([.E9];32)+IF([.F9];16)+IF([.G9];8)+IF([.H9];4)+IF([.I9];2)+IF([.J9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9];128)+IF([.M9];64)+IF([.N9];32)+IF([.O9];16)+IF([.P9];8)+IF([.Q9];4)+IF([.R9];2)+IF([.S9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9];128)+IF([.V9];64)+IF([.W9];32)+IF([.X9];16)+IF([.Y9];8)+IF([.Z9];4)+IF([.AA9];2)+IF([.AB9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0" table:formula="of:=IF([.AD9];128)+IF([.AE9];64)+IF([.AF9];32)+IF([.AG9];16)+IF([.AH9];8)+IF([.AI9];4)+IF([.AJ9];2)+IF([.AK9];1)" table:number-columns-spanned="8" table:number-rows-spanned="1" table:style-name="ce10">
            <text:p>0</text:p>
          </table:table-cell>
          <table:covered-table-cell table:number-columns-repeated="7"/>
          <table:table-cell office:value-type="string" table:style-name="ce17">
            <text:p>Prédio A</text:p>
          </table:table-cell>
          <table:table-cell table:number-columns-repeated="16346"/>
        </table:table-row>
        <table:table-row table:style-name="ro6">
          <table:table-cell office:value-type="string" table:style-name="ce8">
            <text:p>IP sub-rede 1 (/27)</text:p>
          </table:table-cell>
          <table:table-cell table:style-name="ce1"/>
          <table:table-cell office:value-type="float" office:value="200" table:formula="of:=IF([.C10];128)+IF([.D10];64)+IF([.E10];32)+IF([.F10];16)+IF([.G10];8)+IF([.H10];4)+IF([.I10];2)+IF([.J10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10];128)+IF([.M10];64)+IF([.N10];32)+IF([.O10];16)+IF([.P10];8)+IF([.Q10];4)+IF([.R10];2)+IF([.S10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10];128)+IF([.V10];64)+IF([.W10];32)+IF([.X10];16)+IF([.Y10];8)+IF([.Z10];4)+IF([.AA10];2)+IF([.AB10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32" table:formula="of:=IF([.AD10];128)+IF([.AE10];64)+IF([.AF10];32)+IF([.AG10];16)+IF([.AH10];8)+IF([.AI10];4)+IF([.AJ10];2)+IF([.AK10];1)" table:number-columns-spanned="8" table:number-rows-spanned="1" table:style-name="ce10">
            <text:p>32</text:p>
          </table:table-cell>
          <table:covered-table-cell table:number-columns-repeated="7"/>
          <table:table-cell office:value-type="string" table:style-name="ce17">
            <text:p>Prédio B</text:p>
          </table:table-cell>
          <table:table-cell table:number-columns-repeated="16346"/>
        </table:table-row>
        <table:table-row table:style-name="ro6">
          <table:table-cell office:value-type="string" table:style-name="ce8">
            <text:p>IP sub-rede 2 (/27)</text:p>
          </table:table-cell>
          <table:table-cell table:style-name="ce1"/>
          <table:table-cell office:value-type="float" office:value="200" table:formula="of:=IF([.C11];128)+IF([.D11];64)+IF([.E11];32)+IF([.F11];16)+IF([.G11];8)+IF([.H11];4)+IF([.I11];2)+IF([.J11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11];128)+IF([.M11];64)+IF([.N11];32)+IF([.O11];16)+IF([.P11];8)+IF([.Q11];4)+IF([.R11];2)+IF([.S11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11];128)+IF([.V11];64)+IF([.W11];32)+IF([.X11];16)+IF([.Y11];8)+IF([.Z11];4)+IF([.AA11];2)+IF([.AB11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64" table:formula="of:=IF([.AD11];128)+IF([.AE11];64)+IF([.AF11];32)+IF([.AG11];16)+IF([.AH11];8)+IF([.AI11];4)+IF([.AJ11];2)+IF([.AK11];1)" table:number-columns-spanned="8" table:number-rows-spanned="1" table:style-name="ce10">
            <text:p>64</text:p>
          </table:table-cell>
          <table:covered-table-cell table:number-columns-repeated="7"/>
          <table:table-cell office:value-type="string" table:style-name="ce17">
            <text:p>Prédio C</text:p>
          </table:table-cell>
          <table:table-cell table:number-columns-repeated="16346"/>
        </table:table-row>
        <table:table-row table:style-name="ro6">
          <table:table-cell office:value-type="string" table:style-name="ce8">
            <text:p>IP sub-rede 3 (/27)</text:p>
          </table:table-cell>
          <table:table-cell table:style-name="ce1"/>
          <table:table-cell office:value-type="float" office:value="200" table:formula="of:=IF([.C12];128)+IF([.D12];64)+IF([.E12];32)+IF([.F12];16)+IF([.G12];8)+IF([.H12];4)+IF([.I12];2)+IF([.J12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12];128)+IF([.M12];64)+IF([.N12];32)+IF([.O12];16)+IF([.P12];8)+IF([.Q12];4)+IF([.R12];2)+IF([.S12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12];128)+IF([.V12];64)+IF([.W12];32)+IF([.X12];16)+IF([.Y12];8)+IF([.Z12];4)+IF([.AA12];2)+IF([.AB12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96" table:formula="of:=IF([.AD12];128)+IF([.AE12];64)+IF([.AF12];32)+IF([.AG12];16)+IF([.AH12];8)+IF([.AI12];4)+IF([.AJ12];2)+IF([.AK12];1)" table:number-columns-spanned="8" table:number-rows-spanned="1" table:style-name="ce10">
            <text:p>96</text:p>
          </table:table-cell>
          <table:covered-table-cell table:number-columns-repeated="7"/>
          <table:table-cell office:value-type="string" table:style-name="ce17">
            <text:p>Prédio D</text:p>
          </table:table-cell>
          <table:table-cell table:number-columns-repeated="16346"/>
        </table:table-row>
        <table:table-row table:style-name="ro6">
          <table:table-cell office:value-type="string" table:style-name="ce8">
            <text:p>IP sub-rede 4 (/27)</text:p>
          </table:table-cell>
          <table:table-cell table:style-name="ce1"/>
          <table:table-cell office:value-type="float" office:value="200" table:formula="of:=IF([.C13];128)+IF([.D13];64)+IF([.E13];32)+IF([.F13];16)+IF([.G13];8)+IF([.H13];4)+IF([.I13];2)+IF([.J13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13];128)+IF([.M13];64)+IF([.N13];32)+IF([.O13];16)+IF([.P13];8)+IF([.Q13];4)+IF([.R13];2)+IF([.S13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13];128)+IF([.V13];64)+IF([.W13];32)+IF([.X13];16)+IF([.Y13];8)+IF([.Z13];4)+IF([.AA13];2)+IF([.AB13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128" table:formula="of:=IF([.AD13];128)+IF([.AE13];64)+IF([.AF13];32)+IF([.AG13];16)+IF([.AH13];8)+IF([.AI13];4)+IF([.AJ13];2)+IF([.AK13];1)" table:number-columns-spanned="8" table:number-rows-spanned="1" table:style-name="ce10">
            <text:p>128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6">
          <table:table-cell office:value-type="string" table:style-name="ce8">
            <text:p>IP sub-rede 5 (/27)</text:p>
          </table:table-cell>
          <table:table-cell table:style-name="ce1"/>
          <table:table-cell office:value-type="float" office:value="200" table:formula="of:=IF([.C14];128)+IF([.D14];64)+IF([.E14];32)+IF([.F14];16)+IF([.G14];8)+IF([.H14];4)+IF([.I14];2)+IF([.J14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14];128)+IF([.M14];64)+IF([.N14];32)+IF([.O14];16)+IF([.P14];8)+IF([.Q14];4)+IF([.R14];2)+IF([.S14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14];128)+IF([.V14];64)+IF([.W14];32)+IF([.X14];16)+IF([.Y14];8)+IF([.Z14];4)+IF([.AA14];2)+IF([.AB14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160" table:formula="of:=IF([.AD14];128)+IF([.AE14];64)+IF([.AF14];32)+IF([.AG14];16)+IF([.AH14];8)+IF([.AI14];4)+IF([.AJ14];2)+IF([.AK14];1)" table:number-columns-spanned="8" table:number-rows-spanned="1" table:style-name="ce10">
            <text:p>160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6">
          <table:table-cell office:value-type="string" table:style-name="ce8">
            <text:p>IP sub-rede 6 (/27)</text:p>
          </table:table-cell>
          <table:table-cell table:style-name="ce1"/>
          <table:table-cell office:value-type="float" office:value="200" table:formula="of:=IF([.C15];128)+IF([.D15];64)+IF([.E15];32)+IF([.F15];16)+IF([.G15];8)+IF([.H15];4)+IF([.I15];2)+IF([.J15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15];128)+IF([.M15];64)+IF([.N15];32)+IF([.O15];16)+IF([.P15];8)+IF([.Q15];4)+IF([.R15];2)+IF([.S15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15];128)+IF([.V15];64)+IF([.W15];32)+IF([.X15];16)+IF([.Y15];8)+IF([.Z15];4)+IF([.AA15];2)+IF([.AB15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192" table:formula="of:=IF([.AD15];128)+IF([.AE15];64)+IF([.AF15];32)+IF([.AG15];16)+IF([.AH15];8)+IF([.AI15];4)+IF([.AJ15];2)+IF([.AK15];1)" table:number-columns-spanned="8" table:number-rows-spanned="1" table:style-name="ce10">
            <text:p>192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6">
          <table:table-cell office:value-type="string" table:style-name="ce8">
            <text:p>IP sub-rede 7 (/27)</text:p>
          </table:table-cell>
          <table:table-cell table:style-name="ce1"/>
          <table:table-cell office:value-type="float" office:value="200" table:formula="of:=IF([.C16];128)+IF([.D16];64)+IF([.E16];32)+IF([.F16];16)+IF([.G16];8)+IF([.H16];4)+IF([.I16];2)+IF([.J16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200" table:formula="of:=IF([.L16];128)+IF([.M16];64)+IF([.N16];32)+IF([.O16];16)+IF([.P16];8)+IF([.Q16];4)+IF([.R16];2)+IF([.S16];1)" table:number-columns-spanned="8" table:number-rows-spanned="1" table:style-name="ce10">
            <text:p>200</text:p>
          </table:table-cell>
          <table:covered-table-cell table:number-columns-repeated="7"/>
          <table:table-cell table:style-name="ce6"/>
          <table:table-cell office:value-type="float" office:value="34" table:formula="of:=IF([.U16];128)+IF([.V16];64)+IF([.W16];32)+IF([.X16];16)+IF([.Y16];8)+IF([.Z16];4)+IF([.AA16];2)+IF([.AB16];1)" table:number-columns-spanned="8" table:number-rows-spanned="1" table:style-name="ce10">
            <text:p>34</text:p>
          </table:table-cell>
          <table:covered-table-cell table:number-columns-repeated="7"/>
          <table:table-cell table:style-name="ce6"/>
          <table:table-cell office:value-type="float" office:value="224" table:formula="of:=IF([.AD16];128)+IF([.AE16];64)+IF([.AF16];32)+IF([.AG16];16)+IF([.AH16];8)+IF([.AI16];4)+IF([.AJ16];2)+IF([.AK16];1)" table:number-columns-spanned="8" table:number-rows-spanned="1" table:style-name="ce10">
            <text:p>224</text:p>
          </table:table-cell>
          <table:covered-table-cell table:number-columns-repeated="7"/>
          <table:table-cell table:number-columns-repeated="27" table:style-name="ce3"/>
          <table:table-cell table:number-columns-repeated="16320"/>
        </table:table-row>
        <table:table-row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vlsm-links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5" table:default-cell-style-name="ce3"/>
        <table:table-column table:style-name="co3" table:number-columns-repeated="27" table:default-cell-style-name="ce3"/>
        <table:table-column table:style-name="co4" table:number-columns-repeated="16320" table:default-cell-style-name="ce1"/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92" table:number-columns-spanned="8" table:number-rows-spanned="1" table:style-name="ce10">
            <text:p>192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168" table:number-columns-spanned="8" table:number-rows-spanned="1" table:style-name="ce10">
            <text:p>168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0" table:number-columns-spanned="8" table:number-rows-spanned="1" table:style-name="ce10">
            <text:p>20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24" table:number-columns-spanned="8" table:number-rows-spanned="1" table:style-name="ce10">
            <text:p>224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000000" table:formula="of:=DEC2BIN([.C1];8)" table:number-columns-spanned="8" table:number-rows-spanned="1" table:style-name="ce12">
            <text:p>11000000</text:p>
          </table:table-cell>
          <table:covered-table-cell table:number-columns-repeated="7"/>
          <table:table-cell table:style-name="ce3"/>
          <table:table-cell office:value-type="string" office:string-value="10101000" table:formula="of:=DEC2BIN([.L1];8)" table:number-columns-spanned="8" table:number-rows-spanned="1" table:style-name="ce12">
            <text:p>10101000</text:p>
          </table:table-cell>
          <table:covered-table-cell table:number-columns-repeated="7"/>
          <table:table-cell table:style-name="ce3"/>
          <table:table-cell office:value-type="string" office:string-value="00010100" table:formula="of:=DEC2BIN([.U1];8)" table:number-columns-spanned="8" table:number-rows-spanned="1" table:style-name="ce12">
            <text:p>00010100</text:p>
          </table:table-cell>
          <table:covered-table-cell table:number-columns-repeated="7"/>
          <table:table-cell table:style-name="ce3"/>
          <table:table-cell office:value-type="string" office:string-value="11100000" table:formula="of:=DEC2BIN([.AD1];8)" table:number-columns-spanned="8" table:number-rows-spanned="1" table:style-name="ce12">
            <text:p>111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4">
            <text:p>Máscara (/27)</text:p>
          </table:table-cell>
          <table:table-cell table:style-name="ce1"/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55" table:number-columns-spanned="8" table:number-rows-spanned="1" table:style-name="ce10">
            <text:p>255</text:p>
          </table:table-cell>
          <table:covered-table-cell table:number-columns-repeated="7"/>
          <table:table-cell office:value-type="string" table:style-name="ce2">
            <text:p>.</text:p>
          </table:table-cell>
          <table:table-cell office:value-type="float" office:value="224" table:number-columns-spanned="8" table:number-rows-spanned="1" table:style-name="ce10">
            <text:p>224</text:p>
          </table:table-cell>
          <table:covered-table-cell table:number-columns-repeated="7"/>
          <table:table-cell table:number-columns-repeated="16347"/>
        </table:table-row>
        <table:table-row table:style-name="ro2">
          <table:table-cell table:number-columns-repeated="2" table:style-name="ce1"/>
          <table:table-cell office:value-type="string" office:string-value="11111111" table:formula="of:=DEC2BIN([.C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L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11111" table:formula="of:=DEC2BIN([.U3];8)" table:number-columns-spanned="8" table:number-rows-spanned="1" table:style-name="ce12">
            <text:p>11111111</text:p>
          </table:table-cell>
          <table:covered-table-cell table:number-columns-repeated="7"/>
          <table:table-cell table:style-name="ce3"/>
          <table:table-cell office:value-type="string" office:string-value="11100000" table:formula="of:=DEC2BIN([.AD3];8)" table:number-columns-spanned="8" table:number-rows-spanned="1" table:style-name="ce12">
            <text:p>11100000</text:p>
          </table:table-cell>
          <table:covered-table-cell table:number-columns-repeated="7"/>
          <table:table-cell table:number-columns-repeated="16347"/>
        </table:table-row>
        <table:table-row table:style-name="ro1">
          <table:table-cell office:value-type="string" table:style-name="ce2">
            <text:p>IP</text:p>
          </table:table-cell>
          <table:table-cell table:style-name="ce1"/>
          <table:table-cell office:value-type="float" office:value="1" table:formula="of:=VALUE(VALUE(MID([.$C2];1;1)))" table:style-name="ce5">
            <text:p>1</text:p>
          </table:table-cell>
          <table:table-cell office:value-type="float" office:value="1" table:formula="of:=VALUE(VALUE(MID([.$C2];2;1)))" table:style-name="ce5">
            <text:p>1</text:p>
          </table:table-cell>
          <table:table-cell office:value-type="float" office:value="0" table:formula="of:=VALUE(VALUE(MID([.$C2];3;1)))" table:style-name="ce5">
            <text:p>0</text:p>
          </table:table-cell>
          <table:table-cell office:value-type="float" office:value="0" table:formula="of:=VALUE(VALUE(MID([.$C2];4;1)))" table:style-name="ce5">
            <text:p>0</text:p>
          </table:table-cell>
          <table:table-cell office:value-type="float" office:value="0" table:formula="of:=VALUE(VALUE(MID([.$C2];5;1)))" table:style-name="ce5">
            <text:p>0</text:p>
          </table:table-cell>
          <table:table-cell office:value-type="float" office:value="0" table:formula="of:=VALUE(VALUE(MID([.$C2];6;1)))" table:style-name="ce5">
            <text:p>0</text:p>
          </table:table-cell>
          <table:table-cell office:value-type="float" office:value="0" table:formula="of:=VALUE(VALUE(MID([.$C2];7;1)))" table:style-name="ce5">
            <text:p>0</text:p>
          </table:table-cell>
          <table:table-cell office:value-type="float" office:value="0" table:formula="of:=VALUE(VALUE(MID([.$C2];8;1)))" table:style-name="ce5">
            <text:p>0</text:p>
          </table:table-cell>
          <table:table-cell table:style-name="ce6"/>
          <table:table-cell office:value-type="float" office:value="1" table:formula="of:=VALUE(VALUE(MID([.$L2];1;1)))" table:style-name="ce5">
            <text:p>1</text:p>
          </table:table-cell>
          <table:table-cell office:value-type="float" office:value="0" table:formula="of:=VALUE(VALUE(MID([.$L2];2;1)))" table:style-name="ce5">
            <text:p>0</text:p>
          </table:table-cell>
          <table:table-cell office:value-type="float" office:value="1" table:formula="of:=VALUE(VALUE(MID([.$L2];3;1)))" table:style-name="ce5">
            <text:p>1</text:p>
          </table:table-cell>
          <table:table-cell office:value-type="float" office:value="0" table:formula="of:=VALUE(VALUE(MID([.$L2];4;1)))" table:style-name="ce5">
            <text:p>0</text:p>
          </table:table-cell>
          <table:table-cell office:value-type="float" office:value="1" table:formula="of:=VALUE(VALUE(MID([.$L2];5;1)))" table:style-name="ce5">
            <text:p>1</text:p>
          </table:table-cell>
          <table:table-cell office:value-type="float" office:value="0" table:formula="of:=VALUE(VALUE(MID([.$L2];6;1)))" table:style-name="ce5">
            <text:p>0</text:p>
          </table:table-cell>
          <table:table-cell office:value-type="float" office:value="0" table:formula="of:=VALUE(VALUE(MID([.$L2];7;1)))" table:style-name="ce5">
            <text:p>0</text:p>
          </table:table-cell>
          <table:table-cell office:value-type="float" office:value="0" table:formula="of:=VALUE(VALUE(MID([.$L2];8;1)))" table:style-name="ce5">
            <text:p>0</text:p>
          </table:table-cell>
          <table:table-cell table:style-name="ce6"/>
          <table:table-cell office:value-type="float" office:value="0" table:formula="of:=VALUE(VALUE(MID([.$U2];1;1)))" table:style-name="ce5">
            <text:p>0</text:p>
          </table:table-cell>
          <table:table-cell office:value-type="float" office:value="0" table:formula="of:=VALUE(VALUE(MID([.$U2];2;1)))" table:style-name="ce5">
            <text:p>0</text:p>
          </table:table-cell>
          <table:table-cell office:value-type="float" office:value="0" table:formula="of:=VALUE(VALUE(MID([.$U2];3;1)))" table:style-name="ce5">
            <text:p>0</text:p>
          </table:table-cell>
          <table:table-cell office:value-type="float" office:value="1" table:formula="of:=VALUE(VALUE(MID([.$U2];4;1)))" table:style-name="ce5">
            <text:p>1</text:p>
          </table:table-cell>
          <table:table-cell office:value-type="float" office:value="0" table:formula="of:=VALUE(VALUE(MID([.$U2];5;1)))" table:style-name="ce5">
            <text:p>0</text:p>
          </table:table-cell>
          <table:table-cell office:value-type="float" office:value="1" table:formula="of:=VALUE(VALUE(MID([.$U2];6;1)))" table:style-name="ce5">
            <text:p>1</text:p>
          </table:table-cell>
          <table:table-cell office:value-type="float" office:value="0" table:formula="of:=VALUE(VALUE(MID([.$U2];7;1)))" table:style-name="ce5">
            <text:p>0</text:p>
          </table:table-cell>
          <table:table-cell office:value-type="float" office:value="0" table:formula="of:=VALUE(VALUE(MID([.$U2];8;1)))" table:style-name="ce5">
            <text:p>0</text:p>
          </table:table-cell>
          <table:table-cell table:style-name="ce6"/>
          <table:table-cell office:value-type="float" office:value="1" table:formula="of:=VALUE(VALUE(MID([.$AD2];1;1)))" table:style-name="ce13">
            <text:p>1</text:p>
          </table:table-cell>
          <table:table-cell office:value-type="float" office:value="1" table:formula="of:=VALUE(VALUE(MID([.$AD2];2;1)))" table:style-name="ce13">
            <text:p>1</text:p>
          </table:table-cell>
          <table:table-cell office:value-type="float" office:value="1" table:formula="of:=VALUE(VALUE(MID([.$AD2];3;1)))" table:style-name="ce13">
            <text:p>1</text:p>
          </table:table-cell>
          <table:table-cell office:value-type="float" office:value="0" table:formula="of:=VALUE(VALUE(MID([.$AD2];4;1)))" table:style-name="ce25">
            <text:p>0</text:p>
          </table:table-cell>
          <table:table-cell office:value-type="float" office:value="0" table:formula="of:=VALUE(VALUE(MID([.$AD2];5;1)))" table:style-name="ce25">
            <text:p>0</text:p>
          </table:table-cell>
          <table:table-cell office:value-type="float" office:value="0" table:formula="of:=VALUE(VALUE(MID([.$AD2];6;1)))" table:style-name="ce25">
            <text:p>0</text:p>
          </table:table-cell>
          <table:table-cell office:value-type="float" office:value="0" table:formula="of:=VALUE(VALUE(MID([.$AD2];7;1)))" table:style-name="ce6">
            <text:p>0</text:p>
          </table:table-cell>
          <table:table-cell office:value-type="float" office:value="0" table:formula="of:=VALUE(VALUE(MID([.$AD2];8;1)))" table:style-name="ce6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4">
            <text:p>Máscara (/27)</text:p>
          </table:table-cell>
          <table:table-cell table:style-name="ce1"/>
          <table:table-cell office:value-type="float" office:value="1" table:formula="of:=VALUE(VALUE(MID([.$C4];1;1)))" table:style-name="ce5">
            <text:p>1</text:p>
          </table:table-cell>
          <table:table-cell office:value-type="float" office:value="1" table:formula="of:=VALUE(VALUE(MID([.$C4];2;1)))" table:style-name="ce5">
            <text:p>1</text:p>
          </table:table-cell>
          <table:table-cell office:value-type="float" office:value="1" table:formula="of:=VALUE(VALUE(MID([.$C4];3;1)))" table:style-name="ce5">
            <text:p>1</text:p>
          </table:table-cell>
          <table:table-cell office:value-type="float" office:value="1" table:formula="of:=VALUE(VALUE(MID([.$C4];4;1)))" table:style-name="ce5">
            <text:p>1</text:p>
          </table:table-cell>
          <table:table-cell office:value-type="float" office:value="1" table:formula="of:=VALUE(VALUE(MID([.$C4];5;1)))" table:style-name="ce5">
            <text:p>1</text:p>
          </table:table-cell>
          <table:table-cell office:value-type="float" office:value="1" table:formula="of:=VALUE(VALUE(MID([.$C4];6;1)))" table:style-name="ce5">
            <text:p>1</text:p>
          </table:table-cell>
          <table:table-cell office:value-type="float" office:value="1" table:formula="of:=VALUE(VALUE(MID([.$C4];7;1)))" table:style-name="ce5">
            <text:p>1</text:p>
          </table:table-cell>
          <table:table-cell office:value-type="float" office:value="1" table:formula="of:=VALUE(VALUE(MID([.$C4];8;1)))" table:style-name="ce5">
            <text:p>1</text:p>
          </table:table-cell>
          <table:table-cell table:style-name="ce6"/>
          <table:table-cell office:value-type="float" office:value="1" table:formula="of:=VALUE(VALUE(MID([.$L4];1;1)))" table:style-name="ce5">
            <text:p>1</text:p>
          </table:table-cell>
          <table:table-cell office:value-type="float" office:value="1" table:formula="of:=VALUE(VALUE(MID([.$L4];2;1)))" table:style-name="ce5">
            <text:p>1</text:p>
          </table:table-cell>
          <table:table-cell office:value-type="float" office:value="1" table:formula="of:=VALUE(VALUE(MID([.$L4];3;1)))" table:style-name="ce5">
            <text:p>1</text:p>
          </table:table-cell>
          <table:table-cell office:value-type="float" office:value="1" table:formula="of:=VALUE(VALUE(MID([.$L4];4;1)))" table:style-name="ce5">
            <text:p>1</text:p>
          </table:table-cell>
          <table:table-cell office:value-type="float" office:value="1" table:formula="of:=VALUE(VALUE(MID([.$L4];5;1)))" table:style-name="ce5">
            <text:p>1</text:p>
          </table:table-cell>
          <table:table-cell office:value-type="float" office:value="1" table:formula="of:=VALUE(VALUE(MID([.$L4];6;1)))" table:style-name="ce5">
            <text:p>1</text:p>
          </table:table-cell>
          <table:table-cell office:value-type="float" office:value="1" table:formula="of:=VALUE(VALUE(MID([.$L4];7;1)))" table:style-name="ce5">
            <text:p>1</text:p>
          </table:table-cell>
          <table:table-cell office:value-type="float" office:value="1" table:formula="of:=VALUE(VALUE(MID([.$L4];8;1)))" table:style-name="ce5">
            <text:p>1</text:p>
          </table:table-cell>
          <table:table-cell table:style-name="ce6"/>
          <table:table-cell office:value-type="float" office:value="1" table:formula="of:=VALUE(VALUE(MID([.$U4];1;1)))" table:style-name="ce5">
            <text:p>1</text:p>
          </table:table-cell>
          <table:table-cell office:value-type="float" office:value="1" table:formula="of:=VALUE(VALUE(MID([.$U4];2;1)))" table:style-name="ce5">
            <text:p>1</text:p>
          </table:table-cell>
          <table:table-cell office:value-type="float" office:value="1" table:formula="of:=VALUE(VALUE(MID([.$U4];3;1)))" table:style-name="ce5">
            <text:p>1</text:p>
          </table:table-cell>
          <table:table-cell office:value-type="float" office:value="1" table:formula="of:=VALUE(VALUE(MID([.$U4];4;1)))" table:style-name="ce5">
            <text:p>1</text:p>
          </table:table-cell>
          <table:table-cell office:value-type="float" office:value="1" table:formula="of:=VALUE(VALUE(MID([.$U4];5;1)))" table:style-name="ce5">
            <text:p>1</text:p>
          </table:table-cell>
          <table:table-cell office:value-type="float" office:value="1" table:formula="of:=VALUE(VALUE(MID([.$U4];6;1)))" table:style-name="ce5">
            <text:p>1</text:p>
          </table:table-cell>
          <table:table-cell office:value-type="float" office:value="1" table:formula="of:=VALUE(VALUE(MID([.$U4];7;1)))" table:style-name="ce5">
            <text:p>1</text:p>
          </table:table-cell>
          <table:table-cell office:value-type="float" office:value="1" table:formula="of:=VALUE(VALUE(MID([.$U4];8;1)))" table:style-name="ce5">
            <text:p>1</text:p>
          </table:table-cell>
          <table:table-cell table:style-name="ce6"/>
          <table:table-cell office:value-type="float" office:value="1" table:formula="of:=VALUE(VALUE(MID([.$AD4];1;1)))" table:style-name="ce13">
            <text:p>1</text:p>
          </table:table-cell>
          <table:table-cell office:value-type="float" office:value="1" table:formula="of:=VALUE(VALUE(MID([.$AD4];2;1)))" table:style-name="ce13">
            <text:p>1</text:p>
          </table:table-cell>
          <table:table-cell office:value-type="float" office:value="1" table:formula="of:=VALUE(VALUE(MID([.$AD4];3;1)))" table:style-name="ce13">
            <text:p>1</text:p>
          </table:table-cell>
          <table:table-cell office:value-type="float" office:value="0" table:formula="of:=VALUE(VALUE(MID([.$AD4];4;1)))" table:style-name="ce25">
            <text:p>0</text:p>
          </table:table-cell>
          <table:table-cell office:value-type="float" office:value="0" table:formula="of:=VALUE(VALUE(MID([.$AD4];5;1)))" table:style-name="ce25">
            <text:p>0</text:p>
          </table:table-cell>
          <table:table-cell office:value-type="float" office:value="0" table:formula="of:=VALUE(VALUE(MID([.$AD4];6;1)))" table:style-name="ce25">
            <text:p>0</text:p>
          </table:table-cell>
          <table:table-cell office:value-type="float" office:value="0" table:formula="of:=VALUE(VALUE(MID([.$AD4];7;1)))" table:style-name="ce6">
            <text:p>0</text:p>
          </table:table-cell>
          <table:table-cell office:value-type="float" office:value="0" table:formula="of:=VALUE(VALUE(MID([.$AD4];8;1)))" table:style-name="ce6">
            <text:p>0</text:p>
          </table:table-cell>
          <table:table-cell table:number-columns-repeated="16347"/>
        </table:table-row>
        <table:table-row table:style-name="ro8">
          <table:table-cell table:number-columns-repeated="3" table:style-name="ce1"/>
          <table:table-cell table:number-columns-repeated="61" table:style-name="ce3"/>
          <table:table-cell table:number-columns-repeated="16320"/>
        </table:table-row>
        <table:table-row table:style-name="ro3">
          <table:table-cell office:value-type="string" table:style-name="ce4">
            <text:p>Máscara (/30)</text:p>
          </table:table-cell>
          <table:table-cell table:style-name="ce1"/>
          <table:table-cell office:value-type="float" office:value="1" table:formula="of:=[.C6]" table:style-name="ce5">
            <text:p>1</text:p>
          </table:table-cell>
          <table:table-cell office:value-type="float" office:value="1" table:formula="of:=[.D6]" table:style-name="ce5">
            <text:p>1</text:p>
          </table:table-cell>
          <table:table-cell office:value-type="float" office:value="1" table:formula="of:=[.E6]" table:style-name="ce5">
            <text:p>1</text:p>
          </table:table-cell>
          <table:table-cell office:value-type="float" office:value="1" table:formula="of:=[.F6]" table:style-name="ce5">
            <text:p>1</text:p>
          </table:table-cell>
          <table:table-cell office:value-type="float" office:value="1" table:formula="of:=[.G6]" table:style-name="ce5">
            <text:p>1</text:p>
          </table:table-cell>
          <table:table-cell office:value-type="float" office:value="1" table:formula="of:=[.H6]" table:style-name="ce5">
            <text:p>1</text:p>
          </table:table-cell>
          <table:table-cell office:value-type="float" office:value="1" table:formula="of:=[.I6]" table:style-name="ce5">
            <text:p>1</text:p>
          </table:table-cell>
          <table:table-cell office:value-type="float" office:value="1" table:formula="of:=[.J6]" table:style-name="ce5">
            <text:p>1</text:p>
          </table:table-cell>
          <table:table-cell table:style-name="ce6"/>
          <table:table-cell office:value-type="float" office:value="1" table:formula="of:=[.L6]" table:style-name="ce5">
            <text:p>1</text:p>
          </table:table-cell>
          <table:table-cell office:value-type="float" office:value="1" table:formula="of:=[.M6]" table:style-name="ce5">
            <text:p>1</text:p>
          </table:table-cell>
          <table:table-cell office:value-type="float" office:value="1" table:formula="of:=[.N6]" table:style-name="ce5">
            <text:p>1</text:p>
          </table:table-cell>
          <table:table-cell office:value-type="float" office:value="1" table:formula="of:=[.O6]" table:style-name="ce5">
            <text:p>1</text:p>
          </table:table-cell>
          <table:table-cell office:value-type="float" office:value="1" table:formula="of:=[.P6]" table:style-name="ce5">
            <text:p>1</text:p>
          </table:table-cell>
          <table:table-cell office:value-type="float" office:value="1" table:formula="of:=[.Q6]" table:style-name="ce5">
            <text:p>1</text:p>
          </table:table-cell>
          <table:table-cell office:value-type="float" office:value="1" table:formula="of:=[.R6]" table:style-name="ce5">
            <text:p>1</text:p>
          </table:table-cell>
          <table:table-cell office:value-type="float" office:value="1" table:formula="of:=[.S6]" table:style-name="ce5">
            <text:p>1</text:p>
          </table:table-cell>
          <table:table-cell table:style-name="ce6"/>
          <table:table-cell office:value-type="float" office:value="1" table:formula="of:=[.U6]" table:style-name="ce5">
            <text:p>1</text:p>
          </table:table-cell>
          <table:table-cell office:value-type="float" office:value="1" table:formula="of:=[.V6]" table:style-name="ce5">
            <text:p>1</text:p>
          </table:table-cell>
          <table:table-cell office:value-type="float" office:value="1" table:formula="of:=[.W6]" table:style-name="ce5">
            <text:p>1</text:p>
          </table:table-cell>
          <table:table-cell office:value-type="float" office:value="1" table:formula="of:=[.X6]" table:style-name="ce5">
            <text:p>1</text:p>
          </table:table-cell>
          <table:table-cell office:value-type="float" office:value="1" table:formula="of:=[.Y6]" table:style-name="ce5">
            <text:p>1</text:p>
          </table:table-cell>
          <table:table-cell office:value-type="float" office:value="1" table:formula="of:=[.Z6]" table:style-name="ce5">
            <text:p>1</text:p>
          </table:table-cell>
          <table:table-cell office:value-type="float" office:value="1" table:formula="of:=[.AA6]" table:style-name="ce5">
            <text:p>1</text:p>
          </table:table-cell>
          <table:table-cell office:value-type="float" office:value="1" table:formula="of:=[.AB6]" table:style-name="ce5">
            <text:p>1</text:p>
          </table:table-cell>
          <table:table-cell table:style-name="ce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J6]" table:style-name="ce9">
            <text:p>0</text:p>
          </table:table-cell>
          <table:table-cell office:value-type="float" office:value="0" table:formula="of:=[.AK6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0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25">
            <text:p>0</text:p>
          </table:table-cell>
          <table:table-cell office:value-type="float" office:value="0" table:formula="of:=[.AH$5]" table:style-name="ce25">
            <text:p>0</text:p>
          </table:table-cell>
          <table:table-cell office:value-type="float" office:value="0" table:formula="of:=[.AI$5]" table:style-name="ce25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1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formula="of:=[.AD$5]" table:style-name="ce13">
            <text:p>1</text:p>
          </table:table-cell>
          <table:table-cell office:value-type="float" office:value="1" table:formula="of:=[.AE$5]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25">
            <text:p>0</text:p>
          </table:table-cell>
          <table:table-cell office:value-type="float" office:value="0" table:formula="of:=[.AH$5]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2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formula="of:=[.AD$5]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formula="of:=[.AF$5]" table:style-name="ce13">
            <text:p>1</text:p>
          </table:table-cell>
          <table:table-cell office:value-type="float" office:value="0" table:formula="of:=[.AG$5]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I$5]" table:style-name="ce25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3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formula="of:=[.AD$5]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formula="of:=[.AG$5]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4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formula="of:=[.AE$5]" table:style-name="ce13">
            <text:p>1</text:p>
          </table:table-cell>
          <table:table-cell office:value-type="float" office:value="1" table:formula="of:=[.AF$5]" table:style-name="ce1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H$5]" table:style-name="ce25">
            <text:p>0</text:p>
          </table:table-cell>
          <table:table-cell office:value-type="float" office:value="0" table:formula="of:=[.AI$5]" table:style-name="ce25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5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formula="of:=[.AE$5]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H$5]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6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formula="of:=[.AF$5]" table:style-name="ce1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I$5]" table:style-name="ce25">
            <text:p>0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3">
          <table:table-cell office:value-type="string" table:style-name="ce8">
            <text:p>IP sub-rede 7 (/30)</text:p>
          </table:table-cell>
          <table:table-cell table:style-name="ce1"/>
          <table:table-cell office:value-type="float" office:value="1" table:formula="of:=[.C$5]" table:style-name="ce5">
            <text:p>1</text:p>
          </table:table-cell>
          <table:table-cell office:value-type="float" office:value="1" table:formula="of:=[.D$5]" table:style-name="ce5">
            <text:p>1</text:p>
          </table:table-cell>
          <table:table-cell office:value-type="float" office:value="0" table:formula="of:=[.E$5]" table:style-name="ce5">
            <text:p>0</text:p>
          </table:table-cell>
          <table:table-cell office:value-type="float" office:value="0" table:formula="of:=[.F$5]" table:style-name="ce5">
            <text:p>0</text:p>
          </table:table-cell>
          <table:table-cell office:value-type="float" office:value="0" table:formula="of:=[.G$5]" table:style-name="ce5">
            <text:p>0</text:p>
          </table:table-cell>
          <table:table-cell office:value-type="float" office:value="0" table:formula="of:=[.H$5]" table:style-name="ce5">
            <text:p>0</text:p>
          </table:table-cell>
          <table:table-cell office:value-type="float" office:value="0" table:formula="of:=[.I$5]" table:style-name="ce5">
            <text:p>0</text:p>
          </table:table-cell>
          <table:table-cell office:value-type="float" office:value="0" table:formula="of:=[.J$5]" table:style-name="ce5">
            <text:p>0</text:p>
          </table:table-cell>
          <table:table-cell table:style-name="ce6"/>
          <table:table-cell office:value-type="float" office:value="1" table:formula="of:=[.L$5]" table:style-name="ce5">
            <text:p>1</text:p>
          </table:table-cell>
          <table:table-cell office:value-type="float" office:value="0" table:formula="of:=[.M$5]" table:style-name="ce5">
            <text:p>0</text:p>
          </table:table-cell>
          <table:table-cell office:value-type="float" office:value="1" table:formula="of:=[.N$5]" table:style-name="ce5">
            <text:p>1</text:p>
          </table:table-cell>
          <table:table-cell office:value-type="float" office:value="0" table:formula="of:=[.O$5]" table:style-name="ce5">
            <text:p>0</text:p>
          </table:table-cell>
          <table:table-cell office:value-type="float" office:value="1" table:formula="of:=[.P$5]" table:style-name="ce5">
            <text:p>1</text:p>
          </table:table-cell>
          <table:table-cell office:value-type="float" office:value="0" table:formula="of:=[.Q$5]" table:style-name="ce5">
            <text:p>0</text:p>
          </table:table-cell>
          <table:table-cell office:value-type="float" office:value="0" table:formula="of:=[.R$5]" table:style-name="ce5">
            <text:p>0</text:p>
          </table:table-cell>
          <table:table-cell office:value-type="float" office:value="0" table:formula="of:=[.S$5]" table:style-name="ce5">
            <text:p>0</text:p>
          </table:table-cell>
          <table:table-cell table:style-name="ce6"/>
          <table:table-cell office:value-type="float" office:value="0" table:formula="of:=[.U$5]" table:style-name="ce5">
            <text:p>0</text:p>
          </table:table-cell>
          <table:table-cell office:value-type="float" office:value="0" table:formula="of:=[.V$5]" table:style-name="ce5">
            <text:p>0</text:p>
          </table:table-cell>
          <table:table-cell office:value-type="float" office:value="0" table:formula="of:=[.W$5]" table:style-name="ce5">
            <text:p>0</text:p>
          </table:table-cell>
          <table:table-cell office:value-type="float" office:value="1" table:formula="of:=[.X$5]" table:style-name="ce5">
            <text:p>1</text:p>
          </table:table-cell>
          <table:table-cell office:value-type="float" office:value="0" table:formula="of:=[.Y$5]" table:style-name="ce5">
            <text:p>0</text:p>
          </table:table-cell>
          <table:table-cell office:value-type="float" office:value="1" table:formula="of:=[.Z$5]" table:style-name="ce5">
            <text:p>1</text:p>
          </table:table-cell>
          <table:table-cell office:value-type="float" office:value="0" table:formula="of:=[.AA$5]" table:style-name="ce5">
            <text:p>0</text:p>
          </table:table-cell>
          <table:table-cell office:value-type="float" office:value="0" table:formula="of:=[.AB$5]" table:style-name="ce5">
            <text:p>0</text:p>
          </table:table-cell>
          <table:table-cell table:style-name="ce6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formula="of:=[.AJ$5]" table:style-name="ce9">
            <text:p>0</text:p>
          </table:table-cell>
          <table:table-cell office:value-type="float" office:value="0" table:formula="of:=[.AK$5]" table:style-name="ce9">
            <text:p>0</text:p>
          </table:table-cell>
          <table:table-cell table:number-columns-repeated="16347"/>
        </table:table-row>
        <table:table-row table:style-name="ro4">
          <table:table-cell table:number-columns-repeated="2" table:style-name="ce1"/>
          <table:table-cell table:number-columns-repeated="62" table:style-name="ce3"/>
          <table:table-cell table:number-columns-repeated="16320"/>
        </table:table-row>
        <table:table-row table:style-name="ro6">
          <table:table-cell office:value-type="string" table:style-name="ce4">
            <text:p>Máscara (/30)</text:p>
          </table:table-cell>
          <table:table-cell table:style-name="ce1"/>
          <table:table-cell office:value-type="float" office:value="255" table:formula="of:=IF([.C8];128)+IF([.D8];64)+IF([.E8];32)+IF([.F8];16)+IF([.G8];8)+IF([.H8];4)+IF([.I8];2)+IF([.J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L8];128)+IF([.M8];64)+IF([.N8];32)+IF([.O8];16)+IF([.P8];8)+IF([.Q8];4)+IF([.R8];2)+IF([.S8];1)" table:number-columns-spanned="8" table:number-rows-spanned="1" table:style-name="ce10">
            <text:p>255</text:p>
          </table:table-cell>
          <table:covered-table-cell table:number-columns-repeated="7"/>
          <table:table-cell table:style-name="ce6"/>
          <table:table-cell office:value-type="float" office:value="255" table:formula="of:=IF([.U8];128)+IF([.V8];64)+IF([.W8];32)+IF([.X8];16)+IF([.Y8];8)+IF([.Z8];4)+IF([.AA8];2)+IF([.AB8];1)" table:number-columns-spanned="8" table:number-rows-spanned="1" table:style-name="ce10">
            <text:p>255</text:p>
          </table:table-cell>
          <table:covered-table-cell table:number-columns-repeated="7"/>
          <table:table-cell table:style-name="ce3"/>
          <table:table-cell office:value-type="float" office:value="252" table:formula="of:=IF([.AD8];128)+IF([.AE8];64)+IF([.AF8];32)+IF([.AG8];16)+IF([.AH8];8)+IF([.AI8];4)+IF([.AJ8];2)+IF([.AK8];1)" table:number-columns-spanned="8" table:number-rows-spanned="1" table:style-name="ce10">
            <text:p>252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0 (/30)</text:p>
          </table:table-cell>
          <table:table-cell table:style-name="ce1"/>
          <table:table-cell office:value-type="float" office:value="192" table:formula="of:=IF([.C9];128)+IF([.D9];64)+IF([.E9];32)+IF([.F9];16)+IF([.G9];8)+IF([.H9];4)+IF([.I9];2)+IF([.J9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9];128)+IF([.M9];64)+IF([.N9];32)+IF([.O9];16)+IF([.P9];8)+IF([.Q9];4)+IF([.R9];2)+IF([.S9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9];128)+IF([.V9];64)+IF([.W9];32)+IF([.X9];16)+IF([.Y9];8)+IF([.Z9];4)+IF([.AA9];2)+IF([.AB9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24" table:formula="of:=IF([.AD9];128)+IF([.AE9];64)+IF([.AF9];32)+IF([.AG9];16)+IF([.AH9];8)+IF([.AI9];4)+IF([.AJ9];2)+IF([.AK9];1)" table:number-columns-spanned="8" table:number-rows-spanned="1" table:style-name="ce10">
            <text:p>224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1 (/30)</text:p>
          </table:table-cell>
          <table:table-cell table:style-name="ce1"/>
          <table:table-cell office:value-type="float" office:value="192" table:formula="of:=IF([.C10];128)+IF([.D10];64)+IF([.E10];32)+IF([.F10];16)+IF([.G10];8)+IF([.H10];4)+IF([.I10];2)+IF([.J10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0];128)+IF([.M10];64)+IF([.N10];32)+IF([.O10];16)+IF([.P10];8)+IF([.Q10];4)+IF([.R10];2)+IF([.S10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10];128)+IF([.V10];64)+IF([.W10];32)+IF([.X10];16)+IF([.Y10];8)+IF([.Z10];4)+IF([.AA10];2)+IF([.AB10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28" table:formula="of:=IF([.AD10];128)+IF([.AE10];64)+IF([.AF10];32)+IF([.AG10];16)+IF([.AH10];8)+IF([.AI10];4)+IF([.AJ10];2)+IF([.AK10];1)" table:number-columns-spanned="8" table:number-rows-spanned="1" table:style-name="ce10">
            <text:p>228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2 (/30)</text:p>
          </table:table-cell>
          <table:table-cell table:style-name="ce1"/>
          <table:table-cell office:value-type="float" office:value="192" table:formula="of:=IF([.C11];128)+IF([.D11];64)+IF([.E11];32)+IF([.F11];16)+IF([.G11];8)+IF([.H11];4)+IF([.I11];2)+IF([.J11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1];128)+IF([.M11];64)+IF([.N11];32)+IF([.O11];16)+IF([.P11];8)+IF([.Q11];4)+IF([.R11];2)+IF([.S11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11];128)+IF([.V11];64)+IF([.W11];32)+IF([.X11];16)+IF([.Y11];8)+IF([.Z11];4)+IF([.AA11];2)+IF([.AB11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32" table:formula="of:=IF([.AD11];128)+IF([.AE11];64)+IF([.AF11];32)+IF([.AG11];16)+IF([.AH11];8)+IF([.AI11];4)+IF([.AJ11];2)+IF([.AK11];1)" table:number-columns-spanned="8" table:number-rows-spanned="1" table:style-name="ce10">
            <text:p>232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3 (/30)</text:p>
          </table:table-cell>
          <table:table-cell table:style-name="ce1"/>
          <table:table-cell office:value-type="float" office:value="192" table:formula="of:=IF([.C12];128)+IF([.D12];64)+IF([.E12];32)+IF([.F12];16)+IF([.G12];8)+IF([.H12];4)+IF([.I12];2)+IF([.J12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2];128)+IF([.M12];64)+IF([.N12];32)+IF([.O12];16)+IF([.P12];8)+IF([.Q12];4)+IF([.R12];2)+IF([.S12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12];128)+IF([.V12];64)+IF([.W12];32)+IF([.X12];16)+IF([.Y12];8)+IF([.Z12];4)+IF([.AA12];2)+IF([.AB12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36" table:formula="of:=IF([.AD12];128)+IF([.AE12];64)+IF([.AF12];32)+IF([.AG12];16)+IF([.AH12];8)+IF([.AI12];4)+IF([.AJ12];2)+IF([.AK12];1)" table:number-columns-spanned="8" table:number-rows-spanned="1" table:style-name="ce10">
            <text:p>236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4 (/30)</text:p>
          </table:table-cell>
          <table:table-cell table:style-name="ce1"/>
          <table:table-cell office:value-type="float" office:value="192" table:formula="of:=IF([.C13];128)+IF([.D13];64)+IF([.E13];32)+IF([.F13];16)+IF([.G13];8)+IF([.H13];4)+IF([.I13];2)+IF([.J13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3];128)+IF([.M13];64)+IF([.N13];32)+IF([.O13];16)+IF([.P13];8)+IF([.Q13];4)+IF([.R13];2)+IF([.S13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13];128)+IF([.V13];64)+IF([.W13];32)+IF([.X13];16)+IF([.Y13];8)+IF([.Z13];4)+IF([.AA13];2)+IF([.AB13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40" table:formula="of:=IF([.AD13];128)+IF([.AE13];64)+IF([.AF13];32)+IF([.AG13];16)+IF([.AH13];8)+IF([.AI13];4)+IF([.AJ13];2)+IF([.AK13];1)" table:number-columns-spanned="8" table:number-rows-spanned="1" table:style-name="ce10">
            <text:p>240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5 (/30)</text:p>
          </table:table-cell>
          <table:table-cell table:style-name="ce1"/>
          <table:table-cell office:value-type="float" office:value="192" table:formula="of:=IF([.C14];128)+IF([.D14];64)+IF([.E14];32)+IF([.F14];16)+IF([.G14];8)+IF([.H14];4)+IF([.I14];2)+IF([.J14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4];128)+IF([.M14];64)+IF([.N14];32)+IF([.O14];16)+IF([.P14];8)+IF([.Q14];4)+IF([.R14];2)+IF([.S14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14];128)+IF([.V14];64)+IF([.W14];32)+IF([.X14];16)+IF([.Y14];8)+IF([.Z14];4)+IF([.AA14];2)+IF([.AB14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44" table:formula="of:=IF([.AD14];128)+IF([.AE14];64)+IF([.AF14];32)+IF([.AG14];16)+IF([.AH14];8)+IF([.AI14];4)+IF([.AJ14];2)+IF([.AK14];1)" table:number-columns-spanned="8" table:number-rows-spanned="1" table:style-name="ce10">
            <text:p>244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6 (/30)</text:p>
          </table:table-cell>
          <table:table-cell table:style-name="ce1"/>
          <table:table-cell office:value-type="float" office:value="192" table:formula="of:=IF([.C15];128)+IF([.D15];64)+IF([.E15];32)+IF([.F15];16)+IF([.G15];8)+IF([.H15];4)+IF([.I15];2)+IF([.J15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5];128)+IF([.M15];64)+IF([.N15];32)+IF([.O15];16)+IF([.P15];8)+IF([.Q15];4)+IF([.R15];2)+IF([.S15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15];128)+IF([.V15];64)+IF([.W15];32)+IF([.X15];16)+IF([.Y15];8)+IF([.Z15];4)+IF([.AA15];2)+IF([.AB15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48" table:formula="of:=IF([.AD15];128)+IF([.AE15];64)+IF([.AF15];32)+IF([.AG15];16)+IF([.AH15];8)+IF([.AI15];4)+IF([.AJ15];2)+IF([.AK15];1)" table:number-columns-spanned="8" table:number-rows-spanned="1" table:style-name="ce10">
            <text:p>248</text:p>
          </table:table-cell>
          <table:covered-table-cell table:number-columns-repeated="7"/>
          <table:table-cell table:number-columns-repeated="16347"/>
        </table:table-row>
        <table:table-row table:style-name="ro6">
          <table:table-cell office:value-type="string" table:style-name="ce8">
            <text:p>IP sub-rede 7 (/30)</text:p>
          </table:table-cell>
          <table:table-cell table:style-name="ce1"/>
          <table:table-cell office:value-type="float" office:value="192" table:formula="of:=IF([.C16];128)+IF([.D16];64)+IF([.E16];32)+IF([.F16];16)+IF([.G16];8)+IF([.H16];4)+IF([.I16];2)+IF([.J16];1)" table:number-columns-spanned="8" table:number-rows-spanned="1" table:style-name="ce10">
            <text:p>192</text:p>
          </table:table-cell>
          <table:covered-table-cell table:number-columns-repeated="7"/>
          <table:table-cell table:style-name="ce6"/>
          <table:table-cell office:value-type="float" office:value="168" table:formula="of:=IF([.L16];128)+IF([.M16];64)+IF([.N16];32)+IF([.O16];16)+IF([.P16];8)+IF([.Q16];4)+IF([.R16];2)+IF([.S16];1)" table:number-columns-spanned="8" table:number-rows-spanned="1" table:style-name="ce10">
            <text:p>168</text:p>
          </table:table-cell>
          <table:covered-table-cell table:number-columns-repeated="7"/>
          <table:table-cell table:style-name="ce6"/>
          <table:table-cell office:value-type="float" office:value="20" table:formula="of:=IF([.U16];128)+IF([.V16];64)+IF([.W16];32)+IF([.X16];16)+IF([.Y16];8)+IF([.Z16];4)+IF([.AA16];2)+IF([.AB16];1)" table:number-columns-spanned="8" table:number-rows-spanned="1" table:style-name="ce10">
            <text:p>20</text:p>
          </table:table-cell>
          <table:covered-table-cell table:number-columns-repeated="7"/>
          <table:table-cell table:style-name="ce6"/>
          <table:table-cell office:value-type="float" office:value="252" table:formula="of:=IF([.AD16];128)+IF([.AE16];64)+IF([.AF16];32)+IF([.AG16];16)+IF([.AH16];8)+IF([.AI16];4)+IF([.AJ16];2)+IF([.AK16];1)" table:number-columns-spanned="8" table:number-rows-spanned="1" table:style-name="ce10">
            <text:p>252</text:p>
          </table:table-cell>
          <table:covered-table-cell table:number-columns-repeated="7"/>
          <table:table-cell table:number-columns-repeated="16347"/>
        </table:table-row>
        <table:table-row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tabela-subredes" table:style-name="ta1">
        <table:table-column table:style-name="co9" table:default-cell-style-name="ce1"/>
        <table:table-column table:style-name="co10" table:number-columns-repeated="4" table:default-cell-style-name="ce1"/>
        <table:table-column table:style-name="co10" table:default-cell-style-name="ce26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26"/>
        <table:table-column table:style-name="co4" table:number-columns-repeated="16373" table:default-cell-style-name="ce1"/>
        <table:table-row table:style-name="ro4">
          <table:table-cell office:value-type="string" table:number-columns-spanned="7" table:number-rows-spanned="1" table:style-name="ce41">
            <text:p>Tabela Sub-Redes</text:p>
          </table:table-cell>
          <table:covered-table-cell table:number-columns-repeated="6"/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5">
          <table:table-cell office:value-type="string" table:number-columns-spanned="7" table:number-rows-spanned="1" table:style-name="ce42">
            <text:p>Prof. Fábio Favarim</text:p>
          </table:table-cell>
          <table:covered-table-cell table:number-columns-repeated="6"/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5">
          <table:table-cell table:style-name="ce27"/>
          <table:table-cell table:number-columns-repeated="6" table:style-name="ce28"/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5">
          <table:table-cell table:style-name="ce29"/>
          <table:table-cell office:value-type="string" table:style-name="ce28">
            <text:p>/25</text:p>
          </table:table-cell>
          <table:table-cell office:value-type="string" table:style-name="ce28">
            <text:p>/26</text:p>
          </table:table-cell>
          <table:table-cell office:value-type="string" table:style-name="ce28">
            <text:p>/27</text:p>
          </table:table-cell>
          <table:table-cell office:value-type="string" table:style-name="ce28">
            <text:p>/28</text:p>
          </table:table-cell>
          <table:table-cell office:value-type="string" table:style-name="ce28">
            <text:p>/29</text:p>
          </table:table-cell>
          <table:table-cell office:value-type="string" table:style-name="ce28">
            <text:p>/30</text:p>
          </table:table-cell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5">
          <table:table-cell office:value-type="string" table:style-name="ce28">
            <text:p>bits p/sub-rede</text:p>
          </table:table-cell>
          <table:table-cell office:value-type="string" table:style-name="ce30">
            <text:p>1</text:p>
          </table:table-cell>
          <table:table-cell office:value-type="string" table:style-name="ce30">
            <text:p>2</text:p>
          </table:table-cell>
          <table:table-cell office:value-type="string" table:style-name="ce30">
            <text:p>3</text:p>
          </table:table-cell>
          <table:table-cell office:value-type="string" table:style-name="ce30">
            <text:p>4</text:p>
          </table:table-cell>
          <table:table-cell office:value-type="string" table:style-name="ce30">
            <text:p>5</text:p>
          </table:table-cell>
          <table:table-cell office:value-type="string" table:style-name="ce30">
            <text:p>6</text:p>
          </table:table-cell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5">
          <table:table-cell office:value-type="string" table:style-name="ce31">
            <text:p>Sub-redes</text:p>
          </table:table-cell>
          <table:table-cell office:value-type="float" office:value="2" table:style-name="ce32">
            <text:p>2</text:p>
          </table:table-cell>
          <table:table-cell office:value-type="float" office:value="4" table:formula="of:=[.B6]*2" table:style-name="ce32">
            <text:p>4</text:p>
          </table:table-cell>
          <table:table-cell office:value-type="float" office:value="8" table:formula="of:=[.C6]*2" table:style-name="ce32">
            <text:p>8</text:p>
          </table:table-cell>
          <table:table-cell office:value-type="float" office:value="16" table:formula="of:=[.D6]*2" table:style-name="ce32">
            <text:p>16</text:p>
          </table:table-cell>
          <table:table-cell office:value-type="float" office:value="32" table:formula="of:=[.E6]*2" table:style-name="ce32">
            <text:p>32</text:p>
          </table:table-cell>
          <table:table-cell office:value-type="float" office:value="64" table:formula="of:=[.F6]*2" table:style-name="ce32">
            <text:p>64</text:p>
          </table:table-cell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5">
          <table:table-cell office:value-type="string" table:style-name="ce28">
            <text:p>bits de host</text:p>
          </table:table-cell>
          <table:table-cell office:value-type="string" table:style-name="ce30">
            <text:p>7</text:p>
          </table:table-cell>
          <table:table-cell office:value-type="string" table:style-name="ce30">
            <text:p>6</text:p>
          </table:table-cell>
          <table:table-cell office:value-type="string" table:style-name="ce30">
            <text:p>5</text:p>
          </table:table-cell>
          <table:table-cell office:value-type="string" table:style-name="ce30">
            <text:p>4</text:p>
          </table:table-cell>
          <table:table-cell office:value-type="string" table:style-name="ce30">
            <text:p>3</text:p>
          </table:table-cell>
          <table:table-cell office:value-type="string" table:style-name="ce30">
            <text:p>2</text:p>
          </table:table-cell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5">
          <table:table-cell office:value-type="string" table:style-name="ce31">
            <text:p>hosts total</text:p>
          </table:table-cell>
          <table:table-cell office:value-type="string" table:style-name="ce31">
            <text:p>2⁷ (128)</text:p>
          </table:table-cell>
          <table:table-cell office:value-type="string" table:style-name="ce31">
            <text:p>2⁶ (64)</text:p>
          </table:table-cell>
          <table:table-cell office:value-type="string" table:style-name="ce31">
            <text:p>2⁵ (32)</text:p>
          </table:table-cell>
          <table:table-cell office:value-type="string" table:style-name="ce31">
            <text:p>2⁴(16)</text:p>
          </table:table-cell>
          <table:table-cell office:value-type="string" table:style-name="ce31">
            <text:p>2³(8)</text:p>
          </table:table-cell>
          <table:table-cell office:value-type="string" table:style-name="ce31">
            <text:p>2²(4)</text:p>
          </table:table-cell>
          <table:table-cell table:number-columns-repeated="3" table:style-name="ce1"/>
          <table:table-cell table:style-name="ce26"/>
          <table:table-cell table:number-columns-repeated="16373"/>
        </table:table-row>
        <table:table-row table:style-name="ro9">
          <table:table-cell office:value-type="string" table:number-columns-spanned="1" table:number-rows-spanned="64" table:style-name="ce43">
            <text:p><text:span text:style-name="T1">.0<text:s/></text:span>(.1 - .254)<text:s/><text:span text:style-name="T3">.255</text:span></text:p>
          </table:table-cell>
          <table:table-cell office:value-type="string" table:number-columns-spanned="1" table:number-rows-spanned="32" table:style-name="ce43">
            <text:p><text:span text:style-name="T1">.0<text:s/></text:span>(.1 - .126)<text:s/><text:span text:style-name="T3">.127</text:span></text:p>
          </table:table-cell>
          <table:table-cell office:value-type="string" table:number-columns-spanned="1" table:number-rows-spanned="16" table:style-name="ce44">
            <text:p><text:span text:style-name="T1">.0</text:span><text:s/>(.1 - .62)<text:s/><text:span text:style-name="T3">.63</text:span></text:p>
          </table:table-cell>
          <table:table-cell office:value-type="string" table:number-columns-spanned="1" table:number-rows-spanned="8" table:style-name="ce43">
            <text:p><text:span text:style-name="T1">.0</text:span><text:s/>(.1 - .30)<text:s/><text:span text:style-name="T3">.31</text:span></text:p>
          </table:table-cell>
          <table:table-cell office:value-type="string" table:number-columns-spanned="1" table:number-rows-spanned="4" table:style-name="ce43">
            <text:p><text:span text:style-name="T1">.0</text:span><text:s/>(.1 - .14)<text:s/><text:span text:style-name="T3">.15</text:span></text:p>
          </table:table-cell>
          <table:table-cell office:value-type="string" table:number-columns-spanned="1" table:number-rows-spanned="2" table:style-name="ce43">
            <text:p><text:span text:style-name="T1">.0</text:span><text:s/>(.1 - .6)<text:s/><text:span text:style-name="T3">.7</text:span></text:p>
          </table:table-cell>
          <table:table-cell office:value-type="string" table:style-name="ce33">
            <text:p><text:span text:style-name="T1">.0<text:s/></text:span>(.1 - .2)<text:s/><text:span text:style-name="T3">.3</text:span></text:p>
          </table:table-cell>
          <table:table-cell table:style-name="ce34"/>
          <table:table-cell table:style-name="ce35"/>
          <table:table-cell office:value-type="string" table:style-name="ce36">
            <text:p>Utilizado</text:p>
          </table:table-cell>
          <table:table-cell table:style-name="ce37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4</text:span><text:s/>(.5 - .6)<text:s/><text:span text:style-name="T3">.7</text:span></text:p>
          </table:table-cell>
          <table:table-cell table:style-name="ce34"/>
          <table:table-cell table:style-name="ce38"/>
          <table:table-cell office:value-type="string" table:style-name="ce36">
            <text:p>Livre</text:p>
          </table:table-cell>
          <table:table-cell table:number-columns-repeated="16374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8<text:s/></text:span>(.9 - .14)<text:s/><text:span text:style-name="T3">.15</text:span></text:p>
          </table:table-cell>
          <table:table-cell office:value-type="string" table:style-name="ce33">
            <text:p><text:span text:style-name="T1">.8</text:span><text:s/>(.9 - .10)<text:s/><text:span text:style-name="T3">.11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2<text:s/></text:span>(.13 - .14)<text:s/><text:span text:style-name="T3">.15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16</text:span><text:s/>(.17 - .30)<text:s/><text:span text:style-name="T3">.31</text:span></text:p>
          </table:table-cell>
          <table:table-cell office:value-type="string" table:number-columns-spanned="1" table:number-rows-spanned="2" table:style-name="ce43">
            <text:p><text:span text:style-name="T1">.16</text:span><text:s/>(.17 - .22)<text:s/><text:span text:style-name="T3">.23</text:span></text:p>
          </table:table-cell>
          <table:table-cell office:value-type="string" table:style-name="ce33">
            <text:p><text:span text:style-name="T1">.16</text:span><text:s/>(.17 - .18)<text:s/><text:span text:style-name="T3">.19</text:span></text:p>
          </table:table-cell>
          <table:table-cell table:style-name="ce34"/>
          <table:table-cell table:number-columns-repeated="2" table:style-name="ce1"/>
          <table:table-cell table:style-name="ce37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20</text:span><text:s/>(.21 - .22)<text:s/><text:span text:style-name="T3">.23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24</text:span><text:s/>(.25 - .30)<text:s/><text:span text:style-name="T3">.31</text:span></text:p>
          </table:table-cell>
          <table:table-cell office:value-type="string" table:style-name="ce33">
            <text:p><text:span text:style-name="T1">.24</text:span><text:s/>(.25 - .26)<text:span text:style-name="T3"><text:s/>.27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28</text:span><text:s/>(.29 - .30)<text:span text:style-name="T3"><text:s/>.31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table-cell office:value-type="string" table:number-columns-spanned="1" table:number-rows-spanned="8" table:style-name="ce43">
            <text:p><text:span text:style-name="T1">.32</text:span><text:s/>(.33 - .62)<text:s/><text:span text:style-name="T3">.63</text:span></text:p>
          </table:table-cell>
          <table:table-cell office:value-type="string" table:number-columns-spanned="1" table:number-rows-spanned="4" table:style-name="ce43">
            <text:p><text:span text:style-name="T1">.32</text:span><text:s/>(.33 - .46)<text:s/><text:span text:style-name="T3">.47</text:span></text:p>
          </table:table-cell>
          <table:table-cell office:value-type="string" table:number-columns-spanned="1" table:number-rows-spanned="2" table:style-name="ce43">
            <text:p><text:span text:style-name="T1">.32</text:span><text:s/>(.33 - .38)<text:s/><text:span text:style-name="T3">.39</text:span></text:p>
          </table:table-cell>
          <table:table-cell office:value-type="string" table:style-name="ce33">
            <text:p><text:span text:style-name="T1">.32</text:span><text:s/>(.33 - .34)<text:span text:style-name="T3"><text:s/>.35</text:span></text:p>
          </table:table-cell>
          <table:table-cell table:style-name="ce34"/>
          <table:table-cell table:number-columns-repeated="2" table:style-name="ce1"/>
          <table:table-cell table:style-name="ce37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36<text:s/></text:span>(.37 - .38)<text:s/><text:span text:style-name="T3">.39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40</text:span><text:s/>(.41 - .46)<text:s/><text:span text:style-name="T3">.47</text:span></text:p>
          </table:table-cell>
          <table:table-cell office:value-type="string" table:style-name="ce33">
            <text:p><text:span text:style-name="T1">.40</text:span><text:s/>(.41 - .42)<text:s/><text:span text:style-name="T3">.43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44</text:span><text:s/>(.45 - .46) .<text:span text:style-name="T3">47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48</text:span><text:s/>(.49 - .62)<text:s/><text:span text:style-name="T3">.63</text:span></text:p>
          </table:table-cell>
          <table:table-cell office:value-type="string" table:number-columns-spanned="1" table:number-rows-spanned="2" table:style-name="ce43">
            <text:p><text:span text:style-name="T3">.48<text:s/></text:span>(.49 - .54)<text:span text:style-name="T3"><text:s/>.55</text:span></text:p>
          </table:table-cell>
          <table:table-cell office:value-type="string" table:style-name="ce33">
            <text:p><text:span text:style-name="T1">.48</text:span><text:s/>(.49 - .50)<text:s/><text:span text:style-name="T3">.51</text:span></text:p>
          </table:table-cell>
          <table:table-cell table:style-name="ce34"/>
          <table:table-cell table:number-columns-repeated="2" table:style-name="ce1"/>
          <table:table-cell table:number-columns-spanned="1" table:number-rows-spanned="2" table:style-name="ce45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52<text:s/></text:span>(.53 - .54)<text:s/><text:span text:style-name="T3">.55</text:span></text:p>
          </table:table-cell>
          <table:table-cell table:style-name="ce34"/>
          <table:table-cell table:number-columns-repeated="2" table:style-name="ce1"/>
          <table:covered-table-cell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56<text:s/></text:span>(.57 - .62)<text:span text:style-name="T4"><text:s/></text:span><text:span text:style-name="T3">.63</text:span></text:p>
          </table:table-cell>
          <table:table-cell office:value-type="string" table:style-name="ce33">
            <text:p><text:span text:style-name="T1">.56</text:span><text:s/>(.57 - .58)<text:s/><text:span text:style-name="T3">.59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60</text:span><text:s/>(.61 - .62)<text:s/><text:span text:style-name="T3">.63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table-cell office:value-type="string" table:number-columns-spanned="1" table:number-rows-spanned="16" table:style-name="ce43">
            <text:p><text:span text:style-name="T1">.64<text:s/></text:span>(.65 - .126)<text:s/><text:span text:style-name="T3">.127</text:span></text:p>
          </table:table-cell>
          <table:table-cell office:value-type="string" table:number-columns-spanned="1" table:number-rows-spanned="8" table:style-name="ce44">
            <text:p><text:span text:style-name="T1">.64<text:s/></text:span>(.65 - .94)<text:s/><text:span text:style-name="T3">.95</text:span></text:p>
          </table:table-cell>
          <table:table-cell office:value-type="string" table:number-columns-spanned="1" table:number-rows-spanned="4" table:style-name="ce43">
            <text:p><text:span text:style-name="T1">.64<text:s/></text:span>(.65 - .78)<text:s/><text:span text:style-name="T3">.79</text:span></text:p>
          </table:table-cell>
          <table:table-cell office:value-type="string" table:number-columns-spanned="1" table:number-rows-spanned="2" table:style-name="ce43">
            <text:p><text:span text:style-name="T1">.64<text:s/></text:span>(.65 - .70)<text:span text:style-name="T1"><text:s/></text:span><text:span text:style-name="T3">.71</text:span></text:p>
          </table:table-cell>
          <table:table-cell office:value-type="string" table:style-name="ce33">
            <text:p><text:span text:style-name="T1">.64</text:span><text:s/>(.65 - .66)<text:s/><text:span text:style-name="T3">.67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68</text:span><text:s/>(.69 - .70)<text:s/><text:span text:style-name="T3">.71</text:span></text:p>
          </table:table-cell>
          <table:table-cell table:style-name="ce34"/>
          <table:table-cell table:number-columns-repeated="2" table:style-name="ce1"/>
          <table:table-cell table:number-columns-spanned="1" table:number-rows-spanned="2" table:style-name="ce45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72</text:span><text:s/>(.73 - .78)<text:s/><text:span text:style-name="T4">.</text:span><text:span text:style-name="T3">79</text:span></text:p>
          </table:table-cell>
          <table:table-cell office:value-type="string" table:style-name="ce33">
            <text:p><text:span text:style-name="T1">.72</text:span><text:s/>(.73 - .74)<text:span text:style-name="T4"><text:s/></text:span><text:span text:style-name="T3">.75</text:span></text:p>
          </table:table-cell>
          <table:table-cell table:style-name="ce34"/>
          <table:table-cell table:number-columns-repeated="2" table:style-name="ce1"/>
          <table:covered-table-cell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76<text:s/></text:span>(.77 - .78) .<text:span text:style-name="T3">79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80</text:span><text:s/>(.81 - .94)<text:s/><text:span text:style-name="T3">.95</text:span></text:p>
          </table:table-cell>
          <table:table-cell office:value-type="string" table:number-columns-spanned="1" table:number-rows-spanned="2" table:style-name="ce43">
            <text:p><text:span text:style-name="T1">.80<text:s/></text:span>(.81 - .86)<text:span text:style-name="T4"><text:s/></text:span><text:span text:style-name="T3">.87</text:span></text:p>
          </table:table-cell>
          <table:table-cell office:value-type="string" table:style-name="ce33">
            <text:p><text:span text:style-name="T1">.80<text:s/></text:span>(.81 - .82)<text:s/><text:span text:style-name="T3">.83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84<text:s/></text:span>(.85 - .86)<text:s/><text:span text:style-name="T3">.87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88</text:span><text:s/>(.89 - .94)<text:s/><text:span text:style-name="T3">.95</text:span></text:p>
          </table:table-cell>
          <table:table-cell office:value-type="string" table:style-name="ce33">
            <text:p><text:span text:style-name="T1">.88<text:s/></text:span>(.89 - .90)<text:s/><text:span text:style-name="T3">.91</text:span></text:p>
          </table:table-cell>
          <table:table-cell table:style-name="ce34"/>
          <table:table-cell table:number-columns-repeated="2" table:style-name="ce1"/>
          <table:table-cell table:number-columns-spanned="1" table:number-rows-spanned="2" table:style-name="ce45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92</text:span><text:s/>(.93 - .94)<text:s/><text:span text:style-name="T3">.95</text:span></text:p>
          </table:table-cell>
          <table:table-cell table:style-name="ce34"/>
          <table:table-cell table:number-columns-repeated="2" table:style-name="ce1"/>
          <table:covered-table-cell/>
          <table:table-cell table:number-columns-repeated="16373"/>
        </table:table-row>
        <table:table-row table:style-name="ro9">
          <table:covered-table-cell/>
          <table:covered-table-cell/>
          <table:covered-table-cell/>
          <table:table-cell office:value-type="string" table:number-columns-spanned="1" table:number-rows-spanned="8" table:style-name="ce44">
            <text:p><text:span text:style-name="T1">.96</text:span><text:s/>(.97 - .126)<text:s/><text:span text:style-name="T3">.127</text:span></text:p>
          </table:table-cell>
          <table:table-cell office:value-type="string" table:number-columns-spanned="1" table:number-rows-spanned="4" table:style-name="ce43">
            <text:p><text:span text:style-name="T1">.96</text:span><text:s/>(.97 - .110)<text:s/><text:span text:style-name="T3">.111</text:span></text:p>
          </table:table-cell>
          <table:table-cell office:value-type="string" table:number-columns-spanned="1" table:number-rows-spanned="2" table:style-name="ce43">
            <text:p><text:span text:style-name="T1">.96</text:span><text:s/>(.97 - .102)<text:s/><text:span text:style-name="T3">.103</text:span></text:p>
          </table:table-cell>
          <table:table-cell office:value-type="string" table:style-name="ce33">
            <text:p><text:span text:style-name="T1">.96</text:span><text:s/>(.97 - .98)<text:s/><text:span text:style-name="T3">.99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00<text:s/></text:span>(.101 - .102)<text:s/><text:span text:style-name="T3">.103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104<text:s/></text:span>(.105 - .110)<text:s/><text:span text:style-name="T3">.111</text:span></text:p>
          </table:table-cell>
          <table:table-cell office:value-type="string" table:style-name="ce33">
            <text:p><text:span text:style-name="T1">.104<text:s/></text:span>(.105 - .106)<text:s/><text:span text:style-name="T3">.107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08<text:s/></text:span>(.109 - .110)<text:s/><text:span text:style-name="T3">.111</text:span></text:p>
          </table:table-cell>
          <table:table-cell table:style-name="ce34"/>
          <table:table-cell table:number-columns-repeated="2" table:style-name="ce1"/>
          <table:table-cell table:number-columns-spanned="1" table:number-rows-spanned="2" table:style-name="ce45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112<text:s/></text:span>(.113 - .126)<text:s/><text:span text:style-name="T3">.127</text:span></text:p>
          </table:table-cell>
          <table:table-cell office:value-type="string" table:number-columns-spanned="1" table:number-rows-spanned="2" table:style-name="ce43">
            <text:p><text:span text:style-name="T1">.112<text:s/></text:span>(.113 - .118)<text:s/><text:span text:style-name="T3">.119</text:span></text:p>
          </table:table-cell>
          <table:table-cell office:value-type="string" table:style-name="ce33">
            <text:p><text:span text:style-name="T1">.112<text:s/></text:span>(.113 - .114)<text:s/><text:span text:style-name="T3">.115</text:span></text:p>
          </table:table-cell>
          <table:table-cell table:style-name="ce34"/>
          <table:table-cell table:number-columns-repeated="2" table:style-name="ce1"/>
          <table:covered-table-cell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16<text:s/></text:span>(.117 - .118)<text:s/><text:span text:style-name="T3">.119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120<text:s/></text:span>(.121 - .126)<text:s/><text:span text:style-name="T3">.127</text:span></text:p>
          </table:table-cell>
          <table:table-cell office:value-type="string" table:style-name="ce33">
            <text:p><text:span text:style-name="T1">.120</text:span><text:s/>(.121 - .122)<text:s/><text:span text:style-name="T3">.123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24<text:s/></text:span>(.125 - .126)<text:s/><text:span text:style-name="T3">.127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table-cell office:value-type="string" table:number-columns-spanned="1" table:number-rows-spanned="32" table:style-name="ce43">
            <text:p><text:span text:style-name="T1">.128<text:s/></text:span>(.129 - .254)<text:s/><text:span text:style-name="T3">.255</text:span></text:p>
          </table:table-cell>
          <table:table-cell office:value-type="string" table:number-columns-spanned="1" table:number-rows-spanned="16" table:style-name="ce43">
            <text:p><text:span text:style-name="T1">.128<text:s/></text:span>(.129 - .190)<text:s/><text:span text:style-name="T3">.191</text:span></text:p>
          </table:table-cell>
          <table:table-cell office:value-type="string" table:number-columns-spanned="1" table:number-rows-spanned="8" table:style-name="ce44">
            <text:p><text:span text:style-name="T1">.128<text:s/></text:span>(.129 - .158)<text:s/><text:span text:style-name="T3">.159</text:span></text:p>
          </table:table-cell>
          <table:table-cell office:value-type="string" table:number-columns-spanned="1" table:number-rows-spanned="4" table:style-name="ce43">
            <text:p><text:span text:style-name="T1">.128<text:s/></text:span>(.129 - .142)<text:s/><text:span text:style-name="T3">.143</text:span></text:p>
          </table:table-cell>
          <table:table-cell office:value-type="string" table:number-columns-spanned="1" table:number-rows-spanned="2" table:style-name="ce43">
            <text:p><text:span text:style-name="T1">.128<text:s/></text:span>(.129 - .134)<text:s/><text:span text:style-name="T3">.135</text:span></text:p>
          </table:table-cell>
          <table:table-cell office:value-type="string" table:style-name="ce33">
            <text:p><text:span text:style-name="T1">.128<text:s/></text:span>(.129 - .130)<text:s/><text:span text:style-name="T3">.131</text:span></text:p>
          </table:table-cell>
          <table:table-cell table:style-name="ce34"/>
          <table:table-cell table:number-columns-repeated="2" table:style-name="ce1"/>
          <table:table-cell table:number-columns-spanned="1" table:number-rows-spanned="2" table:style-name="ce45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32<text:s/></text:span>(.133 - .134)<text:s/><text:span text:style-name="T3">.135</text:span></text:p>
          </table:table-cell>
          <table:table-cell table:style-name="ce34"/>
          <table:table-cell table:number-columns-repeated="2" table:style-name="ce1"/>
          <table:covered-table-cell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136<text:s/></text:span>(.137 - .142)<text:s/><text:span text:style-name="T3">.143</text:span></text:p>
          </table:table-cell>
          <table:table-cell office:value-type="string" table:style-name="ce33">
            <text:p><text:span text:style-name="T1">.136<text:s/></text:span>(.137 - .138)<text:s/><text:span text:style-name="T3">.139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40<text:s/></text:span>(.141 - .142)<text:s/><text:span text:style-name="T3">.143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144<text:s/></text:span>(.145 - .158)<text:s/><text:span text:style-name="T3">.159</text:span></text:p>
          </table:table-cell>
          <table:table-cell office:value-type="string" table:number-columns-spanned="1" table:number-rows-spanned="2" table:style-name="ce43">
            <text:p><text:span text:style-name="T1">.144<text:s/></text:span>(.145 - .150)<text:s/><text:span text:style-name="T3">.151</text:span></text:p>
          </table:table-cell>
          <table:table-cell office:value-type="string" table:style-name="ce33">
            <text:p><text:span text:style-name="T1">.144<text:s/></text:span>(.145 - .146)<text:s/><text:span text:style-name="T3">.147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48<text:s/></text:span>(.149 - .150)<text:s/><text:span text:style-name="T3">.151</text:span></text:p>
          </table:table-cell>
          <table:table-cell table:style-name="ce34"/>
          <table:table-cell table:number-columns-repeated="2" table:style-name="ce1"/>
          <table:table-cell table:number-columns-spanned="1" table:number-rows-spanned="2" table:style-name="ce45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152<text:s/></text:span>(.153 - .158)<text:s/><text:span text:style-name="T3">.159</text:span></text:p>
          </table:table-cell>
          <table:table-cell office:value-type="string" table:style-name="ce33">
            <text:p><text:span text:style-name="T1">.152<text:s/></text:span>(.153 - .154) .<text:span text:style-name="T1">155</text:span></text:p>
          </table:table-cell>
          <table:table-cell table:style-name="ce34"/>
          <table:table-cell table:number-columns-repeated="2" table:style-name="ce1"/>
          <table:covered-table-cell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56<text:s/></text:span>(.157 - .158)<text:s/><text:span text:style-name="T3">.159</text:span></text:p>
          </table:table-cell>
          <table:table-cell table:style-name="ce34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table-cell office:value-type="string" table:number-columns-spanned="1" table:number-rows-spanned="8" table:style-name="ce44">
            <text:p><text:span text:style-name="T1">.160<text:s/></text:span>(.161 - .190)<text:s/><text:span text:style-name="T3">.191</text:span></text:p>
          </table:table-cell>
          <table:table-cell office:value-type="string" table:number-columns-spanned="1" table:number-rows-spanned="4" table:style-name="ce43">
            <text:p><text:span text:style-name="T1">.160<text:s/></text:span>(.161 - .174)<text:s/><text:span text:style-name="T3">.175</text:span></text:p>
          </table:table-cell>
          <table:table-cell office:value-type="string" table:number-columns-spanned="1" table:number-rows-spanned="2" table:style-name="ce43">
            <text:p><text:span text:style-name="T1">.160<text:s/></text:span>(.161 - .166)<text:s/><text:span text:style-name="T3">.167</text:span></text:p>
          </table:table-cell>
          <table:table-cell office:value-type="string" table:style-name="ce33">
            <text:p><text:span text:style-name="T1">.160<text:s/></text:span>(.161 - .162)<text:s/><text:span text:style-name="T3">.163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64<text:s/></text:span>(.165 - .166)<text:s/><text:span text:style-name="T3">.167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168<text:s/></text:span>(.169 - .174)<text:s/><text:span text:style-name="T3">.175</text:span></text:p>
          </table:table-cell>
          <table:table-cell office:value-type="string" table:style-name="ce33">
            <text:p><text:span text:style-name="T1">.168<text:s/></text:span>(.169 - .170)<text:s/><text:span text:style-name="T3">.171</text:span></text:p>
          </table:table-cell>
          <table:table-cell table:style-name="ce34"/>
          <table:table-cell table:number-columns-repeated="2" table:style-name="ce1"/>
          <table:table-cell table:number-columns-spanned="1" table:number-rows-spanned="2" table:style-name="ce45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72<text:s/></text:span>(.173 - .174)<text:s/><text:span text:style-name="T3">.175</text:span></text:p>
          </table:table-cell>
          <table:table-cell table:style-name="ce34"/>
          <table:table-cell table:number-columns-repeated="2" table:style-name="ce1"/>
          <table:covered-table-cell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176<text:s/></text:span>(.177 - .190)<text:s/><text:span text:style-name="T3">.191</text:span></text:p>
          </table:table-cell>
          <table:table-cell office:value-type="string" table:number-columns-spanned="1" table:number-rows-spanned="2" table:style-name="ce43">
            <text:p><text:span text:style-name="T1">.176<text:s/></text:span>(.177 - .182)<text:s/><text:span text:style-name="T3">.183</text:span></text:p>
          </table:table-cell>
          <table:table-cell office:value-type="string" table:style-name="ce33">
            <text:p><text:span text:style-name="T1">.176<text:s/></text:span>(.177 - .178)<text:s/><text:span text:style-name="T3">.179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80<text:s/></text:span>(.181 - .182)<text:s/><text:span text:style-name="T3">.183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184<text:s/></text:span>(.185 - .190)<text:s/><text:span text:style-name="T3">.191</text:span></text:p>
          </table:table-cell>
          <table:table-cell office:value-type="string" table:style-name="ce33">
            <text:p><text:span text:style-name="T1">.184<text:s/></text:span>(.185 - .186)<text:s/><text:span text:style-name="T3">.187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88<text:s/></text:span>(.189 - .190)<text:s/><text:span text:style-name="T3">.191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number-columns-spanned="1" table:number-rows-spanned="16" table:style-name="ce43">
            <text:p><text:span text:style-name="T1">.192<text:s/></text:span>(.193 - .254)<text:s/><text:span text:style-name="T3">.255</text:span></text:p>
          </table:table-cell>
          <table:table-cell office:value-type="string" table:number-columns-spanned="1" table:number-rows-spanned="8" table:style-name="ce46">
            <text:p><text:span text:style-name="T1">.192<text:s/></text:span>(.193 - .222)<text:s/><text:span text:style-name="T3">.223</text:span></text:p>
          </table:table-cell>
          <table:table-cell office:value-type="string" table:number-columns-spanned="1" table:number-rows-spanned="4" table:style-name="ce43">
            <text:p><text:span text:style-name="T1">.192<text:s/></text:span>(.193 - .206)<text:s/><text:span text:style-name="T3">.207</text:span></text:p>
          </table:table-cell>
          <table:table-cell office:value-type="string" table:number-columns-spanned="1" table:number-rows-spanned="2" table:style-name="ce43">
            <text:p><text:span text:style-name="T1">.192<text:s/></text:span>(.193 - .198)<text:s/><text:span text:style-name="T3">.199</text:span></text:p>
          </table:table-cell>
          <table:table-cell office:value-type="string" table:style-name="ce33">
            <text:p><text:span text:style-name="T1">.192<text:s/></text:span>(.193 - .194)<text:s/><text:span text:style-name="T3">.195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196<text:s/></text:span>(.197 - .198)<text:s/><text:span text:style-name="T3">.199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200<text:s/></text:span>(.201 - .206)<text:s/><text:span text:style-name="T3">.207</text:span></text:p>
          </table:table-cell>
          <table:table-cell office:value-type="string" table:style-name="ce33">
            <text:p><text:span text:style-name="T1">.200<text:s/></text:span>(.201 - .202)<text:s/><text:span text:style-name="T3">.203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204<text:s/></text:span>(.205 - .206)<text:s/><text:span text:style-name="T3">.207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208<text:s/></text:span>(.209 - .222)<text:s/><text:span text:style-name="T3">.223</text:span></text:p>
          </table:table-cell>
          <table:table-cell office:value-type="string" table:number-columns-spanned="1" table:number-rows-spanned="2" table:style-name="ce43">
            <text:p><text:span text:style-name="T1">.208<text:s/></text:span>(.209 - .214)<text:s/><text:span text:style-name="T1">.215</text:span></text:p>
          </table:table-cell>
          <table:table-cell office:value-type="string" table:style-name="ce33">
            <text:p><text:span text:style-name="T1">.208<text:s/></text:span>(.209 - .210)<text:s/><text:span text:style-name="T3">.211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212<text:s/></text:span>(.213 - .214)<text:s/><text:span text:style-name="T3">.215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216<text:s/></text:span>(.217 - .222)<text:s/><text:span text:style-name="T3">.223</text:span></text:p>
          </table:table-cell>
          <table:table-cell office:value-type="string" table:style-name="ce33">
            <text:p><text:span text:style-name="T1">.216<text:s/></text:span>(.217 - .218)<text:s/><text:span text:style-name="T3">.219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<text:span text:style-name="T1">.220<text:s/></text:span>(.221 - .222)<text:s/><text:span text:style-name="T3">.223</text:span></text:p>
          </table:table-cell>
          <table:table-cell table:style-name="ce34"/>
          <table:table-cell table:number-columns-repeated="2" table:style-name="ce1"/>
          <table:table-cell table:style-name="ce26"/>
          <table:table-cell table:number-columns-repeated="16373"/>
        </table:table-row>
        <table:table-row table:style-name="ro9">
          <table:covered-table-cell/>
          <table:covered-table-cell/>
          <table:covered-table-cell/>
          <table:table-cell office:value-type="string" table:number-columns-spanned="1" table:number-rows-spanned="8" table:style-name="ce43">
            <text:p><text:span text:style-name="T1">.224<text:s/></text:span>(.225 - .254)<text:s/><text:span text:style-name="T1">.255</text:span></text:p>
          </table:table-cell>
          <table:table-cell office:value-type="string" table:number-columns-spanned="1" table:number-rows-spanned="4" table:style-name="ce43">
            <text:p><text:span text:style-name="T1">.224<text:s/></text:span>(.225 - .238)<text:s/><text:span text:style-name="T3">.239</text:span></text:p>
          </table:table-cell>
          <table:table-cell office:value-type="string" table:number-columns-spanned="1" table:number-rows-spanned="2" table:style-name="ce43">
            <text:p><text:span text:style-name="T1">.224<text:s/></text:span>(.225 - .230)<text:s/><text:span text:style-name="T3">.231</text:span></text:p>
          </table:table-cell>
          <table:table-cell office:value-type="string" table:style-name="ce39">
            <text:p><text:span text:style-name="T1">.224<text:s/></text:span>(.225 - .226)<text:s/><text:span text:style-name="T3">.227</text:span></text:p>
          </table:table-cell>
          <table:table-cell table:style-name="ce34"/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<text:span text:style-name="T1">.228<text:s/></text:span>(.229 - .230)<text:s/><text:span text:style-name="T3">.231</text:span></text:p>
          </table:table-cell>
          <table:table-cell table:style-name="ce34"/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232<text:s/></text:span>(.233 - .238)<text:s/><text:span text:style-name="T1">.239</text:span></text:p>
          </table:table-cell>
          <table:table-cell office:value-type="string" table:style-name="ce39">
            <text:p><text:span text:style-name="T1">.232<text:s/></text:span>(.233 - .234)<text:s/><text:span text:style-name="T3">.235</text:span></text:p>
          </table:table-cell>
          <table:table-cell table:style-name="ce34"/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<text:span text:style-name="T1">.236<text:s/></text:span>(.237 - .238)<text:s/><text:span text:style-name="T3">.239</text:span></text:p>
          </table:table-cell>
          <table:table-cell table:style-name="ce34"/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43">
            <text:p><text:span text:style-name="T1">.240<text:s/></text:span>(.241 - .254)<text:s/><text:span text:style-name="T3">.255</text:span></text:p>
          </table:table-cell>
          <table:table-cell office:value-type="string" table:number-columns-spanned="1" table:number-rows-spanned="2" table:style-name="ce43">
            <text:p><text:span text:style-name="T1">.240<text:s/></text:span>(.241 - .246)<text:s/><text:span text:style-name="T1">.247</text:span></text:p>
          </table:table-cell>
          <table:table-cell office:value-type="string" table:style-name="ce39">
            <text:p><text:span text:style-name="T1">.240<text:s/></text:span>(.241 - .242)<text:s/><text:span text:style-name="T3">.243</text:span></text:p>
          </table:table-cell>
          <table:table-cell table:style-name="ce34"/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<text:span text:style-name="T1">.244<text:s/></text:span>(.245 - .246)<text:s/><text:span text:style-name="T3">.247</text:span></text:p>
          </table:table-cell>
          <table:table-cell table:style-name="ce34"/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">
            <text:p><text:span text:style-name="T1">.248<text:s/></text:span>(.249 - .254)<text:s/><text:span text:style-name="T1">.255</text:span></text:p>
          </table:table-cell>
          <table:table-cell office:value-type="string" table:style-name="ce40">
            <text:p><text:span text:style-name="T1">.248<text:s/></text:span>(.249 - .250)<text:s/><text:span text:style-name="T3">.251</text:span></text:p>
          </table:table-cell>
          <table:table-cell table:style-name="ce34"/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<text:span text:style-name="T1">.252<text:s/></text:span>(.253 - .254)<text:s/><text:span text:style-name="T3">.255</text:span></text:p>
          </table:table-cell>
          <table:table-cell table:style-name="ce34"/>
          <table:table-cell table:number-columns-repeated="16376"/>
        </table:table-row>
        <table:table-row table:number-rows-repeated="1048504" table:style-name="ro11">
          <table:table-cell table:number-columns-repeated="16384"/>
        </table:table-row>
      </table:table>
      <table:table table:name="grafico_vlsm" table:style-name="ta1">
        <table:shapes>
          <draw:frame draw:z-index="1" draw:id="id1" draw:style-name="a1" draw:name="Gráfico 1" svg:x="5.40906in" svg:y="0in" svg:width="7.0878in" svg:height="6.5283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9">
          <table:table-cell office:value-type="string" table:style-name="ce19">
            <text:p>Prefixo da sub-rede original</text:p>
          </table:table-cell>
          <table:table-cell table:style-name="ce20"/>
          <table:table-cell table:style-name="ce1"/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9">
            <text:p>Prefixo das novas sub-redes</text:p>
          </table:table-cell>
          <table:table-cell table:style-name="ce20"/>
          <table:table-cell table:style-name="ce21"/>
          <table:table-cell office:value-type="float" office:value="27" table:style-name="ce22">
            <text:p>27</text:p>
          </table:table-cell>
          <table:table-cell table:number-columns-repeated="16380" table:style-name="ce1"/>
        </table:table-row>
        <table:table-row table:style-name="ro5">
          <table:table-cell table:number-columns-repeated="2" table:style-name="ce20"/>
          <table:table-cell table:number-columns-repeated="16382" table:style-name="ce1"/>
        </table:table-row>
        <table:table-row table:style-name="ro9">
          <table:table-cell office:value-type="string" table:style-name="ce19">
            <text:p>Quantos bits “emprestados”?</text:p>
          </table:table-cell>
          <table:table-cell table:style-name="ce20"/>
          <table:table-cell table:style-name="ce1"/>
          <table:table-cell office:value-type="float" office:value="3" table:formula="of:=[.D2]-[.D1]" table:style-name="ce11">
            <text:p>3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23">
            <text:p>Quantidade de sub-redes?</text:p>
          </table:table-cell>
          <table:table-cell table:number-columns-repeated="2" table:style-name="ce1"/>
          <table:table-cell office:value-type="float" office:value="8" table:formula="of:=2^[.D4]" table:style-name="ce11">
            <text:p>8</text:p>
          </table:table-cell>
          <table:table-cell table:number-columns-repeated="16380" table:style-name="ce1"/>
        </table:table-row>
        <table:table-row table:number-rows-repeated="2" table:style-name="ro5">
          <table:table-cell table:number-columns-repeated="16384"/>
        </table:table-row>
        <table:table-row table:style-name="ro10">
          <table:table-cell office:value-type="string" table:style-name="ce47">
            <text:p>Sub-Rede</text:p>
          </table:table-cell>
          <table:table-cell office:value-type="string" table:style-name="ce47">
            <text:p>Total Hosts</text:p>
          </table:table-cell>
          <table:table-cell office:value-type="string" table:style-name="ce47">
            <text:p>End. Rede</text:p>
          </table:table-cell>
          <table:table-cell office:value-type="string" table:style-name="ce47">
            <text:p>Broadcast</text:p>
          </table:table-cell>
          <table:table-cell table:style-name="ce48"/>
          <table:table-cell table:number-columns-repeated="16379"/>
        </table:table-row>
        <table:table-row table:style-name="ro10">
          <table:table-cell office:value-type="float" office:value="0" table:style-name="ce51">
            <text:p>0</text:p>
          </table:table-cell>
          <table:table-cell office:value-type="float" office:value="64" table:style-name="ce51">
            <text:p>64</text:p>
          </table:table-cell>
          <table:table-cell office:value-type="float" office:value="0" table:formula="of:=[.A9]*[.B9]" table:style-name="ce51">
            <text:p>0</text:p>
          </table:table-cell>
          <table:table-cell office:value-type="float" office:value="63" table:formula="of:=[.A9]*[.B9]+[.B9]-1" table:style-name="ce51">
            <text:p>63</text:p>
          </table:table-cell>
          <table:table-cell office:value-type="string" table:style-name="ce48">
            <text:p>Matriz</text:p>
          </table:table-cell>
          <table:table-cell table:number-columns-repeated="16379"/>
        </table:table-row>
        <table:table-row table:style-name="ro10">
          <table:table-cell office:value-type="float" office:value="1" table:style-name="ce49">
            <text:p>1</text:p>
          </table:table-cell>
          <table:table-cell office:value-type="float" office:value="32" table:formula="of:=IF([.$D$5]&gt;=2;2^(8-[.$D$4]);&quot;&quot;)" table:style-name="ce49">
            <text:p>32</text:p>
          </table:table-cell>
          <table:table-cell office:value-type="float" office:value="32" table:formula="of:=IF([.B10]&lt;&gt;&quot;&quot;;[.C9]+[.B10];&quot;&quot;)" table:style-name="ce49">
            <text:p>32</text:p>
          </table:table-cell>
          <table:table-cell office:value-type="float" office:value="95" table:formula="of:=IF([.B10]&lt;&gt;&quot;&quot;;[.D9]+[.B10];&quot;&quot;)" table:style-name="ce49">
            <text:p>95</text:p>
          </table:table-cell>
          <table:table-cell office:value-type="string" table:style-name="ce48">
            <text:p>Filial1</text:p>
          </table:table-cell>
          <table:table-cell table:number-columns-repeated="16379"/>
        </table:table-row>
        <table:table-row table:style-name="ro10">
          <table:table-cell office:value-type="float" office:value="2" table:style-name="ce49">
            <text:p>2</text:p>
          </table:table-cell>
          <table:table-cell office:value-type="float" office:value="32" table:formula="of:=IF([.$D$5]&gt;=4;2^(8-[.$D$4]);&quot;&quot;)" table:style-name="ce49">
            <text:p>32</text:p>
          </table:table-cell>
          <table:table-cell office:value-type="float" office:value="64" table:formula="of:=IF([.B11]&lt;&gt;&quot;&quot;;[.C10]+[.B11];&quot;&quot;)" table:style-name="ce49">
            <text:p>64</text:p>
          </table:table-cell>
          <table:table-cell office:value-type="float" office:value="127" table:formula="of:=IF([.B11]&lt;&gt;&quot;&quot;;[.D10]+[.B11];&quot;&quot;)" table:style-name="ce49">
            <text:p>127</text:p>
          </table:table-cell>
          <table:table-cell office:value-type="string" table:style-name="ce48">
            <text:p>Filial2</text:p>
          </table:table-cell>
          <table:table-cell table:number-columns-repeated="16379"/>
        </table:table-row>
        <table:table-row table:style-name="ro10">
          <table:table-cell office:value-type="float" office:value="3" table:style-name="ce49">
            <text:p>3</text:p>
          </table:table-cell>
          <table:table-cell office:value-type="float" office:value="32" table:formula="of:=IF([.$D$5]&gt;=4;2^(8-[.$D$4]);&quot;&quot;)" table:style-name="ce49">
            <text:p>32</text:p>
          </table:table-cell>
          <table:table-cell office:value-type="float" office:value="96" table:formula="of:=IF([.B12]&lt;&gt;&quot;&quot;;[.C11]+[.B12];&quot;&quot;)" table:style-name="ce49">
            <text:p>96</text:p>
          </table:table-cell>
          <table:table-cell office:value-type="float" office:value="159" table:formula="of:=IF([.B12]&lt;&gt;&quot;&quot;;[.D11]+[.B12];&quot;&quot;)" table:style-name="ce49">
            <text:p>159</text:p>
          </table:table-cell>
          <table:table-cell office:value-type="string" table:style-name="ce48">
            <text:p>Filial3</text:p>
          </table:table-cell>
          <table:table-cell table:number-columns-repeated="16379"/>
        </table:table-row>
        <table:table-row table:style-name="ro10">
          <table:table-cell office:value-type="float" office:value="4" table:style-name="ce50">
            <text:p>4</text:p>
          </table:table-cell>
          <table:table-cell office:value-type="float" office:value="32" table:formula="of:=IF([.$D$5]&gt;=8;2^(8-[.$D$4]);&quot;&quot;)" table:style-name="ce50">
            <text:p>32</text:p>
          </table:table-cell>
          <table:table-cell office:value-type="float" office:value="128" table:formula="of:=IF([.B13]&lt;&gt;&quot;&quot;;[.C12]+[.B13];&quot;&quot;)" table:style-name="ce50">
            <text:p>128</text:p>
          </table:table-cell>
          <table:table-cell office:value-type="float" office:value="191" table:formula="of:=IF([.B13]&lt;&gt;&quot;&quot;;[.D12]+[.B13];&quot;&quot;)" table:style-name="ce50">
            <text:p>191</text:p>
          </table:table-cell>
          <table:table-cell office:value-type="string" table:style-name="ce48">
            <text:p>Filial4</text:p>
          </table:table-cell>
          <table:table-cell table:number-columns-repeated="16379"/>
        </table:table-row>
        <table:table-row table:style-name="ro10">
          <table:table-cell office:value-type="float" office:value="5" table:style-name="ce52">
            <text:p>5</text:p>
          </table:table-cell>
          <table:table-cell office:value-type="float" office:value="32" table:formula="of:=IF([.$D$5]&gt;=8;2^(8-[.$D$4]);&quot;&quot;)" table:style-name="ce52">
            <text:p>32</text:p>
          </table:table-cell>
          <table:table-cell office:value-type="float" office:value="192" table:style-name="ce52">
            <text:p>192</text:p>
          </table:table-cell>
          <table:table-cell office:value-type="float" office:value="223" table:formula="of:=IF([.B14]&lt;&gt;&quot;&quot;;[.D13]+[.B14];&quot;&quot;)" table:style-name="ce52">
            <text:p>223</text:p>
          </table:table-cell>
          <table:table-cell office:value-type="string" table:style-name="ce48">
            <text:p>Livre</text:p>
          </table:table-cell>
          <table:table-cell table:number-columns-repeated="16379"/>
        </table:table-row>
        <table:table-row table:style-name="ro10">
          <table:table-cell office:value-type="float" office:value="6" table:style-name="ce53">
            <text:p>6</text:p>
          </table:table-cell>
          <table:table-cell office:value-type="float" office:value="2" table:style-name="ce53">
            <text:p>2</text:p>
          </table:table-cell>
          <table:table-cell office:value-type="float" office:value="224" table:style-name="ce53">
            <text:p>224</text:p>
          </table:table-cell>
          <table:table-cell office:value-type="float" office:value="227" table:style-name="ce53">
            <text:p>227</text:p>
          </table:table-cell>
          <table:table-cell office:value-type="string" table:style-name="ce48">
            <text:p>pb-vit</text:p>
          </table:table-cell>
          <table:table-cell table:number-columns-repeated="16379"/>
        </table:table-row>
        <table:table-row table:style-name="ro10">
          <table:table-cell office:value-type="float" office:value="7" table:style-name="ce54">
            <text:p>7</text:p>
          </table:table-cell>
          <table:table-cell office:value-type="float" office:value="2" table:style-name="ce54">
            <text:p>2</text:p>
          </table:table-cell>
          <table:table-cell office:value-type="float" office:value="228" table:style-name="ce54">
            <text:p>228</text:p>
          </table:table-cell>
          <table:table-cell office:value-type="float" office:value="231" table:style-name="ce54">
            <text:p>231</text:p>
          </table:table-cell>
          <table:table-cell office:value-type="string" table:style-name="ce48">
            <text:p>vit-fb</text:p>
          </table:table-cell>
          <table:table-cell table:number-columns-repeated="16379"/>
        </table:table-row>
        <table:table-row table:style-name="ro10">
          <table:table-cell office:value-type="float" office:value="8" table:style-name="ce53">
            <text:p>8</text:p>
          </table:table-cell>
          <table:table-cell office:value-type="float" office:value="2" table:style-name="ce53">
            <text:p>2</text:p>
          </table:table-cell>
          <table:table-cell office:value-type="float" office:value="232" table:style-name="ce53">
            <text:p>232</text:p>
          </table:table-cell>
          <table:table-cell office:value-type="float" office:value="235" table:style-name="ce53">
            <text:p>235</text:p>
          </table:table-cell>
          <table:table-cell office:value-type="string" table:style-name="ce48">
            <text:p>fb-ita</text:p>
          </table:table-cell>
          <table:table-cell table:number-columns-repeated="16379"/>
        </table:table-row>
        <table:table-row table:style-name="ro10">
          <table:table-cell office:value-type="float" office:value="9" table:style-name="ce53">
            <text:p>9</text:p>
          </table:table-cell>
          <table:table-cell office:value-type="float" office:value="2" table:style-name="ce53">
            <text:p>2</text:p>
          </table:table-cell>
          <table:table-cell office:value-type="float" office:value="236" table:style-name="ce53">
            <text:p>236</text:p>
          </table:table-cell>
          <table:table-cell office:value-type="float" office:value="239" table:style-name="ce53">
            <text:p>239</text:p>
          </table:table-cell>
          <table:table-cell office:value-type="string" table:style-name="ce48">
            <text:p>ita-pb</text:p>
          </table:table-cell>
          <table:table-cell table:number-columns-repeated="16379"/>
        </table:table-row>
        <table:table-row table:style-name="ro10">
          <table:table-cell office:value-type="float" office:value="10" table:style-name="ce53">
            <text:p>10</text:p>
          </table:table-cell>
          <table:table-cell office:value-type="float" office:value="2" table:style-name="ce53">
            <text:p>2</text:p>
          </table:table-cell>
          <table:table-cell office:value-type="float" office:value="240" table:style-name="ce53">
            <text:p>240</text:p>
          </table:table-cell>
          <table:table-cell office:value-type="float" office:value="243" table:style-name="ce53">
            <text:p>243</text:p>
          </table:table-cell>
          <table:table-cell office:value-type="string" table:style-name="ce48">
            <text:p>ita-cv</text:p>
          </table:table-cell>
          <table:table-cell table:number-columns-repeated="16379"/>
        </table:table-row>
        <table:table-row table:style-name="ro10">
          <table:table-cell office:value-type="float" office:value="11" table:style-name="ce52">
            <text:p>11</text:p>
          </table:table-cell>
          <table:table-cell office:value-type="float" office:value="4" table:style-name="ce52">
            <text:p>4</text:p>
          </table:table-cell>
          <table:table-cell office:value-type="float" office:value="244" table:style-name="ce52">
            <text:p>244</text:p>
          </table:table-cell>
          <table:table-cell office:value-type="float" office:value="247" table:formula="of:=IF([.B20]&lt;&gt;&quot;&quot;;[.D19]+[.B20];&quot;&quot;)" table:style-name="ce52">
            <text:p>247</text:p>
          </table:table-cell>
          <table:table-cell office:value-type="string" table:number-columns-spanned="1" table:number-rows-spanned="3" table:style-name="ce55">
            <text:p>Livre</text:p>
          </table:table-cell>
          <table:table-cell table:number-columns-repeated="16379"/>
        </table:table-row>
        <table:table-row table:style-name="ro10">
          <table:table-cell office:value-type="float" office:value="12" table:style-name="ce52">
            <text:p>12</text:p>
          </table:table-cell>
          <table:table-cell office:value-type="float" office:value="4" table:style-name="ce52">
            <text:p>4</text:p>
          </table:table-cell>
          <table:table-cell office:value-type="float" office:value="248" table:formula="of:=IF([.B21]&lt;&gt;&quot;&quot;;[.C20]+[.B21];&quot;&quot;)" table:style-name="ce52">
            <text:p>248</text:p>
          </table:table-cell>
          <table:table-cell office:value-type="float" office:value="251" table:formula="of:=IF([.B21]&lt;&gt;&quot;&quot;;[.D20]+[.B21];&quot;&quot;)" table:style-name="ce52">
            <text:p>251</text:p>
          </table:table-cell>
          <table:covered-table-cell/>
          <table:table-cell table:number-columns-repeated="16379"/>
        </table:table-row>
        <table:table-row table:style-name="ro10">
          <table:table-cell office:value-type="float" office:value="13" table:style-name="ce52">
            <text:p>13</text:p>
          </table:table-cell>
          <table:table-cell office:value-type="float" office:value="4" table:style-name="ce52">
            <text:p>4</text:p>
          </table:table-cell>
          <table:table-cell office:value-type="float" office:value="252" table:formula="of:=IF([.B22]&lt;&gt;&quot;&quot;;[.C21]+[.B22];&quot;&quot;)" table:style-name="ce52">
            <text:p>252</text:p>
          </table:table-cell>
          <table:table-cell office:value-type="float" office:value="255" table:formula="of:=IF([.B22]&lt;&gt;&quot;&quot;;[.D21]+[.B22];&quot;&quot;)" table:style-name="ce52">
            <text:p>255</text:p>
          </table:table-cell>
          <table:covered-table-cell/>
          <table:table-cell table:number-columns-repeated="16379"/>
        </table:table-row>
        <table:table-row table:style-name="ro10">
          <table:table-cell table:style-name="ce48"/>
          <table:table-cell table:number-columns-repeated="16383" table:style-name="ce1"/>
        </table:table-row>
        <table:table-row table:style-name="ro10">
          <table:table-cell table:number-columns-repeated="4" table:style-name="ce1"/>
          <table:table-cell table:style-name="ce48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dc:creator>Daniel</dc:creator>
    <meta:creation-date>2020-08-18T16:31:50Z</meta:creation-date>
    <dc:date>2021-11-16T22:04:27Z</dc:date>
    <meta:editing-cycles>24</meta:editing-cycles>
    <meta:editing-duration>PT1008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314004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  <style:style style:family="chart" style:name="G0S0P10">
      <style:graphic-properties draw:fill="solid" draw:fill-color="#c5000b" draw:opacity="100%" draw:stroke="none"/>
    </style:style>
    <style:style style:family="chart" style:name="G0S0P11">
      <style:graphic-properties draw:fill="solid" draw:fill-color="#0084d1" draw:opacity="100%" draw:stroke="none"/>
    </style:style>
    <style:style style:family="chart" style:name="G0S0P12">
      <style:graphic-properties draw:fill="solid" draw:fill-color="#004586" draw:opacity="100%" draw:stroke="none"/>
    </style:style>
    <style:style style:family="chart" style:name="G0S0P13">
      <style:graphic-properties draw:fill="solid" draw:fill-color="#ff420e" draw:opacity="100%" draw:stroke="none"/>
    </style:style>
  </office:automatic-styles>
  <office:body>
    <office:chart>
      <chart:chart chart:class="chart:circle" svg:height="470.0411811023622pt" svg:width="510.3215748031496pt" chart:style-name="Crt0">
        <chart:title svg:x="128.7990551181102pt" svg:y="11.53629921259843pt" chart:style-name="CT00">
          <text:p text:style-name="a0" text:class-names="" text:cond-style-name="">Gráfico de sub-redes</text:p>
        </chart:title>
        <chart:plot-area svg:x="72.6479527559055pt" svg:y="94.33133858267716pt" svg:width="362.8148031496062pt" svg:height="362.8412598425197pt" chart:style-name="Plt0">
          <chart:axis chart:dimension="x">
            <chart:categories table:cell-range-address="grafico.$A$9:.$A$22"/>
          </chart:axis>
          <chart:axis chart:dimension="y"/>
          <chart:series chart:label-cell-address="grafico.$B$8" chart:values-cell-range-address="grafico.$B$9:.$B$2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15">
      <style:graphic-properties draw:fill="solid" draw:fill-color="#579d1c" draw:opacity="100%" draw:stroke="none"/>
    </style:style>
    <style:style style:family="chart" style:name="G0S0P16">
      <style:graphic-properties draw:fill="solid" draw:fill-color="#84aedc" draw:opacity="100%" draw:stroke="none"/>
    </style:style>
    <style:style style:family="chart" style:name="G0S0P17">
      <style:graphic-properties draw:fill="solid" draw:fill-color="#90bb7a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314004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  <style:style style:family="chart" style:name="G0S0P10">
      <style:graphic-properties draw:fill="solid" draw:fill-color="#c5000b" draw:opacity="100%" draw:stroke="none"/>
    </style:style>
    <style:style style:family="chart" style:name="G0S0P11">
      <style:graphic-properties draw:fill="solid" draw:fill-color="#0084d1" draw:opacity="100%" draw:stroke="none"/>
    </style:style>
    <style:style style:family="chart" style:name="G0S0P12">
      <style:graphic-properties draw:fill="solid" draw:fill-color="#004586" draw:opacity="100%" draw:stroke="none"/>
    </style:style>
    <style:style style:family="chart" style:name="G0S0P13">
      <style:graphic-properties draw:fill="solid" draw:fill-color="#ff420e" draw:opacity="100%" draw:stroke="none"/>
    </style:style>
    <style:style style:family="chart" style:name="G0S0P14">
      <style:graphic-properties draw:fill="solid" draw:fill-color="#ffd320" draw:opacity="100%" draw:stroke="none"/>
    </style:style>
  </office:automatic-styles>
  <office:body>
    <office:chart>
      <chart:chart chart:class="chart:circle" svg:height="470.0411811023622pt" svg:width="510.3215748031496pt" chart:style-name="Crt0">
        <chart:title svg:x="128.7990551181102pt" svg:y="11.59299212598425pt" chart:style-name="CT00">
          <text:p text:style-name="a0" text:class-names="" text:cond-style-name="">Gráfico de sub-redes</text:p>
        </chart:title>
        <chart:plot-area svg:x="72.6479527559055pt" svg:y="90.27803149606299pt" svg:width="362.8148031496062pt" svg:height="366.8946456692913pt" chart:style-name="Plt0">
          <chart:axis chart:dimension="x">
            <chart:categories table:cell-range-address="grafico_vlsm.$A$9:.$A$26"/>
          </chart:axis>
          <chart:axis chart:dimension="y"/>
          <chart:series chart:label-cell-address="grafico_vlsm.$B$8" chart:values-cell-range-address="grafico_vlsm.$B$9:.$B$2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